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79mm"/>
    </style:style>
    <style:style style:name="co2" style:family="table-column">
      <style:table-column-properties fo:break-before="auto" style:column-width="24.39mm"/>
    </style:style>
    <style:style style:name="co3" style:family="table-column">
      <style:table-column-properties fo:break-before="auto" style:column-width="16.86mm"/>
    </style:style>
    <style:style style:name="co4" style:family="table-column">
      <style:table-column-properties fo:break-before="auto" style:column-width="9.74mm"/>
    </style:style>
    <style:style style:name="co5" style:family="table-column">
      <style:table-column-properties fo:break-before="auto" style:column-width="50.38mm"/>
    </style:style>
    <style:style style:name="co6" style:family="table-column">
      <style:table-column-properties fo:break-before="auto" style:column-width="14.13mm"/>
    </style:style>
    <style:style style:name="co7" style:family="table-column">
      <style:table-column-properties fo:break-before="auto" style:column-width="16.44mm"/>
    </style:style>
    <style:style style:name="co8" style:family="table-column">
      <style:table-column-properties fo:break-before="auto" style:column-width="14.55mm"/>
    </style:style>
    <style:style style:name="co9" style:family="table-column">
      <style:table-column-properties fo:break-before="auto" style:column-width="251.0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1.36mm"/>
    </style:style>
    <style:style style:name="co12" style:family="table-column">
      <style:table-column-properties fo:break-before="auto" style:column-width="22.37mm"/>
    </style:style>
    <style:style style:name="co13" style:family="table-column">
      <style:table-column-properties fo:break-before="auto" style:column-width="47.06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6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34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34">
      <style:table-cell-properties fo:wrap-option="no-wrap"/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34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7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7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Default"/>
        <table:table-column table:style-name="co7" table:default-cell-style-name="ce5"/>
        <table:table-column table:style-name="co8" table:default-cell-style-name="ce40"/>
        <table:table-column table:style-name="co9" table:default-cell-style-name="ce33"/>
        <table:table-column table:style-name="co10" table:default-cell-style-name="ce33"/>
        <table:table-column table:style-name="co10" table:number-columns-repeated="54" table:default-cell-style-name="Default"/>
        <table:table-row table:style-name="ro1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GebJahr</text:p>
          </table:table-cell>
          <table:table-cell table:style-name="ce1" office:value-type="string" calcext:value-type="string">
            <text:p>m/w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Klasse</text:p>
          </table:table-cell>
          <table:table-cell table:style-name="ce10" office:value-type="string" calcext:value-type="string">
            <text:p>Gewicht</text:p>
          </table:table-cell>
          <table:table-cell table:style-name="ce39" office:value-type="string" calcext:value-type="string">
            <text:p>Gewicht-variabel</text:p>
          </table:table-cell>
          <table:table-cell table:style-name="ce15" office:value-type="string" calcext:value-type="string">
            <text:p>Gewicht variabel Erklärung</text:p>
          </table:table-cell>
          <table:table-cell table:style-name="ce18"/>
          <table:table-cell table:style-name="ce15" table:number-columns-repeated="54"/>
        </table:table-row>
        <table:table-row table:style-name="ro2">
          <table:table-cell table:style-name="ce32" office:value-type="string" calcext:value-type="string">
            <text:p>Jörg</text:p>
          </table:table-cell>
          <table:table-cell table:style-name="ce32" office:value-type="string" calcext:value-type="string">
            <text:p>Adam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Senftenberg</text:p>
          </table:table-cell>
          <table:table-cell table:style-name="ce32" table:formula="of:=IF([.C2]&gt;=2011;&quot;U9&quot;;IF([.C2]&gt;=2009;&quot;U11&quot;;IF([.C2]&gt;=2007;&quot;U13&quot;;IF([.C2]&gt;=2005;&quot;U15&quot;;&quot;nix da!&quot;))))&amp;&quot; &quot;&amp;[.D2]&amp;&quot; &quot;" office:value-type="string" office:string-value="U15 m " calcext:value-type="string">
            <text:p>U15 m </text:p>
          </table:table-cell>
          <table:table-cell table:style-name="ce4" office:value-type="float" office:value="54.3" calcext:value-type="float">
            <text:p>54,3</text:p>
          </table:table-cell>
          <table:table-cell table:style-name="ce32" table:formula="of:=RANDBETWEEN(34;67)&amp;&quot;,&quot;&amp;RANDBETWEEN(1;9)" office:value-type="string" office:string-value="39,7" calcext:value-type="string">
            <text:p>39,7</text:p>
          </table:table-cell>
          <table:table-cell table:style-name="Default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alf</text:p>
          </table:table-cell>
          <table:table-cell table:style-name="ce32" office:value-type="string" calcext:value-type="string">
            <text:p>Albrecht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SC Asahi Spremberg</text:p>
          </table:table-cell>
          <table:table-cell table:style-name="ce32" table:formula="of:=IF([.C3]&gt;=2011;&quot;U9&quot;;IF([.C3]&gt;=2009;&quot;U11&quot;;IF([.C3]&gt;=2007;&quot;U13&quot;;IF([.C3]&gt;=2005;&quot;U15&quot;;&quot;nix da!&quot;))))&amp;&quot; &quot;&amp;[.D3]&amp;&quot; &quot;" office:value-type="string" office:string-value="U11 m " calcext:value-type="string">
            <text:p>U11 m </text:p>
          </table:table-cell>
          <table:table-cell table:style-name="ce32" office:value-type="float" office:value="41.1" calcext:value-type="float">
            <text:p>41,1</text:p>
          </table:table-cell>
          <table:table-cell table:style-name="ce32" table:formula="of:=RANDBETWEEN(23.1;47.9)&amp;&quot;,&quot;&amp;RANDBETWEEN(1;9)" office:value-type="string" office:string-value="40,8" calcext:value-type="string">
            <text:p>40,8</text:p>
          </table:table-cell>
          <table:table-cell table:style-name="ce16" office:value-type="string" calcext:value-type="string">
            <text:p>Diese Spalte erzeugt nach Gewichtsklasse vorgesehene zufällige Gewichtsangaben.</text:p>
          </table:table-cell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ton</text:p>
          </table:table-cell>
          <table:table-cell table:style-name="ce32" office:value-type="string" calcext:value-type="string">
            <text:p>Anderso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UJKC Potsdam</text:p>
          </table:table-cell>
          <table:table-cell table:style-name="ce32" table:formula="of:=IF([.C4]&gt;=2011;&quot;U9&quot;;IF([.C4]&gt;=2009;&quot;U11&quot;;IF([.C4]&gt;=2007;&quot;U13&quot;;IF([.C4]&gt;=2005;&quot;U15&quot;;&quot;nix da!&quot;))))&amp;&quot; &quot;&amp;[.D4]&amp;&quot; &quot;" office:value-type="string" office:string-value="U9 m " calcext:value-type="string">
            <text:p>U9 m </text:p>
          </table:table-cell>
          <table:table-cell table:style-name="ce4" office:value-type="float" office:value="21.3" calcext:value-type="float">
            <text:p>21,3</text:p>
          </table:table-cell>
          <table:table-cell table:style-name="ce32" table:formula="of:=RANDBETWEEN(18;38)&amp;&quot;,&quot;&amp;RANDBETWEEN(1;9)" office:value-type="string" office:string-value="30,5" calcext:value-type="string">
            <text:p>30,5</text:p>
          </table:table-cell>
          <table:table-cell table:style-name="ce16" office:value-type="string" calcext:value-type="string">
            <text:p>Diese Daten müssen kopiert und ohne Formel in die Gewichtsspalte eingetragen werden, wenn feste Gewichtsangaben benötigt werden. Ansonsten ändert sich das Gewicht immer wieder.</text:p>
          </table:table-cell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rbert</text:p>
          </table:table-cell>
          <table:table-cell table:style-name="ce32" office:value-type="string" calcext:value-type="string">
            <text:p>Armold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Ludwigsfelde e.V.</text:p>
          </table:table-cell>
          <table:table-cell table:style-name="ce32" table:formula="of:=IF([.C5]&gt;=2011;&quot;U9&quot;;IF([.C5]&gt;=2009;&quot;U11&quot;;IF([.C5]&gt;=2007;&quot;U13&quot;;IF([.C5]&gt;=2005;&quot;U15&quot;;&quot;nix da!&quot;))))&amp;&quot; &quot;&amp;[.D5]&amp;&quot; &quot;" office:value-type="string" office:string-value="U15 m " calcext:value-type="string">
            <text:p>U15 m </text:p>
          </table:table-cell>
          <table:table-cell table:style-name="ce4" office:value-type="float" office:value="57.2" calcext:value-type="float">
            <text:p>57,2</text:p>
          </table:table-cell>
          <table:table-cell table:style-name="ce32" table:formula="of:=RANDBETWEEN(34;67)&amp;&quot;,&quot;&amp;RANDBETWEEN(1;9)" office:value-type="string" office:string-value="66,6" calcext:value-type="string">
            <text:p>66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Florian</text:p>
          </table:table-cell>
          <table:table-cell table:style-name="ce32" office:value-type="string" calcext:value-type="string">
            <text:p>Arndt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uzushi Lübben</text:p>
          </table:table-cell>
          <table:table-cell table:style-name="ce32" table:formula="of:=IF([.C6]&gt;=2011;&quot;U9&quot;;IF([.C6]&gt;=2009;&quot;U11&quot;;IF([.C6]&gt;=2007;&quot;U13&quot;;IF([.C6]&gt;=2005;&quot;U15&quot;;&quot;nix da!&quot;))))&amp;&quot; &quot;&amp;[.D6]&amp;&quot; &quot;" office:value-type="string" office:string-value="U9 m " calcext:value-type="string">
            <text:p>U9 m </text:p>
          </table:table-cell>
          <table:table-cell table:style-name="ce4" office:value-type="float" office:value="28.4" calcext:value-type="float">
            <text:p>28,4</text:p>
          </table:table-cell>
          <table:table-cell table:style-name="ce32" table:formula="of:=RANDBETWEEN(18;38)&amp;&quot;,&quot;&amp;RANDBETWEEN(1;9)" office:value-type="string" office:string-value="21,1" calcext:value-type="string">
            <text:p>21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Werner</text:p>
          </table:table-cell>
          <table:table-cell table:style-name="ce32" office:value-type="string" calcext:value-type="string">
            <text:p>Bachmann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SG Stahl Eisenhüttenstadt</text:p>
          </table:table-cell>
          <table:table-cell table:style-name="ce32" table:formula="of:=IF([.C7]&gt;=2011;&quot;U9&quot;;IF([.C7]&gt;=2009;&quot;U11&quot;;IF([.C7]&gt;=2007;&quot;U13&quot;;IF([.C7]&gt;=2005;&quot;U15&quot;;&quot;nix da!&quot;))))&amp;&quot; &quot;&amp;[.D7]&amp;&quot; &quot;" office:value-type="string" office:string-value="U9 m " calcext:value-type="string">
            <text:p>U9 m </text:p>
          </table:table-cell>
          <table:table-cell table:style-name="ce4" office:value-type="float" office:value="26.8" calcext:value-type="float">
            <text:p>26,8</text:p>
          </table:table-cell>
          <table:table-cell table:style-name="ce32" table:formula="of:=RANDBETWEEN(18;38)&amp;&quot;,&quot;&amp;RANDBETWEEN(1;9)" office:value-type="string" office:string-value="27,4" calcext:value-type="string">
            <text:p>27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akob</text:p>
          </table:table-cell>
          <table:table-cell table:style-name="ce32" office:value-type="string" calcext:value-type="string">
            <text:p>Barth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SC Asahi Spremberg</text:p>
          </table:table-cell>
          <table:table-cell table:style-name="ce32" table:formula="of:=IF([.C8]&gt;=2011;&quot;U9&quot;;IF([.C8]&gt;=2009;&quot;U11&quot;;IF([.C8]&gt;=2007;&quot;U13&quot;;IF([.C8]&gt;=2005;&quot;U15&quot;;&quot;nix da!&quot;))))&amp;&quot; &quot;&amp;[.D8]&amp;&quot; &quot;" office:value-type="string" office:string-value="U11 m " calcext:value-type="string">
            <text:p>U11 m </text:p>
          </table:table-cell>
          <table:table-cell table:style-name="ce32" office:value-type="float" office:value="43.2" calcext:value-type="float">
            <text:p>43,2</text:p>
          </table:table-cell>
          <table:table-cell table:style-name="ce32" table:formula="of:=RANDBETWEEN(23.1;47.9)&amp;&quot;,&quot;&amp;RANDBETWEEN(1;9)" office:value-type="string" office:string-value="30,5" calcext:value-type="string">
            <text:p>30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oah</text:p>
          </table:table-cell>
          <table:table-cell table:style-name="ce32" office:value-type="string" calcext:value-type="string">
            <text:p>Baue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Kuzushi Lübben</text:p>
          </table:table-cell>
          <table:table-cell table:style-name="ce32" table:formula="of:=IF([.C9]&gt;=2011;&quot;U9&quot;;IF([.C9]&gt;=2009;&quot;U11&quot;;IF([.C9]&gt;=2007;&quot;U13&quot;;IF([.C9]&gt;=2005;&quot;U15&quot;;&quot;nix da!&quot;))))&amp;&quot; &quot;&amp;[.D9]&amp;&quot; &quot;" office:value-type="string" office:string-value="U9 w " calcext:value-type="string">
            <text:p>U9 w </text:p>
          </table:table-cell>
          <table:table-cell table:style-name="ce4" office:value-type="float" office:value="31.1" calcext:value-type="float">
            <text:p>31,1</text:p>
          </table:table-cell>
          <table:table-cell table:style-name="ce32" table:formula="of:=RANDBETWEEN(18;38)&amp;&quot;,&quot;&amp;RANDBETWEEN(1;9)" office:value-type="string" office:string-value="20,8" calcext:value-type="string">
            <text:p>20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abriele</text:p>
          </table:table-cell>
          <table:table-cell table:style-name="ce32" office:value-type="string" calcext:value-type="string">
            <text:p>Bauman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Lotos Berlin</text:p>
          </table:table-cell>
          <table:table-cell table:style-name="ce32" table:formula="of:=IF([.C10]&gt;=2011;&quot;U9&quot;;IF([.C10]&gt;=2009;&quot;U11&quot;;IF([.C10]&gt;=2007;&quot;U13&quot;;IF([.C10]&gt;=2005;&quot;U15&quot;;&quot;nix da!&quot;))))&amp;&quot; &quot;&amp;[.D10]&amp;&quot; &quot;" office:value-type="string" office:string-value="U9 w " calcext:value-type="string">
            <text:p>U9 w </text:p>
          </table:table-cell>
          <table:table-cell table:style-name="ce4" office:value-type="float" office:value="19.1" calcext:value-type="float">
            <text:p>19,1</text:p>
          </table:table-cell>
          <table:table-cell table:style-name="ce32" table:formula="of:=RANDBETWEEN(18;38)&amp;&quot;,&quot;&amp;RANDBETWEEN(1;9)" office:value-type="string" office:string-value="27,6" calcext:value-type="string">
            <text:p>27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orst</text:p>
          </table:table-cell>
          <table:table-cell table:style-name="ce32" office:value-type="string" calcext:value-type="string">
            <text:p>Bayer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uzushi Lübben</text:p>
          </table:table-cell>
          <table:table-cell table:style-name="ce32" table:formula="of:=IF([.C11]&gt;=2011;&quot;U9&quot;;IF([.C11]&gt;=2009;&quot;U11&quot;;IF([.C11]&gt;=2007;&quot;U13&quot;;IF([.C11]&gt;=2005;&quot;U15&quot;;&quot;nix da!&quot;))))&amp;&quot; &quot;&amp;[.D11]&amp;&quot; &quot;" office:value-type="string" office:string-value="U9 m " calcext:value-type="string">
            <text:p>U9 m </text:p>
          </table:table-cell>
          <table:table-cell table:style-name="ce4" office:value-type="float" office:value="22.5" calcext:value-type="float">
            <text:p>22,5</text:p>
          </table:table-cell>
          <table:table-cell table:style-name="ce32" table:formula="of:=RANDBETWEEN(18;38)&amp;&quot;,&quot;&amp;RANDBETWEEN(1;9)" office:value-type="string" office:string-value="24,2" calcext:value-type="string">
            <text:p>24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Dagmar</text:p>
          </table:table-cell>
          <table:table-cell table:style-name="ce32" office:value-type="string" calcext:value-type="string">
            <text:p>Beck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SG Dynamo Jüterbog</text:p>
          </table:table-cell>
          <table:table-cell table:style-name="ce32" table:formula="of:=IF([.C12]&gt;=2011;&quot;U9&quot;;IF([.C12]&gt;=2009;&quot;U11&quot;;IF([.C12]&gt;=2007;&quot;U13&quot;;IF([.C12]&gt;=2005;&quot;U15&quot;;&quot;nix da!&quot;))))&amp;&quot; &quot;&amp;[.D12]&amp;&quot; &quot;" office:value-type="string" office:string-value="U15 w " calcext:value-type="string">
            <text:p>U15 w </text:p>
          </table:table-cell>
          <table:table-cell table:style-name="ce4" office:value-type="float" office:value="45.3" calcext:value-type="float">
            <text:p>45,3</text:p>
          </table:table-cell>
          <table:table-cell table:style-name="ce32" table:formula="of:=RANDBETWEEN(33;64)&amp;&quot;,&quot;&amp;RANDBETWEEN(1;9)" office:value-type="string" office:string-value="34,2" calcext:value-type="string">
            <text:p>34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Kilian</text:p>
          </table:table-cell>
          <table:table-cell table:style-name="ce32" office:value-type="string" calcext:value-type="string">
            <text:p>Becker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uzushi Lübben</text:p>
          </table:table-cell>
          <table:table-cell table:style-name="ce32" table:formula="of:=IF([.C13]&gt;=2011;&quot;U9&quot;;IF([.C13]&gt;=2009;&quot;U11&quot;;IF([.C13]&gt;=2007;&quot;U13&quot;;IF([.C13]&gt;=2005;&quot;U15&quot;;&quot;nix da!&quot;))))&amp;&quot; &quot;&amp;[.D13]&amp;&quot; &quot;" office:value-type="string" office:string-value="U15 m " calcext:value-type="string">
            <text:p>U15 m </text:p>
          </table:table-cell>
          <table:table-cell table:style-name="ce4" office:value-type="float" office:value="60.3" calcext:value-type="float">
            <text:p>60,3</text:p>
          </table:table-cell>
          <table:table-cell table:style-name="ce32" table:formula="of:=RANDBETWEEN(34;67)&amp;&quot;,&quot;&amp;RANDBETWEEN(1;9)" office:value-type="string" office:string-value="56,1" calcext:value-type="string">
            <text:p>56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ichael</text:p>
          </table:table-cell>
          <table:table-cell table:style-name="ce32" office:value-type="string" calcext:value-type="string">
            <text:p>Beckmann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rankfurt/Oder</text:p>
          </table:table-cell>
          <table:table-cell table:style-name="ce32" table:formula="of:=IF([.C14]&gt;=2011;&quot;U9&quot;;IF([.C14]&gt;=2009;&quot;U11&quot;;IF([.C14]&gt;=2007;&quot;U13&quot;;IF([.C14]&gt;=2005;&quot;U15&quot;;&quot;nix da!&quot;))))&amp;&quot; &quot;&amp;[.D14]&amp;&quot; &quot;" office:value-type="string" office:string-value="U9 m " calcext:value-type="string">
            <text:p>U9 m </text:p>
          </table:table-cell>
          <table:table-cell table:style-name="ce4" office:value-type="float" office:value="28.7" calcext:value-type="float">
            <text:p>28,7</text:p>
          </table:table-cell>
          <table:table-cell table:style-name="ce32" table:formula="of:=RANDBETWEEN(18;38)&amp;&quot;,&quot;&amp;RANDBETWEEN(1;9)" office:value-type="string" office:string-value="37,6" calcext:value-type="string">
            <text:p>37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inus</text:p>
          </table:table-cell>
          <table:table-cell table:style-name="ce32" office:value-type="string" calcext:value-type="string">
            <text:p>Behrens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IPPON Kirchhain/Finsterwalde</text:p>
          </table:table-cell>
          <table:table-cell table:style-name="ce32" table:formula="of:=IF([.C15]&gt;=2011;&quot;U9&quot;;IF([.C15]&gt;=2009;&quot;U11&quot;;IF([.C15]&gt;=2007;&quot;U13&quot;;IF([.C15]&gt;=2005;&quot;U15&quot;;&quot;nix da!&quot;))))&amp;&quot; &quot;&amp;[.D15]&amp;&quot; &quot;" office:value-type="string" office:string-value="U13 m " calcext:value-type="string">
            <text:p>U13 m </text:p>
          </table:table-cell>
          <table:table-cell table:style-name="ce32" office:value-type="float" office:value="50.8" calcext:value-type="float">
            <text:p>50,8</text:p>
          </table:table-cell>
          <table:table-cell table:style-name="ce32" table:formula="of:=RANDBETWEEN(28;56)&amp;&quot;,&quot;&amp;RANDBETWEEN(1;9)" office:value-type="string" office:string-value="34,8" calcext:value-type="string">
            <text:p>34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Inge</text:p>
          </table:table-cell>
          <table:table-cell table:style-name="ce32" office:value-type="string" calcext:value-type="string">
            <text:p>Bende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C Großräschen</text:p>
          </table:table-cell>
          <table:table-cell table:style-name="ce32" table:formula="of:=IF([.C16]&gt;=2011;&quot;U9&quot;;IF([.C16]&gt;=2009;&quot;U11&quot;;IF([.C16]&gt;=2007;&quot;U13&quot;;IF([.C16]&gt;=2005;&quot;U15&quot;;&quot;nix da!&quot;))))&amp;&quot; &quot;&amp;[.D16]&amp;&quot; &quot;" office:value-type="string" office:string-value="U9 w " calcext:value-type="string">
            <text:p>U9 w </text:p>
          </table:table-cell>
          <table:table-cell table:style-name="ce4" office:value-type="float" office:value="32.6" calcext:value-type="float">
            <text:p>32,6</text:p>
          </table:table-cell>
          <table:table-cell table:style-name="ce32" table:formula="of:=RANDBETWEEN(18;38)&amp;&quot;,&quot;&amp;RANDBETWEEN(1;9)" office:value-type="string" office:string-value="38,5" calcext:value-type="string">
            <text:p>38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Daniel</text:p>
          </table:table-cell>
          <table:table-cell table:style-name="ce32" office:value-type="string" calcext:value-type="string">
            <text:p>Berg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SC Asahi Spremberg</text:p>
          </table:table-cell>
          <table:table-cell table:style-name="ce32" table:formula="of:=IF([.C17]&gt;=2011;&quot;U9&quot;;IF([.C17]&gt;=2009;&quot;U11&quot;;IF([.C17]&gt;=2007;&quot;U13&quot;;IF([.C17]&gt;=2005;&quot;U15&quot;;&quot;nix da!&quot;))))&amp;&quot; &quot;&amp;[.D17]&amp;&quot; &quot;" office:value-type="string" office:string-value="U11 m " calcext:value-type="string">
            <text:p>U11 m </text:p>
          </table:table-cell>
          <table:table-cell table:style-name="ce32" office:value-type="float" office:value="41.4" calcext:value-type="float">
            <text:p>41,4</text:p>
          </table:table-cell>
          <table:table-cell table:style-name="ce32" table:formula="of:=RANDBETWEEN(23.1;47.9)&amp;&quot;,&quot;&amp;RANDBETWEEN(1;9)" office:value-type="string" office:string-value="40,4" calcext:value-type="string">
            <text:p>40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Theo</text:p>
          </table:table-cell>
          <table:table-cell table:style-name="ce32" office:value-type="string" calcext:value-type="string">
            <text:p>Berg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Großräschen</text:p>
          </table:table-cell>
          <table:table-cell table:style-name="ce32" table:formula="of:=IF([.C18]&gt;=2011;&quot;U9&quot;;IF([.C18]&gt;=2009;&quot;U11&quot;;IF([.C18]&gt;=2007;&quot;U13&quot;;IF([.C18]&gt;=2005;&quot;U15&quot;;&quot;nix da!&quot;))))&amp;&quot; &quot;&amp;[.D18]&amp;&quot; &quot;" office:value-type="string" office:string-value="U15 m " calcext:value-type="string">
            <text:p>U15 m </text:p>
          </table:table-cell>
          <table:table-cell table:style-name="ce4" office:value-type="float" office:value="41.5" calcext:value-type="float">
            <text:p>41,5</text:p>
          </table:table-cell>
          <table:table-cell table:style-name="ce32" table:formula="of:=RANDBETWEEN(34;67)&amp;&quot;,&quot;&amp;RANDBETWEEN(1;9)" office:value-type="string" office:string-value="64,8" calcext:value-type="string">
            <text:p>64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onika</text:p>
          </table:table-cell>
          <table:table-cell table:style-name="ce32" office:value-type="string" calcext:value-type="string">
            <text:p>Bergmann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udo Team Dahme</text:p>
          </table:table-cell>
          <table:table-cell table:style-name="ce32" table:formula="of:=IF([.C19]&gt;=2011;&quot;U9&quot;;IF([.C19]&gt;=2009;&quot;U11&quot;;IF([.C19]&gt;=2007;&quot;U13&quot;;IF([.C19]&gt;=2005;&quot;U15&quot;;&quot;nix da!&quot;))))&amp;&quot; &quot;&amp;[.D19]&amp;&quot; &quot;" office:value-type="string" office:string-value="U13 w " calcext:value-type="string">
            <text:p>U13 w </text:p>
          </table:table-cell>
          <table:table-cell table:style-name="ce32" office:value-type="float" office:value="56.9" calcext:value-type="float">
            <text:p>56,9</text:p>
          </table:table-cell>
          <table:table-cell table:style-name="ce32" table:formula="of:=RANDBETWEEN(28;56)&amp;&quot;,&quot;&amp;RANDBETWEEN(1;9)" office:value-type="string" office:string-value="30,4" calcext:value-type="string">
            <text:p>30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ünter</text:p>
          </table:table-cell>
          <table:table-cell table:style-name="ce32" office:value-type="string" calcext:value-type="string">
            <text:p>Blum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udoverein Lauchhammer</text:p>
          </table:table-cell>
          <table:table-cell table:style-name="ce32" table:formula="of:=IF([.C20]&gt;=2011;&quot;U9&quot;;IF([.C20]&gt;=2009;&quot;U11&quot;;IF([.C20]&gt;=2007;&quot;U13&quot;;IF([.C20]&gt;=2005;&quot;U15&quot;;&quot;nix da!&quot;))))&amp;&quot; &quot;&amp;[.D20]&amp;&quot; &quot;" office:value-type="string" office:string-value="U9 m " calcext:value-type="string">
            <text:p>U9 m </text:p>
          </table:table-cell>
          <table:table-cell table:style-name="ce4" office:value-type="float" office:value="26.5" calcext:value-type="float">
            <text:p>26,5</text:p>
          </table:table-cell>
          <table:table-cell table:style-name="ce32" table:formula="of:=RANDBETWEEN(18;38)&amp;&quot;,&quot;&amp;RANDBETWEEN(1;9)" office:value-type="string" office:string-value="23,4" calcext:value-type="string">
            <text:p>23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Ursula</text:p>
          </table:table-cell>
          <table:table-cell table:style-name="ce32" office:value-type="string" calcext:value-type="string">
            <text:p>Böhm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udoverein Lauchhammer</text:p>
          </table:table-cell>
          <table:table-cell table:style-name="ce32" table:formula="of:=IF([.C21]&gt;=2011;&quot;U9&quot;;IF([.C21]&gt;=2009;&quot;U11&quot;;IF([.C21]&gt;=2007;&quot;U13&quot;;IF([.C21]&gt;=2005;&quot;U15&quot;;&quot;nix da!&quot;))))&amp;&quot; &quot;&amp;[.D21]&amp;&quot; &quot;" office:value-type="string" office:string-value="U11 w " calcext:value-type="string">
            <text:p>U11 w </text:p>
          </table:table-cell>
          <table:table-cell table:style-name="ce32" office:value-type="float" office:value="48.1" calcext:value-type="float">
            <text:p>48,1</text:p>
          </table:table-cell>
          <table:table-cell table:style-name="ce32" table:formula="of:=RANDBETWEEN(24.1;49.9)&amp;&quot;,&quot;&amp;RANDBETWEEN(1;9)" office:value-type="string" office:string-value="44,7" calcext:value-type="string">
            <text:p>44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arbara</text:p>
          </table:table-cell>
          <table:table-cell table:style-name="ce32" office:value-type="string" calcext:value-type="string">
            <text:p>Böttch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SG Humboldt Berlin</text:p>
          </table:table-cell>
          <table:table-cell table:style-name="ce32" table:formula="of:=IF([.C22]&gt;=2011;&quot;U9&quot;;IF([.C22]&gt;=2009;&quot;U11&quot;;IF([.C22]&gt;=2007;&quot;U13&quot;;IF([.C22]&gt;=2005;&quot;U15&quot;;&quot;nix da!&quot;))))&amp;&quot; &quot;&amp;[.D22]&amp;&quot; &quot;" office:value-type="string" office:string-value="U15 w " calcext:value-type="string">
            <text:p>U15 w </text:p>
          </table:table-cell>
          <table:table-cell table:style-name="ce4" office:value-type="float" office:value="45.9" calcext:value-type="float">
            <text:p>45,9</text:p>
          </table:table-cell>
          <table:table-cell table:style-name="ce32" table:formula="of:=RANDBETWEEN(33;64)&amp;&quot;,&quot;&amp;RANDBETWEEN(1;9)" office:value-type="string" office:string-value="54,9" calcext:value-type="string">
            <text:p>54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una</text:p>
          </table:table-cell>
          <table:table-cell table:style-name="ce32" office:value-type="string" calcext:value-type="string">
            <text:p>Brandt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lau-Weiß Vetschau</text:p>
          </table:table-cell>
          <table:table-cell table:style-name="ce32" table:formula="of:=IF([.C23]&gt;=2011;&quot;U9&quot;;IF([.C23]&gt;=2009;&quot;U11&quot;;IF([.C23]&gt;=2007;&quot;U13&quot;;IF([.C23]&gt;=2005;&quot;U15&quot;;&quot;nix da!&quot;))))&amp;&quot; &quot;&amp;[.D23]&amp;&quot; &quot;" office:value-type="string" office:string-value="U9 w " calcext:value-type="string">
            <text:p>U9 w </text:p>
          </table:table-cell>
          <table:table-cell table:style-name="ce4" office:value-type="float" office:value="30.8" calcext:value-type="float">
            <text:p>30,8</text:p>
          </table:table-cell>
          <table:table-cell table:style-name="ce32" table:formula="of:=RANDBETWEEN(18;38)&amp;&quot;,&quot;&amp;RANDBETWEEN(1;9)" office:value-type="string" office:string-value="35,1" calcext:value-type="string">
            <text:p>35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Brinkmann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ok Zernsdorf</text:p>
          </table:table-cell>
          <table:table-cell table:style-name="ce32" table:formula="of:=IF([.C24]&gt;=2011;&quot;U9&quot;;IF([.C24]&gt;=2009;&quot;U11&quot;;IF([.C24]&gt;=2007;&quot;U13&quot;;IF([.C24]&gt;=2005;&quot;U15&quot;;&quot;nix da!&quot;))))&amp;&quot; &quot;&amp;[.D24]&amp;&quot; &quot;" office:value-type="string" office:string-value="U11 m " calcext:value-type="string">
            <text:p>U11 m </text:p>
          </table:table-cell>
          <table:table-cell table:style-name="ce32" office:value-type="float" office:value="37.5" calcext:value-type="float">
            <text:p>37,5</text:p>
          </table:table-cell>
          <table:table-cell table:style-name="ce32" table:formula="of:=RANDBETWEEN(23.1;47.9)&amp;&quot;,&quot;&amp;RANDBETWEEN(1;9)" office:value-type="string" office:string-value="38,6" calcext:value-type="string">
            <text:p>38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ärbel</text:p>
          </table:table-cell>
          <table:table-cell table:style-name="ce32" office:value-type="string" calcext:value-type="string">
            <text:p>Brown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udo Team Dahme</text:p>
          </table:table-cell>
          <table:table-cell table:style-name="ce32" table:formula="of:=IF([.C25]&gt;=2011;&quot;U9&quot;;IF([.C25]&gt;=2009;&quot;U11&quot;;IF([.C25]&gt;=2007;&quot;U13&quot;;IF([.C25]&gt;=2005;&quot;U15&quot;;&quot;nix da!&quot;))))&amp;&quot; &quot;&amp;[.D25]&amp;&quot; &quot;" office:value-type="string" office:string-value="U9 w " calcext:value-type="string">
            <text:p>U9 w </text:p>
          </table:table-cell>
          <table:table-cell table:style-name="ce4" office:value-type="float" office:value="38.7" calcext:value-type="float">
            <text:p>38,7</text:p>
          </table:table-cell>
          <table:table-cell table:style-name="ce32" table:formula="of:=RANDBETWEEN(18;38)&amp;&quot;,&quot;&amp;RANDBETWEEN(1;9)" office:value-type="string" office:string-value="24,3" calcext:value-type="string">
            <text:p>24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usanne</text:p>
          </table:table-cell>
          <table:table-cell table:style-name="ce32" office:value-type="string" calcext:value-type="string">
            <text:p>Busch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Kamenz</text:p>
          </table:table-cell>
          <table:table-cell table:style-name="ce32" table:formula="of:=IF([.C26]&gt;=2011;&quot;U9&quot;;IF([.C26]&gt;=2009;&quot;U11&quot;;IF([.C26]&gt;=2007;&quot;U13&quot;;IF([.C26]&gt;=2005;&quot;U15&quot;;&quot;nix da!&quot;))))&amp;&quot; &quot;&amp;[.D26]&amp;&quot; &quot;" office:value-type="string" office:string-value="U11 w " calcext:value-type="string">
            <text:p>U11 w </text:p>
          </table:table-cell>
          <table:table-cell table:style-name="ce32" office:value-type="float" office:value="44.6" calcext:value-type="float">
            <text:p>44,6</text:p>
          </table:table-cell>
          <table:table-cell table:style-name="ce32" table:formula="of:=RANDBETWEEN(24.1;49.9)&amp;&quot;,&quot;&amp;RANDBETWEEN(1;9)" office:value-type="string" office:string-value="40,8" calcext:value-type="string">
            <text:p>40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oachim</text:p>
          </table:table-cell>
          <table:table-cell table:style-name="ce32" office:value-type="string" calcext:value-type="string">
            <text:p>Büttner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udoverein Lauchhammer</text:p>
          </table:table-cell>
          <table:table-cell table:style-name="ce32" table:formula="of:=IF([.C27]&gt;=2011;&quot;U9&quot;;IF([.C27]&gt;=2009;&quot;U11&quot;;IF([.C27]&gt;=2007;&quot;U13&quot;;IF([.C27]&gt;=2005;&quot;U15&quot;;&quot;nix da!&quot;))))&amp;&quot; &quot;&amp;[.D27]&amp;&quot; &quot;" office:value-type="string" office:string-value="U11 m " calcext:value-type="string">
            <text:p>U11 m </text:p>
          </table:table-cell>
          <table:table-cell table:style-name="ce32" office:value-type="float" office:value="28.8" calcext:value-type="float">
            <text:p>28,8</text:p>
          </table:table-cell>
          <table:table-cell table:style-name="ce32" table:formula="of:=RANDBETWEEN(23.1;47.9)&amp;&quot;,&quot;&amp;RANDBETWEEN(1;9)" office:value-type="string" office:string-value="30,8" calcext:value-type="string">
            <text:p>30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iko</text:p>
          </table:table-cell>
          <table:table-cell table:style-name="ce32" office:value-type="string" calcext:value-type="string">
            <text:p>Campbell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SG Humboldt Berlin</text:p>
          </table:table-cell>
          <table:table-cell table:style-name="ce32" table:formula="of:=IF([.C28]&gt;=2011;&quot;U9&quot;;IF([.C28]&gt;=2009;&quot;U11&quot;;IF([.C28]&gt;=2007;&quot;U13&quot;;IF([.C28]&gt;=2005;&quot;U15&quot;;&quot;nix da!&quot;))))&amp;&quot; &quot;&amp;[.D28]&amp;&quot; &quot;" office:value-type="string" office:string-value="U15 m " calcext:value-type="string">
            <text:p>U15 m </text:p>
          </table:table-cell>
          <table:table-cell table:style-name="ce4" office:value-type="float" office:value="55.4" calcext:value-type="float">
            <text:p>55,4</text:p>
          </table:table-cell>
          <table:table-cell table:style-name="ce32" table:formula="of:=RANDBETWEEN(34;67)&amp;&quot;,&quot;&amp;RANDBETWEEN(1;9)" office:value-type="string" office:string-value="61,6" calcext:value-type="string">
            <text:p>61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ürgen</text:p>
          </table:table-cell>
          <table:table-cell table:style-name="ce32" office:value-type="string" calcext:value-type="string">
            <text:p>Carter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ok Zernsdorf</text:p>
          </table:table-cell>
          <table:table-cell table:style-name="ce32" table:formula="of:=IF([.C29]&gt;=2011;&quot;U9&quot;;IF([.C29]&gt;=2009;&quot;U11&quot;;IF([.C29]&gt;=2007;&quot;U13&quot;;IF([.C29]&gt;=2005;&quot;U15&quot;;&quot;nix da!&quot;))))&amp;&quot; &quot;&amp;[.D29]&amp;&quot; &quot;" office:value-type="string" office:string-value="U13 m " calcext:value-type="string">
            <text:p>U13 m </text:p>
          </table:table-cell>
          <table:table-cell table:style-name="ce32" office:value-type="float" office:value="54.8" calcext:value-type="float">
            <text:p>54,8</text:p>
          </table:table-cell>
          <table:table-cell table:style-name="ce32" table:formula="of:=RANDBETWEEN(28;56)&amp;&quot;,&quot;&amp;RANDBETWEEN(1;9)" office:value-type="string" office:string-value="53,7" calcext:value-type="string">
            <text:p>53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erhard</text:p>
          </table:table-cell>
          <table:table-cell table:style-name="ce32" office:value-type="string" calcext:value-type="string">
            <text:p>Clarke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TSG Lübbenau 63. e.V</text:p>
          </table:table-cell>
          <table:table-cell table:style-name="ce32" table:formula="of:=IF([.C30]&gt;=2011;&quot;U9&quot;;IF([.C30]&gt;=2009;&quot;U11&quot;;IF([.C30]&gt;=2007;&quot;U13&quot;;IF([.C30]&gt;=2005;&quot;U15&quot;;&quot;nix da!&quot;))))&amp;&quot; &quot;&amp;[.D30]&amp;&quot; &quot;" office:value-type="string" office:string-value="U15 m " calcext:value-type="string">
            <text:p>U15 m </text:p>
          </table:table-cell>
          <table:table-cell table:style-name="ce4" office:value-type="float" office:value="51.2" calcext:value-type="float">
            <text:p>51,2</text:p>
          </table:table-cell>
          <table:table-cell table:style-name="ce32" table:formula="of:=RANDBETWEEN(34;67)&amp;&quot;,&quot;&amp;RANDBETWEEN(1;9)" office:value-type="string" office:string-value="53,9" calcext:value-type="string">
            <text:p>53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onas</text:p>
          </table:table-cell>
          <table:table-cell table:style-name="ce32" office:value-type="string" calcext:value-type="string">
            <text:p>Cook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IPPON Kirchhain/Finsterwalde</text:p>
          </table:table-cell>
          <table:table-cell table:style-name="ce32" table:formula="of:=IF([.C31]&gt;=2011;&quot;U9&quot;;IF([.C31]&gt;=2009;&quot;U11&quot;;IF([.C31]&gt;=2007;&quot;U13&quot;;IF([.C31]&gt;=2005;&quot;U15&quot;;&quot;nix da!&quot;))))&amp;&quot; &quot;&amp;[.D31]&amp;&quot; &quot;" office:value-type="string" office:string-value="U15 m " calcext:value-type="string">
            <text:p>U15 m </text:p>
          </table:table-cell>
          <table:table-cell table:style-name="ce4" office:value-type="float" office:value="42.6" calcext:value-type="float">
            <text:p>42,6</text:p>
          </table:table-cell>
          <table:table-cell table:style-name="ce32" table:formula="of:=RANDBETWEEN(34;67)&amp;&quot;,&quot;&amp;RANDBETWEEN(1;9)" office:value-type="string" office:string-value="63,9" calcext:value-type="string">
            <text:p>63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inz</text:p>
          </table:table-cell>
          <table:table-cell table:style-name="ce32" office:value-type="string" calcext:value-type="string">
            <text:p>Cooper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lau-Weiß Vetschau</text:p>
          </table:table-cell>
          <table:table-cell table:style-name="ce32" table:formula="of:=IF([.C32]&gt;=2011;&quot;U9&quot;;IF([.C32]&gt;=2009;&quot;U11&quot;;IF([.C32]&gt;=2007;&quot;U13&quot;;IF([.C32]&gt;=2005;&quot;U15&quot;;&quot;nix da!&quot;))))&amp;&quot; &quot;&amp;[.D32]&amp;&quot; &quot;" office:value-type="string" office:string-value="U11 m " calcext:value-type="string">
            <text:p>U11 m </text:p>
          </table:table-cell>
          <table:table-cell table:style-name="ce32" office:value-type="float" office:value="36.5" calcext:value-type="float">
            <text:p>36,5</text:p>
          </table:table-cell>
          <table:table-cell table:style-name="ce32" table:formula="of:=RANDBETWEEN(23.1;47.9)&amp;&quot;,&quot;&amp;RANDBETWEEN(1;9)" office:value-type="string" office:string-value="25,3" calcext:value-type="string">
            <text:p>25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orenz</text:p>
          </table:table-cell>
          <table:table-cell table:style-name="ce32" office:value-type="string" calcext:value-type="string">
            <text:p>Davies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Senftenberg</text:p>
          </table:table-cell>
          <table:table-cell table:style-name="ce32" table:formula="of:=IF([.C33]&gt;=2011;&quot;U9&quot;;IF([.C33]&gt;=2009;&quot;U11&quot;;IF([.C33]&gt;=2007;&quot;U13&quot;;IF([.C33]&gt;=2005;&quot;U15&quot;;&quot;nix da!&quot;))))&amp;&quot; &quot;&amp;[.D33]&amp;&quot; &quot;" office:value-type="string" office:string-value="U13 m " calcext:value-type="string">
            <text:p>U13 m </text:p>
          </table:table-cell>
          <table:table-cell table:style-name="ce32" office:value-type="float" office:value="43.3" calcext:value-type="float">
            <text:p>43,3</text:p>
          </table:table-cell>
          <table:table-cell table:style-name="ce32" table:formula="of:=RANDBETWEEN(28;56)&amp;&quot;,&quot;&amp;RANDBETWEEN(1;9)" office:value-type="string" office:string-value="29,5" calcext:value-type="string">
            <text:p>29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Irene</text:p>
          </table:table-cell>
          <table:table-cell table:style-name="ce32" office:value-type="string" calcext:value-type="string">
            <text:p>Dietrich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RSV Eintracht</text:p>
          </table:table-cell>
          <table:table-cell table:style-name="ce32" table:formula="of:=IF([.C34]&gt;=2011;&quot;U9&quot;;IF([.C34]&gt;=2009;&quot;U11&quot;;IF([.C34]&gt;=2007;&quot;U13&quot;;IF([.C34]&gt;=2005;&quot;U15&quot;;&quot;nix da!&quot;))))&amp;&quot; &quot;&amp;[.D34]&amp;&quot; &quot;" office:value-type="string" office:string-value="U11 w " calcext:value-type="string">
            <text:p>U11 w </text:p>
          </table:table-cell>
          <table:table-cell table:style-name="ce32" office:value-type="float" office:value="26.8" calcext:value-type="float">
            <text:p>26,8</text:p>
          </table:table-cell>
          <table:table-cell table:style-name="ce32" table:formula="of:=RANDBETWEEN(24.1;49.9)&amp;&quot;,&quot;&amp;RANDBETWEEN(1;9)" office:value-type="string" office:string-value="40,8" calcext:value-type="string">
            <text:p>40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eike</text:p>
          </table:table-cell>
          <table:table-cell table:style-name="ce32" office:value-type="string" calcext:value-type="string">
            <text:p>Dietz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V Königs Wusterhausen</text:p>
          </table:table-cell>
          <table:table-cell table:style-name="ce32" table:formula="of:=IF([.C35]&gt;=2011;&quot;U9&quot;;IF([.C35]&gt;=2009;&quot;U11&quot;;IF([.C35]&gt;=2007;&quot;U13&quot;;IF([.C35]&gt;=2005;&quot;U15&quot;;&quot;nix da!&quot;))))&amp;&quot; &quot;&amp;[.D35]&amp;&quot; &quot;" office:value-type="string" office:string-value="U13 w " calcext:value-type="string">
            <text:p>U13 w </text:p>
          </table:table-cell>
          <table:table-cell table:style-name="ce32" office:value-type="float" office:value="48.2" calcext:value-type="float">
            <text:p>48,2</text:p>
          </table:table-cell>
          <table:table-cell table:style-name="ce32" table:formula="of:=RANDBETWEEN(28;56)&amp;&quot;,&quot;&amp;RANDBETWEEN(1;9)" office:value-type="string" office:string-value="37,9" calcext:value-type="string">
            <text:p>37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ora</text:p>
          </table:table-cell>
          <table:table-cell table:style-name="ce32" office:value-type="string" calcext:value-type="string">
            <text:p>Ebert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Charis 02 Berlin</text:p>
          </table:table-cell>
          <table:table-cell table:style-name="ce32" table:formula="of:=IF([.C36]&gt;=2011;&quot;U9&quot;;IF([.C36]&gt;=2009;&quot;U11&quot;;IF([.C36]&gt;=2007;&quot;U13&quot;;IF([.C36]&gt;=2005;&quot;U15&quot;;&quot;nix da!&quot;))))&amp;&quot; &quot;&amp;[.D36]&amp;&quot; &quot;" office:value-type="string" office:string-value="U13 w " calcext:value-type="string">
            <text:p>U13 w </text:p>
          </table:table-cell>
          <table:table-cell table:style-name="ce32" office:value-type="float" office:value="31.9" calcext:value-type="float">
            <text:p>31,9</text:p>
          </table:table-cell>
          <table:table-cell table:style-name="ce32" table:formula="of:=RANDBETWEEN(28;56)&amp;&quot;,&quot;&amp;RANDBETWEEN(1;9)" office:value-type="string" office:string-value="50,8" calcext:value-type="string">
            <text:p>50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en</text:p>
          </table:table-cell>
          <table:table-cell table:style-name="ce32" office:value-type="string" calcext:value-type="string">
            <text:p>Eckert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SV Rammenau</text:p>
          </table:table-cell>
          <table:table-cell table:style-name="ce32" table:formula="of:=IF([.C37]&gt;=2011;&quot;U9&quot;;IF([.C37]&gt;=2009;&quot;U11&quot;;IF([.C37]&gt;=2007;&quot;U13&quot;;IF([.C37]&gt;=2005;&quot;U15&quot;;&quot;nix da!&quot;))))&amp;&quot; &quot;&amp;[.D37]&amp;&quot; &quot;" office:value-type="string" office:string-value="U9 w " calcext:value-type="string">
            <text:p>U9 w </text:p>
          </table:table-cell>
          <table:table-cell table:style-name="ce4" office:value-type="float" office:value="25.1" calcext:value-type="float">
            <text:p>25,1</text:p>
          </table:table-cell>
          <table:table-cell table:style-name="ce32" table:formula="of:=RANDBETWEEN(18;38)&amp;&quot;,&quot;&amp;RANDBETWEEN(1;9)" office:value-type="string" office:string-value="18,3" calcext:value-type="string">
            <text:p>18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Carsten</text:p>
          </table:table-cell>
          <table:table-cell table:style-name="ce32" office:value-type="string" calcext:value-type="string">
            <text:p>Edwards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C Charis 02 Berlin</text:p>
          </table:table-cell>
          <table:table-cell table:style-name="ce32" table:formula="of:=IF([.C38]&gt;=2011;&quot;U9&quot;;IF([.C38]&gt;=2009;&quot;U11&quot;;IF([.C38]&gt;=2007;&quot;U13&quot;;IF([.C38]&gt;=2005;&quot;U15&quot;;&quot;nix da!&quot;))))&amp;&quot; &quot;&amp;[.D38]&amp;&quot; &quot;" office:value-type="string" office:string-value="U15 m " calcext:value-type="string">
            <text:p>U15 m </text:p>
          </table:table-cell>
          <table:table-cell table:style-name="ce4" office:value-type="float" office:value="38.9" calcext:value-type="float">
            <text:p>38,9</text:p>
          </table:table-cell>
          <table:table-cell table:style-name="ce32" table:formula="of:=RANDBETWEEN(34;67)&amp;&quot;,&quot;&amp;RANDBETWEEN(1;9)" office:value-type="string" office:string-value="55,5" calcext:value-type="string">
            <text:p>55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ertrud</text:p>
          </table:table-cell>
          <table:table-cell table:style-name="ce32" office:value-type="string" calcext:value-type="string">
            <text:p>Ernst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SG Dynamo Jüterbog</text:p>
          </table:table-cell>
          <table:table-cell table:style-name="ce32" table:formula="of:=IF([.C39]&gt;=2011;&quot;U9&quot;;IF([.C39]&gt;=2009;&quot;U11&quot;;IF([.C39]&gt;=2007;&quot;U13&quot;;IF([.C39]&gt;=2005;&quot;U15&quot;;&quot;nix da!&quot;))))&amp;&quot; &quot;&amp;[.D39]&amp;&quot; &quot;" office:value-type="string" office:string-value="U15 w " calcext:value-type="string">
            <text:p>U15 w </text:p>
          </table:table-cell>
          <table:table-cell table:style-name="ce4" office:value-type="float" office:value="36.6" calcext:value-type="float">
            <text:p>36,6</text:p>
          </table:table-cell>
          <table:table-cell table:style-name="ce32" table:formula="of:=RANDBETWEEN(33;64)&amp;&quot;,&quot;&amp;RANDBETWEEN(1;9)" office:value-type="string" office:string-value="57,2" calcext:value-type="string">
            <text:p>57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nfred</text:p>
          </table:table-cell>
          <table:table-cell table:style-name="ce32" office:value-type="string" calcext:value-type="string">
            <text:p>Evans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05 Köthen</text:p>
          </table:table-cell>
          <table:table-cell table:style-name="ce32" table:formula="of:=IF([.C40]&gt;=2011;&quot;U9&quot;;IF([.C40]&gt;=2009;&quot;U11&quot;;IF([.C40]&gt;=2007;&quot;U13&quot;;IF([.C40]&gt;=2005;&quot;U15&quot;;&quot;nix da!&quot;))))&amp;&quot; &quot;&amp;[.D40]&amp;&quot; &quot;" office:value-type="string" office:string-value="U9 m " calcext:value-type="string">
            <text:p>U9 m </text:p>
          </table:table-cell>
          <table:table-cell table:style-name="ce4" office:value-type="float" office:value="20.9" calcext:value-type="float">
            <text:p>20,9</text:p>
          </table:table-cell>
          <table:table-cell table:style-name="ce32" table:formula="of:=RANDBETWEEN(18;38)&amp;&quot;,&quot;&amp;RANDBETWEEN(1;9)" office:value-type="string" office:string-value="28,9" calcext:value-type="string">
            <text:p>28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einer</text:p>
          </table:table-cell>
          <table:table-cell table:style-name="ce32" office:value-type="string" calcext:value-type="string">
            <text:p>Fiedl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Kyoko Jänschwalde</text:p>
          </table:table-cell>
          <table:table-cell table:style-name="ce32" table:formula="of:=IF([.C41]&gt;=2011;&quot;U9&quot;;IF([.C41]&gt;=2009;&quot;U11&quot;;IF([.C41]&gt;=2007;&quot;U13&quot;;IF([.C41]&gt;=2005;&quot;U15&quot;;&quot;nix da!&quot;))))&amp;&quot; &quot;&amp;[.D41]&amp;&quot; &quot;" office:value-type="string" office:string-value="U15 m " calcext:value-type="string">
            <text:p>U15 m </text:p>
          </table:table-cell>
          <table:table-cell table:style-name="ce4" office:value-type="float" office:value="62.8" calcext:value-type="float">
            <text:p>62,8</text:p>
          </table:table-cell>
          <table:table-cell table:style-name="ce32" table:formula="of:=RANDBETWEEN(34;67)&amp;&quot;,&quot;&amp;RANDBETWEEN(1;9)" office:value-type="string" office:string-value="44,1" calcext:value-type="string">
            <text:p>44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lisabeth</text:p>
          </table:table-cell>
          <table:table-cell table:style-name="ce32" office:value-type="string" calcext:value-type="string">
            <text:p>Fink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Senftenberg</text:p>
          </table:table-cell>
          <table:table-cell table:style-name="ce32" table:formula="of:=IF([.C42]&gt;=2011;&quot;U9&quot;;IF([.C42]&gt;=2009;&quot;U11&quot;;IF([.C42]&gt;=2007;&quot;U13&quot;;IF([.C42]&gt;=2005;&quot;U15&quot;;&quot;nix da!&quot;))))&amp;&quot; &quot;&amp;[.D42]&amp;&quot; &quot;" office:value-type="string" office:string-value="U9 w " calcext:value-type="string">
            <text:p>U9 w </text:p>
          </table:table-cell>
          <table:table-cell table:style-name="ce4" office:value-type="float" office:value="38.9" calcext:value-type="float">
            <text:p>38,9</text:p>
          </table:table-cell>
          <table:table-cell table:style-name="ce32" table:formula="of:=RANDBETWEEN(18;38)&amp;&quot;,&quot;&amp;RANDBETWEEN(1;9)" office:value-type="string" office:string-value="24,9" calcext:value-type="string">
            <text:p>24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irgit</text:p>
          </table:table-cell>
          <table:table-cell table:style-name="ce32" office:value-type="string" calcext:value-type="string">
            <text:p>Fischer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SV Cottbus</text:p>
          </table:table-cell>
          <table:table-cell table:style-name="ce32" table:formula="of:=IF([.C43]&gt;=2011;&quot;U9&quot;;IF([.C43]&gt;=2009;&quot;U11&quot;;IF([.C43]&gt;=2007;&quot;U13&quot;;IF([.C43]&gt;=2005;&quot;U15&quot;;&quot;nix da!&quot;))))&amp;&quot; &quot;&amp;[.D43]&amp;&quot; &quot;" office:value-type="string" office:string-value="U13 w " calcext:value-type="string">
            <text:p>U13 w </text:p>
          </table:table-cell>
          <table:table-cell table:style-name="ce32" office:value-type="float" office:value="34.3" calcext:value-type="float">
            <text:p>34,3</text:p>
          </table:table-cell>
          <table:table-cell table:style-name="ce32" table:formula="of:=RANDBETWEEN(28;56)&amp;&quot;,&quot;&amp;RANDBETWEEN(1;9)" office:value-type="string" office:string-value="56,7" calcext:value-type="string">
            <text:p>56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Peter</text:p>
          </table:table-cell>
          <table:table-cell table:style-name="ce32" office:value-type="string" calcext:value-type="string">
            <text:p>Först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TSG Lübbenau 63. e.V</text:p>
          </table:table-cell>
          <table:table-cell table:style-name="ce32" table:formula="of:=IF([.C44]&gt;=2011;&quot;U9&quot;;IF([.C44]&gt;=2009;&quot;U11&quot;;IF([.C44]&gt;=2007;&quot;U13&quot;;IF([.C44]&gt;=2005;&quot;U15&quot;;&quot;nix da!&quot;))))&amp;&quot; &quot;&amp;[.D44]&amp;&quot; &quot;" office:value-type="string" office:string-value="U15 m " calcext:value-type="string">
            <text:p>U15 m </text:p>
          </table:table-cell>
          <table:table-cell table:style-name="ce4" office:value-type="float" office:value="61.6" calcext:value-type="float">
            <text:p>61,6</text:p>
          </table:table-cell>
          <table:table-cell table:style-name="ce32" table:formula="of:=RANDBETWEEN(34;67)&amp;&quot;,&quot;&amp;RANDBETWEEN(1;9)" office:value-type="string" office:string-value="36,3" calcext:value-type="string">
            <text:p>36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uca</text:p>
          </table:table-cell>
          <table:table-cell table:style-name="ce32" office:value-type="string" calcext:value-type="string">
            <text:p>Frank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udo Team Dahme</text:p>
          </table:table-cell>
          <table:table-cell table:style-name="ce32" table:formula="of:=IF([.C45]&gt;=2011;&quot;U9&quot;;IF([.C45]&gt;=2009;&quot;U11&quot;;IF([.C45]&gt;=2007;&quot;U13&quot;;IF([.C45]&gt;=2005;&quot;U15&quot;;&quot;nix da!&quot;))))&amp;&quot; &quot;&amp;[.D45]&amp;&quot; &quot;" office:value-type="string" office:string-value="U9 w " calcext:value-type="string">
            <text:p>U9 w </text:p>
          </table:table-cell>
          <table:table-cell table:style-name="ce4" office:value-type="float" office:value="32.7" calcext:value-type="float">
            <text:p>32,7</text:p>
          </table:table-cell>
          <table:table-cell table:style-name="ce32" table:formula="of:=RANDBETWEEN(18;38)&amp;&quot;,&quot;&amp;RANDBETWEEN(1;9)" office:value-type="string" office:string-value="38,5" calcext:value-type="string">
            <text:p>38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Doris</text:p>
          </table:table-cell>
          <table:table-cell table:style-name="ce32" office:value-type="string" calcext:value-type="string">
            <text:p>Franke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UJKC Potsdam</text:p>
          </table:table-cell>
          <table:table-cell table:style-name="ce32" table:formula="of:=IF([.C46]&gt;=2011;&quot;U9&quot;;IF([.C46]&gt;=2009;&quot;U11&quot;;IF([.C46]&gt;=2007;&quot;U13&quot;;IF([.C46]&gt;=2005;&quot;U15&quot;;&quot;nix da!&quot;))))&amp;&quot; &quot;&amp;[.D46]&amp;&quot; &quot;" office:value-type="string" office:string-value="U9 w " calcext:value-type="string">
            <text:p>U9 w </text:p>
          </table:table-cell>
          <table:table-cell table:style-name="ce4" office:value-type="float" office:value="21.1" calcext:value-type="float">
            <text:p>21,1</text:p>
          </table:table-cell>
          <table:table-cell table:style-name="ce32" table:formula="of:=RANDBETWEEN(18;38)&amp;&quot;,&quot;&amp;RANDBETWEEN(1;9)" office:value-type="string" office:string-value="31,9" calcext:value-type="string">
            <text:p>31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oland</text:p>
          </table:table-cell>
          <table:table-cell table:style-name="ce32" office:value-type="string" calcext:value-type="string">
            <text:p>Franz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ürstenwalde</text:p>
          </table:table-cell>
          <table:table-cell table:style-name="ce32" table:formula="of:=IF([.C47]&gt;=2011;&quot;U9&quot;;IF([.C47]&gt;=2009;&quot;U11&quot;;IF([.C47]&gt;=2007;&quot;U13&quot;;IF([.C47]&gt;=2005;&quot;U15&quot;;&quot;nix da!&quot;))))&amp;&quot; &quot;&amp;[.D47]&amp;&quot; &quot;" office:value-type="string" office:string-value="U9 m " calcext:value-type="string">
            <text:p>U9 m </text:p>
          </table:table-cell>
          <table:table-cell table:style-name="ce4" office:value-type="float" office:value="25.8" calcext:value-type="float">
            <text:p>25,8</text:p>
          </table:table-cell>
          <table:table-cell table:style-name="ce32" table:formula="of:=RANDBETWEEN(18;38)&amp;&quot;,&quot;&amp;RANDBETWEEN(1;9)" office:value-type="string" office:string-value="21,2" calcext:value-type="string">
            <text:p>21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osa</text:p>
          </table:table-cell>
          <table:table-cell table:style-name="ce32" office:value-type="string" calcext:value-type="string">
            <text:p>Frey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IPPON Kirchhain/Finsterwalde</text:p>
          </table:table-cell>
          <table:table-cell table:style-name="ce32" table:formula="of:=IF([.C48]&gt;=2011;&quot;U9&quot;;IF([.C48]&gt;=2009;&quot;U11&quot;;IF([.C48]&gt;=2007;&quot;U13&quot;;IF([.C48]&gt;=2005;&quot;U15&quot;;&quot;nix da!&quot;))))&amp;&quot; &quot;&amp;[.D48]&amp;&quot; &quot;" office:value-type="string" office:string-value="U13 w " calcext:value-type="string">
            <text:p>U13 w </text:p>
          </table:table-cell>
          <table:table-cell table:style-name="ce32" office:value-type="float" office:value="30.7" calcext:value-type="float">
            <text:p>30,7</text:p>
          </table:table-cell>
          <table:table-cell table:style-name="ce32" table:formula="of:=RANDBETWEEN(28;56)&amp;&quot;,&quot;&amp;RANDBETWEEN(1;9)" office:value-type="string" office:string-value="49,5" calcext:value-type="string">
            <text:p>49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egina</text:p>
          </table:table-cell>
          <table:table-cell table:style-name="ce32" office:value-type="string" calcext:value-type="string">
            <text:p>Friedrich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J Sokol Praha Vršovice</text:p>
          </table:table-cell>
          <table:table-cell table:style-name="ce32" table:formula="of:=IF([.C49]&gt;=2011;&quot;U9&quot;;IF([.C49]&gt;=2009;&quot;U11&quot;;IF([.C49]&gt;=2007;&quot;U13&quot;;IF([.C49]&gt;=2005;&quot;U15&quot;;&quot;nix da!&quot;))))&amp;&quot; &quot;&amp;[.D49]&amp;&quot; &quot;" office:value-type="string" office:string-value="U13 w " calcext:value-type="string">
            <text:p>U13 w </text:p>
          </table:table-cell>
          <table:table-cell table:style-name="ce32" office:value-type="float" office:value="47.6" calcext:value-type="float">
            <text:p>47,6</text:p>
          </table:table-cell>
          <table:table-cell table:style-name="ce32" table:formula="of:=RANDBETWEEN(28;56)&amp;&quot;,&quot;&amp;RANDBETWEEN(1;9)" office:value-type="string" office:string-value="46,2" calcext:value-type="string">
            <text:p>46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ilan</text:p>
          </table:table-cell>
          <table:table-cell table:style-name="ce32" office:value-type="string" calcext:value-type="string">
            <text:p>Fritz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SG Stahl Eisenhüttenstadt</text:p>
          </table:table-cell>
          <table:table-cell table:style-name="ce32" table:formula="of:=IF([.C50]&gt;=2011;&quot;U9&quot;;IF([.C50]&gt;=2009;&quot;U11&quot;;IF([.C50]&gt;=2007;&quot;U13&quot;;IF([.C50]&gt;=2005;&quot;U15&quot;;&quot;nix da!&quot;))))&amp;&quot; &quot;&amp;[.D50]&amp;&quot; &quot;" office:value-type="string" office:string-value="U9 m " calcext:value-type="string">
            <text:p>U9 m </text:p>
          </table:table-cell>
          <table:table-cell table:style-name="ce4" office:value-type="float" office:value="33.4" calcext:value-type="float">
            <text:p>33,4</text:p>
          </table:table-cell>
          <table:table-cell table:style-name="ce32" table:formula="of:=RANDBETWEEN(18;38)&amp;&quot;,&quot;&amp;RANDBETWEEN(1;9)" office:value-type="string" office:string-value="38,5" calcext:value-type="string">
            <text:p>38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Olga</text:p>
          </table:table-cell>
          <table:table-cell table:style-name="ce32" office:value-type="string" calcext:value-type="string">
            <text:p>Fuchs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Lotos Berlin</text:p>
          </table:table-cell>
          <table:table-cell table:style-name="ce32" table:formula="of:=IF([.C51]&gt;=2011;&quot;U9&quot;;IF([.C51]&gt;=2009;&quot;U11&quot;;IF([.C51]&gt;=2007;&quot;U13&quot;;IF([.C51]&gt;=2005;&quot;U15&quot;;&quot;nix da!&quot;))))&amp;&quot; &quot;&amp;[.D51]&amp;&quot; &quot;" office:value-type="string" office:string-value="U13 w " calcext:value-type="string">
            <text:p>U13 w </text:p>
          </table:table-cell>
          <table:table-cell table:style-name="ce32" office:value-type="float" office:value="39.7" calcext:value-type="float">
            <text:p>39,7</text:p>
          </table:table-cell>
          <table:table-cell table:style-name="ce32" table:formula="of:=RANDBETWEEN(28;56)&amp;&quot;,&quot;&amp;RANDBETWEEN(1;9)" office:value-type="string" office:string-value="42,1" calcext:value-type="string">
            <text:p>42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imon</text:p>
          </table:table-cell>
          <table:table-cell table:style-name="ce32" office:value-type="string" calcext:value-type="string">
            <text:p>Gärtne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Ludwigsfelde e.V.</text:p>
          </table:table-cell>
          <table:table-cell table:style-name="ce32" table:formula="of:=IF([.C52]&gt;=2011;&quot;U9&quot;;IF([.C52]&gt;=2009;&quot;U11&quot;;IF([.C52]&gt;=2007;&quot;U13&quot;;IF([.C52]&gt;=2005;&quot;U15&quot;;&quot;nix da!&quot;))))&amp;&quot; &quot;&amp;[.D52]&amp;&quot; &quot;" office:value-type="string" office:string-value="U9 m " calcext:value-type="string">
            <text:p>U9 m </text:p>
          </table:table-cell>
          <table:table-cell table:style-name="ce4" office:value-type="float" office:value="32.1" calcext:value-type="float">
            <text:p>32,1</text:p>
          </table:table-cell>
          <table:table-cell table:style-name="ce32" table:formula="of:=RANDBETWEEN(18;38)&amp;&quot;,&quot;&amp;RANDBETWEEN(1;9)" office:value-type="string" office:string-value="28,9" calcext:value-type="string">
            <text:p>28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einhard</text:p>
          </table:table-cell>
          <table:table-cell table:style-name="ce32" office:value-type="string" calcext:value-type="string">
            <text:p>Geige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udoverein Lauchhammer</text:p>
          </table:table-cell>
          <table:table-cell table:style-name="ce32" table:formula="of:=IF([.C53]&gt;=2011;&quot;U9&quot;;IF([.C53]&gt;=2009;&quot;U11&quot;;IF([.C53]&gt;=2007;&quot;U13&quot;;IF([.C53]&gt;=2005;&quot;U15&quot;;&quot;nix da!&quot;))))&amp;&quot; &quot;&amp;[.D53]&amp;&quot; &quot;" office:value-type="string" office:string-value="U9 m " calcext:value-type="string">
            <text:p>U9 m </text:p>
          </table:table-cell>
          <table:table-cell table:style-name="ce4" office:value-type="float" office:value="34.8" calcext:value-type="float">
            <text:p>34,8</text:p>
          </table:table-cell>
          <table:table-cell table:style-name="ce32" table:formula="of:=RANDBETWEEN(18;38)&amp;&quot;,&quot;&amp;RANDBETWEEN(1;9)" office:value-type="string" office:string-value="23,5" calcext:value-type="string">
            <text:p>23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andra</text:p>
          </table:table-cell>
          <table:table-cell table:style-name="ce32" office:value-type="string" calcext:value-type="string">
            <text:p>Gerlach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udo Team Dahme</text:p>
          </table:table-cell>
          <table:table-cell table:style-name="ce32" table:formula="of:=IF([.C54]&gt;=2011;&quot;U9&quot;;IF([.C54]&gt;=2009;&quot;U11&quot;;IF([.C54]&gt;=2007;&quot;U13&quot;;IF([.C54]&gt;=2005;&quot;U15&quot;;&quot;nix da!&quot;))))&amp;&quot; &quot;&amp;[.D54]&amp;&quot; &quot;" office:value-type="string" office:string-value="U11 w " calcext:value-type="string">
            <text:p>U11 w </text:p>
          </table:table-cell>
          <table:table-cell table:style-name="ce32" office:value-type="float" office:value="42.8" calcext:value-type="float">
            <text:p>42,8</text:p>
          </table:table-cell>
          <table:table-cell table:style-name="ce32" table:formula="of:=RANDBETWEEN(24.1;49.9)&amp;&quot;,&quot;&amp;RANDBETWEEN(1;9)" office:value-type="string" office:string-value="30,6" calcext:value-type="string">
            <text:p>30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Karin</text:p>
          </table:table-cell>
          <table:table-cell table:style-name="ce32" office:value-type="string" calcext:value-type="string">
            <text:p>Götz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05 Köthen</text:p>
          </table:table-cell>
          <table:table-cell table:style-name="ce32" table:formula="of:=IF([.C55]&gt;=2011;&quot;U9&quot;;IF([.C55]&gt;=2009;&quot;U11&quot;;IF([.C55]&gt;=2007;&quot;U13&quot;;IF([.C55]&gt;=2005;&quot;U15&quot;;&quot;nix da!&quot;))))&amp;&quot; &quot;&amp;[.D55]&amp;&quot; &quot;" office:value-type="string" office:string-value="U13 w " calcext:value-type="string">
            <text:p>U13 w </text:p>
          </table:table-cell>
          <table:table-cell table:style-name="ce32" office:value-type="float" office:value="37.9" calcext:value-type="float">
            <text:p>37,9</text:p>
          </table:table-cell>
          <table:table-cell table:style-name="ce32" table:formula="of:=RANDBETWEEN(28;56)&amp;&quot;,&quot;&amp;RANDBETWEEN(1;9)" office:value-type="string" office:string-value="45,6" calcext:value-type="string">
            <text:p>45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artmut</text:p>
          </table:table-cell>
          <table:table-cell table:style-name="ce32" office:value-type="string" calcext:value-type="string">
            <text:p>Graf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rankfurt/Oder</text:p>
          </table:table-cell>
          <table:table-cell table:style-name="ce32" table:formula="of:=IF([.C56]&gt;=2011;&quot;U9&quot;;IF([.C56]&gt;=2009;&quot;U11&quot;;IF([.C56]&gt;=2007;&quot;U13&quot;;IF([.C56]&gt;=2005;&quot;U15&quot;;&quot;nix da!&quot;))))&amp;&quot; &quot;&amp;[.D56]&amp;&quot; &quot;" office:value-type="string" office:string-value="U13 m " calcext:value-type="string">
            <text:p>U13 m </text:p>
          </table:table-cell>
          <table:table-cell table:style-name="ce32" office:value-type="float" office:value="42.3" calcext:value-type="float">
            <text:p>42,3</text:p>
          </table:table-cell>
          <table:table-cell table:style-name="ce32" table:formula="of:=RANDBETWEEN(28;56)&amp;&quot;,&quot;&amp;RANDBETWEEN(1;9)" office:value-type="string" office:string-value="32,2" calcext:value-type="string">
            <text:p>32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ita</text:p>
          </table:table-cell>
          <table:table-cell table:style-name="ce32" office:value-type="string" calcext:value-type="string">
            <text:p>Green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KSC Asahi Spremberg</text:p>
          </table:table-cell>
          <table:table-cell table:style-name="ce32" table:formula="of:=IF([.C57]&gt;=2011;&quot;U9&quot;;IF([.C57]&gt;=2009;&quot;U11&quot;;IF([.C57]&gt;=2007;&quot;U13&quot;;IF([.C57]&gt;=2005;&quot;U15&quot;;&quot;nix da!&quot;))))&amp;&quot; &quot;&amp;[.D57]&amp;&quot; &quot;" office:value-type="string" office:string-value="U9 w " calcext:value-type="string">
            <text:p>U9 w </text:p>
          </table:table-cell>
          <table:table-cell table:style-name="ce4" office:value-type="float" office:value="20.3" calcext:value-type="float">
            <text:p>20,3</text:p>
          </table:table-cell>
          <table:table-cell table:style-name="ce32" table:formula="of:=RANDBETWEEN(18;38)&amp;&quot;,&quot;&amp;RANDBETWEEN(1;9)" office:value-type="string" office:string-value="35,7" calcext:value-type="string">
            <text:p>35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ohannes</text:p>
          </table:table-cell>
          <table:table-cell table:style-name="ce32" office:value-type="string" calcext:value-type="string">
            <text:p>Groß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ürstenwalde</text:p>
          </table:table-cell>
          <table:table-cell table:style-name="ce32" table:formula="of:=IF([.C58]&gt;=2011;&quot;U9&quot;;IF([.C58]&gt;=2009;&quot;U11&quot;;IF([.C58]&gt;=2007;&quot;U13&quot;;IF([.C58]&gt;=2005;&quot;U15&quot;;&quot;nix da!&quot;))))&amp;&quot; &quot;&amp;[.D58]&amp;&quot; &quot;" office:value-type="string" office:string-value="U9 m " calcext:value-type="string">
            <text:p>U9 m </text:p>
          </table:table-cell>
          <table:table-cell table:style-name="ce4" office:value-type="float" office:value="18.9" calcext:value-type="float">
            <text:p>18,9</text:p>
          </table:table-cell>
          <table:table-cell table:style-name="ce32" table:formula="of:=RANDBETWEEN(18;38)&amp;&quot;,&quot;&amp;RANDBETWEEN(1;9)" office:value-type="string" office:string-value="30,6" calcext:value-type="string">
            <text:p>30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iner</text:p>
          </table:table-cell>
          <table:table-cell table:style-name="ce32" office:value-type="string" calcext:value-type="string">
            <text:p>Gruber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udo Team Dahme</text:p>
          </table:table-cell>
          <table:table-cell table:style-name="ce32" table:formula="of:=IF([.C59]&gt;=2011;&quot;U9&quot;;IF([.C59]&gt;=2009;&quot;U11&quot;;IF([.C59]&gt;=2007;&quot;U13&quot;;IF([.C59]&gt;=2005;&quot;U15&quot;;&quot;nix da!&quot;))))&amp;&quot; &quot;&amp;[.D59]&amp;&quot; &quot;" office:value-type="string" office:string-value="U13 m " calcext:value-type="string">
            <text:p>U13 m </text:p>
          </table:table-cell>
          <table:table-cell table:style-name="ce32" office:value-type="float" office:value="44.7" calcext:value-type="float">
            <text:p>44,7</text:p>
          </table:table-cell>
          <table:table-cell table:style-name="ce32" table:formula="of:=RANDBETWEEN(28;56)&amp;&quot;,&quot;&amp;RANDBETWEEN(1;9)" office:value-type="string" office:string-value="47,5" calcext:value-type="string">
            <text:p>47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isela</text:p>
          </table:table-cell>
          <table:table-cell table:style-name="ce32" office:value-type="string" calcext:value-type="string">
            <text:p>Haas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KSC Asahi Spremberg</text:p>
          </table:table-cell>
          <table:table-cell table:style-name="ce32" table:formula="of:=IF([.C60]&gt;=2011;&quot;U9&quot;;IF([.C60]&gt;=2009;&quot;U11&quot;;IF([.C60]&gt;=2007;&quot;U13&quot;;IF([.C60]&gt;=2005;&quot;U15&quot;;&quot;nix da!&quot;))))&amp;&quot; &quot;&amp;[.D60]&amp;&quot; &quot;" office:value-type="string" office:string-value="U13 w " calcext:value-type="string">
            <text:p>U13 w </text:p>
          </table:table-cell>
          <table:table-cell table:style-name="ce32" office:value-type="float" office:value="44.6" calcext:value-type="float">
            <text:p>44,6</text:p>
          </table:table-cell>
          <table:table-cell table:style-name="ce32" table:formula="of:=RANDBETWEEN(28;56)&amp;&quot;,&quot;&amp;RANDBETWEEN(1;9)" office:value-type="string" office:string-value="39,2" calcext:value-type="string">
            <text:p>39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ernd</text:p>
          </table:table-cell>
          <table:table-cell table:style-name="ce32" office:value-type="string" calcext:value-type="string">
            <text:p>Haase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05 Köthen</text:p>
          </table:table-cell>
          <table:table-cell table:style-name="ce32" table:formula="of:=IF([.C61]&gt;=2011;&quot;U9&quot;;IF([.C61]&gt;=2009;&quot;U11&quot;;IF([.C61]&gt;=2007;&quot;U13&quot;;IF([.C61]&gt;=2005;&quot;U15&quot;;&quot;nix da!&quot;))))&amp;&quot; &quot;&amp;[.D61]&amp;&quot; &quot;" office:value-type="string" office:string-value="U11 m " calcext:value-type="string">
            <text:p>U11 m </text:p>
          </table:table-cell>
          <table:table-cell table:style-name="ce32" office:value-type="float" office:value="33.4" calcext:value-type="float">
            <text:p>33,4</text:p>
          </table:table-cell>
          <table:table-cell table:style-name="ce32" table:formula="of:=RANDBETWEEN(23.1;47.9)&amp;&quot;,&quot;&amp;RANDBETWEEN(1;9)" office:value-type="string" office:string-value="26,6" calcext:value-type="string">
            <text:p>26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oris</text:p>
          </table:table-cell>
          <table:table-cell table:style-name="ce32" office:value-type="string" calcext:value-type="string">
            <text:p>Hah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SG Stahl Eisenhüttenstadt</text:p>
          </table:table-cell>
          <table:table-cell table:style-name="ce32" table:formula="of:=IF([.C62]&gt;=2011;&quot;U9&quot;;IF([.C62]&gt;=2009;&quot;U11&quot;;IF([.C62]&gt;=2007;&quot;U13&quot;;IF([.C62]&gt;=2005;&quot;U15&quot;;&quot;nix da!&quot;))))&amp;&quot; &quot;&amp;[.D62]&amp;&quot; &quot;" office:value-type="string" office:string-value="U9 m " calcext:value-type="string">
            <text:p>U9 m </text:p>
          </table:table-cell>
          <table:table-cell table:style-name="ce4" office:value-type="float" office:value="26.3" calcext:value-type="float">
            <text:p>26,3</text:p>
          </table:table-cell>
          <table:table-cell table:style-name="ce32" table:formula="of:=RANDBETWEEN(18;38)&amp;&quot;,&quot;&amp;RANDBETWEEN(1;9)" office:value-type="string" office:string-value="19,6" calcext:value-type="string">
            <text:p>19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ila</text:p>
          </table:table-cell>
          <table:table-cell table:style-name="ce32" office:value-type="string" calcext:value-type="string">
            <text:p>Hall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Senftenberg</text:p>
          </table:table-cell>
          <table:table-cell table:style-name="ce32" table:formula="of:=IF([.C63]&gt;=2011;&quot;U9&quot;;IF([.C63]&gt;=2009;&quot;U11&quot;;IF([.C63]&gt;=2007;&quot;U13&quot;;IF([.C63]&gt;=2005;&quot;U15&quot;;&quot;nix da!&quot;))))&amp;&quot; &quot;&amp;[.D63]&amp;&quot; &quot;" office:value-type="string" office:string-value="U15 w " calcext:value-type="string">
            <text:p>U15 w </text:p>
          </table:table-cell>
          <table:table-cell table:style-name="ce4" office:value-type="float" office:value="57.1" calcext:value-type="float">
            <text:p>57,1</text:p>
          </table:table-cell>
          <table:table-cell table:style-name="ce32" table:formula="of:=RANDBETWEEN(33;64)&amp;&quot;,&quot;&amp;RANDBETWEEN(1;9)" office:value-type="string" office:string-value="52,9" calcext:value-type="string">
            <text:p>52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mil</text:p>
          </table:table-cell>
          <table:table-cell table:style-name="ce32" office:value-type="string" calcext:value-type="string">
            <text:p>Hansen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udo Team Dahme</text:p>
          </table:table-cell>
          <table:table-cell table:style-name="ce32" table:formula="of:=IF([.C64]&gt;=2011;&quot;U9&quot;;IF([.C64]&gt;=2009;&quot;U11&quot;;IF([.C64]&gt;=2007;&quot;U13&quot;;IF([.C64]&gt;=2005;&quot;U15&quot;;&quot;nix da!&quot;))))&amp;&quot; &quot;&amp;[.D64]&amp;&quot; &quot;" office:value-type="string" office:string-value="U15 m " calcext:value-type="string">
            <text:p>U15 m </text:p>
          </table:table-cell>
          <table:table-cell table:style-name="ce4" office:value-type="float" office:value="38.1" calcext:value-type="float">
            <text:p>38,1</text:p>
          </table:table-cell>
          <table:table-cell table:style-name="ce32" table:formula="of:=RANDBETWEEN(34;67)&amp;&quot;,&quot;&amp;RANDBETWEEN(1;9)" office:value-type="string" office:string-value="55,6" calcext:value-type="string">
            <text:p>55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Philipp</text:p>
          </table:table-cell>
          <table:table-cell table:style-name="ce32" office:value-type="string" calcext:value-type="string">
            <text:p>Harris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SG Dynamo Jüterbog</text:p>
          </table:table-cell>
          <table:table-cell table:style-name="ce32" table:formula="of:=IF([.C65]&gt;=2011;&quot;U9&quot;;IF([.C65]&gt;=2009;&quot;U11&quot;;IF([.C65]&gt;=2007;&quot;U13&quot;;IF([.C65]&gt;=2005;&quot;U15&quot;;&quot;nix da!&quot;))))&amp;&quot; &quot;&amp;[.D65]&amp;&quot; &quot;" office:value-type="string" office:string-value="U11 m " calcext:value-type="string">
            <text:p>U11 m </text:p>
          </table:table-cell>
          <table:table-cell table:style-name="ce32" office:value-type="float" office:value="41.2" calcext:value-type="float">
            <text:p>41,2</text:p>
          </table:table-cell>
          <table:table-cell table:style-name="ce32" table:formula="of:=RANDBETWEEN(23.1;47.9)&amp;&quot;,&quot;&amp;RANDBETWEEN(1;9)" office:value-type="string" office:string-value="33,5" calcext:value-type="string">
            <text:p>33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aura</text:p>
          </table:table-cell>
          <table:table-cell table:style-name="ce32" office:value-type="string" calcext:value-type="string">
            <text:p>Harriso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C Großräschen</text:p>
          </table:table-cell>
          <table:table-cell table:style-name="ce32" table:formula="of:=IF([.C66]&gt;=2011;&quot;U9&quot;;IF([.C66]&gt;=2009;&quot;U11&quot;;IF([.C66]&gt;=2007;&quot;U13&quot;;IF([.C66]&gt;=2005;&quot;U15&quot;;&quot;nix da!&quot;))))&amp;&quot; &quot;&amp;[.D66]&amp;&quot; &quot;" office:value-type="string" office:string-value="U9 w " calcext:value-type="string">
            <text:p>U9 w </text:p>
          </table:table-cell>
          <table:table-cell table:style-name="ce4" office:value-type="float" office:value="28.6" calcext:value-type="float">
            <text:p>28,6</text:p>
          </table:table-cell>
          <table:table-cell table:style-name="ce32" table:formula="of:=RANDBETWEEN(18;38)&amp;&quot;,&quot;&amp;RANDBETWEEN(1;9)" office:value-type="string" office:string-value="19,7" calcext:value-type="string">
            <text:p>19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udrun</text:p>
          </table:table-cell>
          <table:table-cell table:style-name="ce32" office:value-type="string" calcext:value-type="string">
            <text:p>Hartman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J Sokol Praha Vršovice</text:p>
          </table:table-cell>
          <table:table-cell table:style-name="ce32" table:formula="of:=IF([.C67]&gt;=2011;&quot;U9&quot;;IF([.C67]&gt;=2009;&quot;U11&quot;;IF([.C67]&gt;=2007;&quot;U13&quot;;IF([.C67]&gt;=2005;&quot;U15&quot;;&quot;nix da!&quot;))))&amp;&quot; &quot;&amp;[.D67]&amp;&quot; &quot;" office:value-type="string" office:string-value="U9 w " calcext:value-type="string">
            <text:p>U9 w </text:p>
          </table:table-cell>
          <table:table-cell table:style-name="ce4" office:value-type="float" office:value="29.6" calcext:value-type="float">
            <text:p>29,6</text:p>
          </table:table-cell>
          <table:table-cell table:style-name="ce32" table:formula="of:=RANDBETWEEN(18;38)&amp;&quot;,&quot;&amp;RANDBETWEEN(1;9)" office:value-type="string" office:string-value="37,7" calcext:value-type="string">
            <text:p>37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lga</text:p>
          </table:table-cell>
          <table:table-cell table:style-name="ce32" office:value-type="string" calcext:value-type="string">
            <text:p>Hein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Lok Zernsdorf</text:p>
          </table:table-cell>
          <table:table-cell table:style-name="ce32" table:formula="of:=IF([.C68]&gt;=2011;&quot;U9&quot;;IF([.C68]&gt;=2009;&quot;U11&quot;;IF([.C68]&gt;=2007;&quot;U13&quot;;IF([.C68]&gt;=2005;&quot;U15&quot;;&quot;nix da!&quot;))))&amp;&quot; &quot;&amp;[.D68]&amp;&quot; &quot;" office:value-type="string" office:string-value="U13 w " calcext:value-type="string">
            <text:p>U13 w </text:p>
          </table:table-cell>
          <table:table-cell table:style-name="ce32" office:value-type="float" office:value="54.7" calcext:value-type="float">
            <text:p>54,7</text:p>
          </table:table-cell>
          <table:table-cell table:style-name="ce32" table:formula="of:=RANDBETWEEN(28;56)&amp;&quot;,&quot;&amp;RANDBETWEEN(1;9)" office:value-type="string" office:string-value="30,4" calcext:value-type="string">
            <text:p>30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lke</text:p>
          </table:table-cell>
          <table:table-cell table:style-name="ce32" office:value-type="string" calcext:value-type="string">
            <text:p>Heinrich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SG Stahl Eisenhüttenstadt</text:p>
          </table:table-cell>
          <table:table-cell table:style-name="ce32" table:formula="of:=IF([.C69]&gt;=2011;&quot;U9&quot;;IF([.C69]&gt;=2009;&quot;U11&quot;;IF([.C69]&gt;=2007;&quot;U13&quot;;IF([.C69]&gt;=2005;&quot;U15&quot;;&quot;nix da!&quot;))))&amp;&quot; &quot;&amp;[.D69]&amp;&quot; &quot;" office:value-type="string" office:string-value="U9 w " calcext:value-type="string">
            <text:p>U9 w </text:p>
          </table:table-cell>
          <table:table-cell table:style-name="ce4" office:value-type="float" office:value="36.3" calcext:value-type="float">
            <text:p>36,3</text:p>
          </table:table-cell>
          <table:table-cell table:style-name="ce32" table:formula="of:=RANDBETWEEN(18;38)&amp;&quot;,&quot;&amp;RANDBETWEEN(1;9)" office:value-type="string" office:string-value="18,7" calcext:value-type="string">
            <text:p>18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dreas</text:p>
          </table:table-cell>
          <table:table-cell table:style-name="ce32" office:value-type="string" calcext:value-type="string">
            <text:p>Heinz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Großräschen</text:p>
          </table:table-cell>
          <table:table-cell table:style-name="ce32" table:formula="of:=IF([.C70]&gt;=2011;&quot;U9&quot;;IF([.C70]&gt;=2009;&quot;U11&quot;;IF([.C70]&gt;=2007;&quot;U13&quot;;IF([.C70]&gt;=2005;&quot;U15&quot;;&quot;nix da!&quot;))))&amp;&quot; &quot;&amp;[.D70]&amp;&quot; &quot;" office:value-type="string" office:string-value="U15 m " calcext:value-type="string">
            <text:p>U15 m </text:p>
          </table:table-cell>
          <table:table-cell table:style-name="ce4" office:value-type="float" office:value="35.2" calcext:value-type="float">
            <text:p>35,2</text:p>
          </table:table-cell>
          <table:table-cell table:style-name="ce32" table:formula="of:=RANDBETWEEN(34;67)&amp;&quot;,&quot;&amp;RANDBETWEEN(1;9)" office:value-type="string" office:string-value="66,1" calcext:value-type="string">
            <text:p>66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va</text:p>
          </table:table-cell>
          <table:table-cell table:style-name="ce32" office:value-type="string" calcext:value-type="string">
            <text:p>Hermann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Senftenberg</text:p>
          </table:table-cell>
          <table:table-cell table:style-name="ce32" table:formula="of:=IF([.C71]&gt;=2011;&quot;U9&quot;;IF([.C71]&gt;=2009;&quot;U11&quot;;IF([.C71]&gt;=2007;&quot;U13&quot;;IF([.C71]&gt;=2005;&quot;U15&quot;;&quot;nix da!&quot;))))&amp;&quot; &quot;&amp;[.D71]&amp;&quot; &quot;" office:value-type="string" office:string-value="U13 w " calcext:value-type="string">
            <text:p>U13 w </text:p>
          </table:table-cell>
          <table:table-cell table:style-name="ce32" office:value-type="float" office:value="48.2" calcext:value-type="float">
            <text:p>48,2</text:p>
          </table:table-cell>
          <table:table-cell table:style-name="ce32" table:formula="of:=RANDBETWEEN(28;56)&amp;&quot;,&quot;&amp;RANDBETWEEN(1;9)" office:value-type="string" office:string-value="29,4" calcext:value-type="string">
            <text:p>29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lena</text:p>
          </table:table-cell>
          <table:table-cell table:style-name="ce32" office:value-type="string" calcext:value-type="string">
            <text:p>Hermann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IPPON Kirchhain/Finsterwalde</text:p>
          </table:table-cell>
          <table:table-cell table:style-name="ce32" table:formula="of:=IF([.C72]&gt;=2011;&quot;U9&quot;;IF([.C72]&gt;=2009;&quot;U11&quot;;IF([.C72]&gt;=2007;&quot;U13&quot;;IF([.C72]&gt;=2005;&quot;U15&quot;;&quot;nix da!&quot;))))&amp;&quot; &quot;&amp;[.D72]&amp;&quot; &quot;" office:value-type="string" office:string-value="U9 w " calcext:value-type="string">
            <text:p>U9 w </text:p>
          </table:table-cell>
          <table:table-cell table:style-name="ce4" office:value-type="float" office:value="34.6" calcext:value-type="float">
            <text:p>34,6</text:p>
          </table:table-cell>
          <table:table-cell table:style-name="ce32" table:formula="of:=RANDBETWEEN(18;38)&amp;&quot;,&quot;&amp;RANDBETWEEN(1;9)" office:value-type="string" office:string-value="38,5" calcext:value-type="string">
            <text:p>38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cel</text:p>
          </table:table-cell>
          <table:table-cell table:style-name="ce32" office:value-type="string" calcext:value-type="string">
            <text:p>Herzog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HSV Cottbus</text:p>
          </table:table-cell>
          <table:table-cell table:style-name="ce32" table:formula="of:=IF([.C73]&gt;=2011;&quot;U9&quot;;IF([.C73]&gt;=2009;&quot;U11&quot;;IF([.C73]&gt;=2007;&quot;U13&quot;;IF([.C73]&gt;=2005;&quot;U15&quot;;&quot;nix da!&quot;))))&amp;&quot; &quot;&amp;[.D73]&amp;&quot; &quot;" office:value-type="string" office:string-value="U11 m " calcext:value-type="string">
            <text:p>U11 m </text:p>
          </table:table-cell>
          <table:table-cell table:style-name="ce32" office:value-type="float" office:value="34.6" calcext:value-type="float">
            <text:p>34,6</text:p>
          </table:table-cell>
          <table:table-cell table:style-name="ce32" table:formula="of:=RANDBETWEEN(23.1;47.9)&amp;&quot;,&quot;&amp;RANDBETWEEN(1;9)" office:value-type="string" office:string-value="44,2" calcext:value-type="string">
            <text:p>44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ita</text:p>
          </table:table-cell>
          <table:table-cell table:style-name="ce32" office:value-type="string" calcext:value-type="string">
            <text:p>Hesse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UJKC Potsdam</text:p>
          </table:table-cell>
          <table:table-cell table:style-name="ce32" table:formula="of:=IF([.C74]&gt;=2011;&quot;U9&quot;;IF([.C74]&gt;=2009;&quot;U11&quot;;IF([.C74]&gt;=2007;&quot;U13&quot;;IF([.C74]&gt;=2005;&quot;U15&quot;;&quot;nix da!&quot;))))&amp;&quot; &quot;&amp;[.D74]&amp;&quot; &quot;" office:value-type="string" office:string-value="U9 w " calcext:value-type="string">
            <text:p>U9 w </text:p>
          </table:table-cell>
          <table:table-cell table:style-name="ce4" office:value-type="float" office:value="34.3" calcext:value-type="float">
            <text:p>34,3</text:p>
          </table:table-cell>
          <table:table-cell table:style-name="ce32" table:formula="of:=RANDBETWEEN(18;38)&amp;&quot;,&quot;&amp;RANDBETWEEN(1;9)" office:value-type="string" office:string-value="25,2" calcext:value-type="string">
            <text:p>25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Tim</text:p>
          </table:table-cell>
          <table:table-cell table:style-name="ce32" office:value-type="string" calcext:value-type="string">
            <text:p>Hill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RSV Eintracht</text:p>
          </table:table-cell>
          <table:table-cell table:style-name="ce32" table:formula="of:=IF([.C75]&gt;=2011;&quot;U9&quot;;IF([.C75]&gt;=2009;&quot;U11&quot;;IF([.C75]&gt;=2007;&quot;U13&quot;;IF([.C75]&gt;=2005;&quot;U15&quot;;&quot;nix da!&quot;))))&amp;&quot; &quot;&amp;[.D75]&amp;&quot; &quot;" office:value-type="string" office:string-value="U11 m " calcext:value-type="string">
            <text:p>U11 m </text:p>
          </table:table-cell>
          <table:table-cell table:style-name="ce32" office:value-type="float" office:value="29.3" calcext:value-type="float">
            <text:p>29,3</text:p>
          </table:table-cell>
          <table:table-cell table:style-name="ce32" table:formula="of:=RANDBETWEEN(23.1;47.9)&amp;&quot;,&quot;&amp;RANDBETWEEN(1;9)" office:value-type="string" office:string-value="38,8" calcext:value-type="string">
            <text:p>38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onathan</text:p>
          </table:table-cell>
          <table:table-cell table:style-name="ce32" office:value-type="string" calcext:value-type="string">
            <text:p>Hofmann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rankfurt/Oder</text:p>
          </table:table-cell>
          <table:table-cell table:style-name="ce32" table:formula="of:=IF([.C76]&gt;=2011;&quot;U9&quot;;IF([.C76]&gt;=2009;&quot;U11&quot;;IF([.C76]&gt;=2007;&quot;U13&quot;;IF([.C76]&gt;=2005;&quot;U15&quot;;&quot;nix da!&quot;))))&amp;&quot; &quot;&amp;[.D76]&amp;&quot; &quot;" office:value-type="string" office:string-value="U9 m " calcext:value-type="string">
            <text:p>U9 m </text:p>
          </table:table-cell>
          <table:table-cell table:style-name="ce4" office:value-type="float" office:value="19.2" calcext:value-type="float">
            <text:p>19,2</text:p>
          </table:table-cell>
          <table:table-cell table:style-name="ce32" table:formula="of:=RANDBETWEEN(18;38)&amp;&quot;,&quot;&amp;RANDBETWEEN(1;9)" office:value-type="string" office:string-value="36,8" calcext:value-type="string">
            <text:p>36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ophie</text:p>
          </table:table-cell>
          <table:table-cell table:style-name="ce32" office:value-type="string" calcext:value-type="string">
            <text:p>Hoppe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SV Rammenau</text:p>
          </table:table-cell>
          <table:table-cell table:style-name="ce32" table:formula="of:=IF([.C77]&gt;=2011;&quot;U9&quot;;IF([.C77]&gt;=2009;&quot;U11&quot;;IF([.C77]&gt;=2007;&quot;U13&quot;;IF([.C77]&gt;=2005;&quot;U15&quot;;&quot;nix da!&quot;))))&amp;&quot; &quot;&amp;[.D77]&amp;&quot; &quot;" office:value-type="string" office:string-value="U11 w " calcext:value-type="string">
            <text:p>U11 w </text:p>
          </table:table-cell>
          <table:table-cell table:style-name="ce32" office:value-type="float" office:value="29.3" calcext:value-type="float">
            <text:p>29,3</text:p>
          </table:table-cell>
          <table:table-cell table:style-name="ce32" table:formula="of:=RANDBETWEEN(24.1;49.9)&amp;&quot;,&quot;&amp;RANDBETWEEN(1;9)" office:value-type="string" office:string-value="41,7" calcext:value-type="string">
            <text:p>41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Claudia</text:p>
          </table:table-cell>
          <table:table-cell table:style-name="ce32" office:value-type="string" calcext:value-type="string">
            <text:p>Horn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SG Lübbenau 63. e.V</text:p>
          </table:table-cell>
          <table:table-cell table:style-name="ce32" table:formula="of:=IF([.C78]&gt;=2011;&quot;U9&quot;;IF([.C78]&gt;=2009;&quot;U11&quot;;IF([.C78]&gt;=2007;&quot;U13&quot;;IF([.C78]&gt;=2005;&quot;U15&quot;;&quot;nix da!&quot;))))&amp;&quot; &quot;&amp;[.D78]&amp;&quot; &quot;" office:value-type="string" office:string-value="U11 w " calcext:value-type="string">
            <text:p>U11 w </text:p>
          </table:table-cell>
          <table:table-cell table:style-name="ce32" office:value-type="float" office:value="28.4" calcext:value-type="float">
            <text:p>28,4</text:p>
          </table:table-cell>
          <table:table-cell table:style-name="ce32" table:formula="of:=RANDBETWEEN(24.1;49.9)&amp;&quot;,&quot;&amp;RANDBETWEEN(1;9)" office:value-type="string" office:string-value="40,6" calcext:value-type="string">
            <text:p>40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mma</text:p>
          </table:table-cell>
          <table:table-cell table:style-name="ce32" office:value-type="string" calcext:value-type="string">
            <text:p>Huber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V Motor Babelsberg</text:p>
          </table:table-cell>
          <table:table-cell table:style-name="ce32" table:formula="of:=IF([.C79]&gt;=2011;&quot;U9&quot;;IF([.C79]&gt;=2009;&quot;U11&quot;;IF([.C79]&gt;=2007;&quot;U13&quot;;IF([.C79]&gt;=2005;&quot;U15&quot;;&quot;nix da!&quot;))))&amp;&quot; &quot;&amp;[.D79]&amp;&quot; &quot;" office:value-type="string" office:string-value="U15 w " calcext:value-type="string">
            <text:p>U15 w </text:p>
          </table:table-cell>
          <table:table-cell table:style-name="ce4" office:value-type="float" office:value="51.1" calcext:value-type="float">
            <text:p>51,1</text:p>
          </table:table-cell>
          <table:table-cell table:style-name="ce32" table:formula="of:=RANDBETWEEN(33;64)&amp;&quot;,&quot;&amp;RANDBETWEEN(1;9)" office:value-type="string" office:string-value="56,9" calcext:value-type="string">
            <text:p>56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arald</text:p>
          </table:table-cell>
          <table:table-cell table:style-name="ce32" office:value-type="string" calcext:value-type="string">
            <text:p>Hübner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IPPON Kirchhain/Finsterwalde</text:p>
          </table:table-cell>
          <table:table-cell table:style-name="ce32" table:formula="of:=IF([.C80]&gt;=2011;&quot;U9&quot;;IF([.C80]&gt;=2009;&quot;U11&quot;;IF([.C80]&gt;=2007;&quot;U13&quot;;IF([.C80]&gt;=2005;&quot;U15&quot;;&quot;nix da!&quot;))))&amp;&quot; &quot;&amp;[.D80]&amp;&quot; &quot;" office:value-type="string" office:string-value="U11 m " calcext:value-type="string">
            <text:p>U11 m </text:p>
          </table:table-cell>
          <table:table-cell table:style-name="ce32" office:value-type="float" office:value="40.6" calcext:value-type="float">
            <text:p>40,6</text:p>
          </table:table-cell>
          <table:table-cell table:style-name="ce32" table:formula="of:=RANDBETWEEN(23.1;47.9)&amp;&quot;,&quot;&amp;RANDBETWEEN(1;9)" office:value-type="string" office:string-value="25,6" calcext:value-type="string">
            <text:p>25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Isabella</text:p>
          </table:table-cell>
          <table:table-cell table:style-name="ce32" office:value-type="string" calcext:value-type="string">
            <text:p>Hughes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SG Dynamo Jüterbog</text:p>
          </table:table-cell>
          <table:table-cell table:style-name="ce32" table:formula="of:=IF([.C81]&gt;=2011;&quot;U9&quot;;IF([.C81]&gt;=2009;&quot;U11&quot;;IF([.C81]&gt;=2007;&quot;U13&quot;;IF([.C81]&gt;=2005;&quot;U15&quot;;&quot;nix da!&quot;))))&amp;&quot; &quot;&amp;[.D81]&amp;&quot; &quot;" office:value-type="string" office:string-value="U15 w " calcext:value-type="string">
            <text:p>U15 w </text:p>
          </table:table-cell>
          <table:table-cell table:style-name="ce4" office:value-type="float" office:value="55.1" calcext:value-type="float">
            <text:p>55,1</text:p>
          </table:table-cell>
          <table:table-cell table:style-name="ce32" table:formula="of:=RANDBETWEEN(33;64)&amp;&quot;,&quot;&amp;RANDBETWEEN(1;9)" office:value-type="string" office:string-value="53,8" calcext:value-type="string">
            <text:p>53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Uwe</text:p>
          </table:table-cell>
          <table:table-cell table:style-name="ce32" office:value-type="string" calcext:value-type="string">
            <text:p>Jackso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UJKC Potsdam</text:p>
          </table:table-cell>
          <table:table-cell table:style-name="ce32" table:formula="of:=IF([.C82]&gt;=2011;&quot;U9&quot;;IF([.C82]&gt;=2009;&quot;U11&quot;;IF([.C82]&gt;=2007;&quot;U13&quot;;IF([.C82]&gt;=2005;&quot;U15&quot;;&quot;nix da!&quot;))))&amp;&quot; &quot;&amp;[.D82]&amp;&quot; &quot;" office:value-type="string" office:string-value="U9 m " calcext:value-type="string">
            <text:p>U9 m </text:p>
          </table:table-cell>
          <table:table-cell table:style-name="ce4" office:value-type="float" office:value="28.7" calcext:value-type="float">
            <text:p>28,7</text:p>
          </table:table-cell>
          <table:table-cell table:style-name="ce32" table:formula="of:=RANDBETWEEN(18;38)&amp;&quot;,&quot;&amp;RANDBETWEEN(1;9)" office:value-type="string" office:string-value="34,5" calcext:value-type="string">
            <text:p>34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lmut</text:p>
          </table:table-cell>
          <table:table-cell table:style-name="ce32" office:value-type="string" calcext:value-type="string">
            <text:p>Jäg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V Motor Babelsberg</text:p>
          </table:table-cell>
          <table:table-cell table:style-name="ce32" table:formula="of:=IF([.C83]&gt;=2011;&quot;U9&quot;;IF([.C83]&gt;=2009;&quot;U11&quot;;IF([.C83]&gt;=2007;&quot;U13&quot;;IF([.C83]&gt;=2005;&quot;U15&quot;;&quot;nix da!&quot;))))&amp;&quot; &quot;&amp;[.D83]&amp;&quot; &quot;" office:value-type="string" office:string-value="U15 m " calcext:value-type="string">
            <text:p>U15 m </text:p>
          </table:table-cell>
          <table:table-cell table:style-name="ce4" office:value-type="float" office:value="57.2" calcext:value-type="float">
            <text:p>57,2</text:p>
          </table:table-cell>
          <table:table-cell table:style-name="ce32" table:formula="of:=RANDBETWEEN(34;67)&amp;&quot;,&quot;&amp;RANDBETWEEN(1;9)" office:value-type="string" office:string-value="59,3" calcext:value-type="string">
            <text:p>59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Paul</text:p>
          </table:table-cell>
          <table:table-cell table:style-name="ce32" office:value-type="string" calcext:value-type="string">
            <text:p>Jah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Großräschen</text:p>
          </table:table-cell>
          <table:table-cell table:style-name="ce32" table:formula="of:=IF([.C84]&gt;=2011;&quot;U9&quot;;IF([.C84]&gt;=2009;&quot;U11&quot;;IF([.C84]&gt;=2007;&quot;U13&quot;;IF([.C84]&gt;=2005;&quot;U15&quot;;&quot;nix da!&quot;))))&amp;&quot; &quot;&amp;[.D84]&amp;&quot; &quot;" office:value-type="string" office:string-value="U9 m " calcext:value-type="string">
            <text:p>U9 m </text:p>
          </table:table-cell>
          <table:table-cell table:style-name="ce4" office:value-type="float" office:value="34.4" calcext:value-type="float">
            <text:p>34,4</text:p>
          </table:table-cell>
          <table:table-cell table:style-name="ce32" table:formula="of:=RANDBETWEEN(18;38)&amp;&quot;,&quot;&amp;RANDBETWEEN(1;9)" office:value-type="string" office:string-value="29,3" calcext:value-type="string">
            <text:p>29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osemarie</text:p>
          </table:table-cell>
          <table:table-cell table:style-name="ce32" office:value-type="string" calcext:value-type="string">
            <text:p>James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Frankfurt/Oder</text:p>
          </table:table-cell>
          <table:table-cell table:style-name="ce32" table:formula="of:=IF([.C85]&gt;=2011;&quot;U9&quot;;IF([.C85]&gt;=2009;&quot;U11&quot;;IF([.C85]&gt;=2007;&quot;U13&quot;;IF([.C85]&gt;=2005;&quot;U15&quot;;&quot;nix da!&quot;))))&amp;&quot; &quot;&amp;[.D85]&amp;&quot; &quot;" office:value-type="string" office:string-value="U13 w " calcext:value-type="string">
            <text:p>U13 w </text:p>
          </table:table-cell>
          <table:table-cell table:style-name="ce32" office:value-type="float" office:value="40.4" calcext:value-type="float">
            <text:p>40,4</text:p>
          </table:table-cell>
          <table:table-cell table:style-name="ce32" table:formula="of:=RANDBETWEEN(28;56)&amp;&quot;,&quot;&amp;RANDBETWEEN(1;9)" office:value-type="string" office:string-value="51,4" calcext:value-type="string">
            <text:p>51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arah</text:p>
          </table:table-cell>
          <table:table-cell table:style-name="ce32" office:value-type="string" calcext:value-type="string">
            <text:p>Jansen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lau-Weiß Vetschau</text:p>
          </table:table-cell>
          <table:table-cell table:style-name="ce32" table:formula="of:=IF([.C86]&gt;=2011;&quot;U9&quot;;IF([.C86]&gt;=2009;&quot;U11&quot;;IF([.C86]&gt;=2007;&quot;U13&quot;;IF([.C86]&gt;=2005;&quot;U15&quot;;&quot;nix da!&quot;))))&amp;&quot; &quot;&amp;[.D86]&amp;&quot; &quot;" office:value-type="string" office:string-value="U9 w " calcext:value-type="string">
            <text:p>U9 w </text:p>
          </table:table-cell>
          <table:table-cell table:style-name="ce4" office:value-type="float" office:value="31.5" calcext:value-type="float">
            <text:p>31,5</text:p>
          </table:table-cell>
          <table:table-cell table:style-name="ce32" table:formula="of:=RANDBETWEEN(18;38)&amp;&quot;,&quot;&amp;RANDBETWEEN(1;9)" office:value-type="string" office:string-value="32,1" calcext:value-type="string">
            <text:p>32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unda</text:p>
          </table:table-cell>
          <table:table-cell table:style-name="ce32" office:value-type="string" calcext:value-type="string">
            <text:p>Jung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C Kyoko Jänschwalde</text:p>
          </table:table-cell>
          <table:table-cell table:style-name="ce32" table:formula="of:=IF([.C87]&gt;=2011;&quot;U9&quot;;IF([.C87]&gt;=2009;&quot;U11&quot;;IF([.C87]&gt;=2007;&quot;U13&quot;;IF([.C87]&gt;=2005;&quot;U15&quot;;&quot;nix da!&quot;))))&amp;&quot; &quot;&amp;[.D87]&amp;&quot; &quot;" office:value-type="string" office:string-value="U9 w " calcext:value-type="string">
            <text:p>U9 w </text:p>
          </table:table-cell>
          <table:table-cell table:style-name="ce4" office:value-type="float" office:value="20.2" calcext:value-type="float">
            <text:p>20,2</text:p>
          </table:table-cell>
          <table:table-cell table:style-name="ce32" table:formula="of:=RANDBETWEEN(18;38)&amp;&quot;,&quot;&amp;RANDBETWEEN(1;9)" office:value-type="string" office:string-value="29,6" calcext:value-type="string">
            <text:p>29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enjamin</text:p>
          </table:table-cell>
          <table:table-cell table:style-name="ce32" office:value-type="string" calcext:value-type="string">
            <text:p>Kaise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V Motor Babelsberg</text:p>
          </table:table-cell>
          <table:table-cell table:style-name="ce32" table:formula="of:=IF([.C88]&gt;=2011;&quot;U9&quot;;IF([.C88]&gt;=2009;&quot;U11&quot;;IF([.C88]&gt;=2007;&quot;U13&quot;;IF([.C88]&gt;=2005;&quot;U15&quot;;&quot;nix da!&quot;))))&amp;&quot; &quot;&amp;[.D88]&amp;&quot; &quot;" office:value-type="string" office:string-value="U9 m " calcext:value-type="string">
            <text:p>U9 m </text:p>
          </table:table-cell>
          <table:table-cell table:style-name="ce4" office:value-type="float" office:value="18.2" calcext:value-type="float">
            <text:p>18,2</text:p>
          </table:table-cell>
          <table:table-cell table:style-name="ce32" table:formula="of:=RANDBETWEEN(18;38)&amp;&quot;,&quot;&amp;RANDBETWEEN(1;9)" office:value-type="string" office:string-value="18,2" calcext:value-type="string">
            <text:p>18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ena</text:p>
          </table:table-cell>
          <table:table-cell table:style-name="ce32" office:value-type="string" calcext:value-type="string">
            <text:p>Kaufmann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RSV Eintracht</text:p>
          </table:table-cell>
          <table:table-cell table:style-name="ce32" table:formula="of:=IF([.C89]&gt;=2011;&quot;U9&quot;;IF([.C89]&gt;=2009;&quot;U11&quot;;IF([.C89]&gt;=2007;&quot;U13&quot;;IF([.C89]&gt;=2005;&quot;U15&quot;;&quot;nix da!&quot;))))&amp;&quot; &quot;&amp;[.D89]&amp;&quot; &quot;" office:value-type="string" office:string-value="U13 w " calcext:value-type="string">
            <text:p>U13 w </text:p>
          </table:table-cell>
          <table:table-cell table:style-name="ce32" office:value-type="float" office:value="28.6" calcext:value-type="float">
            <text:p>28,6</text:p>
          </table:table-cell>
          <table:table-cell table:style-name="ce32" table:formula="of:=RANDBETWEEN(28;56)&amp;&quot;,&quot;&amp;RANDBETWEEN(1;9)" office:value-type="string" office:string-value="31,3" calcext:value-type="string">
            <text:p>31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iam</text:p>
          </table:table-cell>
          <table:table-cell table:style-name="ce32" office:value-type="string" calcext:value-type="string">
            <text:p>Kern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Königs Wusterhausen</text:p>
          </table:table-cell>
          <table:table-cell table:style-name="ce32" table:formula="of:=IF([.C90]&gt;=2011;&quot;U9&quot;;IF([.C90]&gt;=2009;&quot;U11&quot;;IF([.C90]&gt;=2007;&quot;U13&quot;;IF([.C90]&gt;=2005;&quot;U15&quot;;&quot;nix da!&quot;))))&amp;&quot; &quot;&amp;[.D90]&amp;&quot; &quot;" office:value-type="string" office:string-value="U11 m " calcext:value-type="string">
            <text:p>U11 m </text:p>
          </table:table-cell>
          <table:table-cell table:style-name="ce32" office:value-type="float" office:value="25.8" calcext:value-type="float">
            <text:p>25,8</text:p>
          </table:table-cell>
          <table:table-cell table:style-name="ce32" table:formula="of:=RANDBETWEEN(23.1;47.9)&amp;&quot;,&quot;&amp;RANDBETWEEN(1;9)" office:value-type="string" office:string-value="33,2" calcext:value-type="string">
            <text:p>33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amuel</text:p>
          </table:table-cell>
          <table:table-cell table:style-name="ce32" office:value-type="string" calcext:value-type="string">
            <text:p>King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SG Humboldt Berlin</text:p>
          </table:table-cell>
          <table:table-cell table:style-name="ce32" table:formula="of:=IF([.C91]&gt;=2011;&quot;U9&quot;;IF([.C91]&gt;=2009;&quot;U11&quot;;IF([.C91]&gt;=2007;&quot;U13&quot;;IF([.C91]&gt;=2005;&quot;U15&quot;;&quot;nix da!&quot;))))&amp;&quot; &quot;&amp;[.D91]&amp;&quot; &quot;" office:value-type="string" office:string-value="U13 m " calcext:value-type="string">
            <text:p>U13 m </text:p>
          </table:table-cell>
          <table:table-cell table:style-name="ce32" office:value-type="float" office:value="34.1" calcext:value-type="float">
            <text:p>34,1</text:p>
          </table:table-cell>
          <table:table-cell table:style-name="ce32" table:formula="of:=RANDBETWEEN(28;56)&amp;&quot;,&quot;&amp;RANDBETWEEN(1;9)" office:value-type="string" office:string-value="35,4" calcext:value-type="string">
            <text:p>35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nelise</text:p>
          </table:table-cell>
          <table:table-cell table:style-name="ce32" office:value-type="string" calcext:value-type="string">
            <text:p>Kirchner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udoverein Lauchhammer</text:p>
          </table:table-cell>
          <table:table-cell table:style-name="ce32" table:formula="of:=IF([.C92]&gt;=2011;&quot;U9&quot;;IF([.C92]&gt;=2009;&quot;U11&quot;;IF([.C92]&gt;=2007;&quot;U13&quot;;IF([.C92]&gt;=2005;&quot;U15&quot;;&quot;nix da!&quot;))))&amp;&quot; &quot;&amp;[.D92]&amp;&quot; &quot;" office:value-type="string" office:string-value="U15 w " calcext:value-type="string">
            <text:p>U15 w </text:p>
          </table:table-cell>
          <table:table-cell table:style-name="ce4" office:value-type="float" office:value="39.6" calcext:value-type="float">
            <text:p>39,6</text:p>
          </table:table-cell>
          <table:table-cell table:style-name="ce32" table:formula="of:=RANDBETWEEN(33;64)&amp;&quot;,&quot;&amp;RANDBETWEEN(1;9)" office:value-type="string" office:string-value="38,8" calcext:value-type="string">
            <text:p>38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tefan</text:p>
          </table:table-cell>
          <table:table-cell table:style-name="ce32" office:value-type="string" calcext:value-type="string">
            <text:p>Klei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uzushi Lübben</text:p>
          </table:table-cell>
          <table:table-cell table:style-name="ce32" table:formula="of:=IF([.C93]&gt;=2011;&quot;U9&quot;;IF([.C93]&gt;=2009;&quot;U11&quot;;IF([.C93]&gt;=2007;&quot;U13&quot;;IF([.C93]&gt;=2005;&quot;U15&quot;;&quot;nix da!&quot;))))&amp;&quot; &quot;&amp;[.D93]&amp;&quot; &quot;" office:value-type="string" office:string-value="U9 m " calcext:value-type="string">
            <text:p>U9 m </text:p>
          </table:table-cell>
          <table:table-cell table:style-name="ce4" office:value-type="float" office:value="21.3" calcext:value-type="float">
            <text:p>21,3</text:p>
          </table:table-cell>
          <table:table-cell table:style-name="ce32" table:formula="of:=RANDBETWEEN(18;38)&amp;&quot;,&quot;&amp;RANDBETWEEN(1;9)" office:value-type="string" office:string-value="33,9" calcext:value-type="string">
            <text:p>33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ele</text:p>
          </table:table-cell>
          <table:table-cell table:style-name="ce32" office:value-type="string" calcext:value-type="string">
            <text:p>Koch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V Motor Babelsberg</text:p>
          </table:table-cell>
          <table:table-cell table:style-name="ce32" table:formula="of:=IF([.C94]&gt;=2011;&quot;U9&quot;;IF([.C94]&gt;=2009;&quot;U11&quot;;IF([.C94]&gt;=2007;&quot;U13&quot;;IF([.C94]&gt;=2005;&quot;U15&quot;;&quot;nix da!&quot;))))&amp;&quot; &quot;&amp;[.D94]&amp;&quot; &quot;" office:value-type="string" office:string-value="U15 w " calcext:value-type="string">
            <text:p>U15 w </text:p>
          </table:table-cell>
          <table:table-cell table:style-name="ce4" office:value-type="float" office:value="45.4" calcext:value-type="float">
            <text:p>45,4</text:p>
          </table:table-cell>
          <table:table-cell table:style-name="ce32" table:formula="of:=RANDBETWEEN(33;64)&amp;&quot;,&quot;&amp;RANDBETWEEN(1;9)" office:value-type="string" office:string-value="55,7" calcext:value-type="string">
            <text:p>55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ulian</text:p>
          </table:table-cell>
          <table:table-cell table:style-name="ce32" office:value-type="string" calcext:value-type="string">
            <text:p>Köhl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udo Team Dahme</text:p>
          </table:table-cell>
          <table:table-cell table:style-name="ce32" table:formula="of:=IF([.C95]&gt;=2011;&quot;U9&quot;;IF([.C95]&gt;=2009;&quot;U11&quot;;IF([.C95]&gt;=2007;&quot;U13&quot;;IF([.C95]&gt;=2005;&quot;U15&quot;;&quot;nix da!&quot;))))&amp;&quot; &quot;&amp;[.D95]&amp;&quot; &quot;" office:value-type="string" office:string-value="U15 m " calcext:value-type="string">
            <text:p>U15 m </text:p>
          </table:table-cell>
          <table:table-cell table:style-name="ce4" office:value-type="float" office:value="42.8" calcext:value-type="float">
            <text:p>42,8</text:p>
          </table:table-cell>
          <table:table-cell table:style-name="ce32" table:formula="of:=RANDBETWEEN(34;67)&amp;&quot;,&quot;&amp;RANDBETWEEN(1;9)" office:value-type="string" office:string-value="42,9" calcext:value-type="string">
            <text:p>42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isa</text:p>
          </table:table-cell>
          <table:table-cell table:style-name="ce32" office:value-type="string" calcext:value-type="string">
            <text:p>König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Frankfurt/Oder</text:p>
          </table:table-cell>
          <table:table-cell table:style-name="ce32" table:formula="of:=IF([.C96]&gt;=2011;&quot;U9&quot;;IF([.C96]&gt;=2009;&quot;U11&quot;;IF([.C96]&gt;=2007;&quot;U13&quot;;IF([.C96]&gt;=2005;&quot;U15&quot;;&quot;nix da!&quot;))))&amp;&quot; &quot;&amp;[.D96]&amp;&quot; &quot;" office:value-type="string" office:string-value="U9 w " calcext:value-type="string">
            <text:p>U9 w </text:p>
          </table:table-cell>
          <table:table-cell table:style-name="ce4" office:value-type="float" office:value="38.5" calcext:value-type="float">
            <text:p>38,5</text:p>
          </table:table-cell>
          <table:table-cell table:style-name="ce32" table:formula="of:=RANDBETWEEN(18;38)&amp;&quot;,&quot;&amp;RANDBETWEEN(1;9)" office:value-type="string" office:string-value="20,9" calcext:value-type="string">
            <text:p>20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ke</text:p>
          </table:table-cell>
          <table:table-cell table:style-name="ce32" office:value-type="string" calcext:value-type="string">
            <text:p>Kraft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J Sokol Praha Vršovice</text:p>
          </table:table-cell>
          <table:table-cell table:style-name="ce32" table:formula="of:=IF([.C97]&gt;=2011;&quot;U9&quot;;IF([.C97]&gt;=2009;&quot;U11&quot;;IF([.C97]&gt;=2007;&quot;U13&quot;;IF([.C97]&gt;=2005;&quot;U15&quot;;&quot;nix da!&quot;))))&amp;&quot; &quot;&amp;[.D97]&amp;&quot; &quot;" office:value-type="string" office:string-value="U9 w " calcext:value-type="string">
            <text:p>U9 w </text:p>
          </table:table-cell>
          <table:table-cell table:style-name="ce4" office:value-type="float" office:value="30.2" calcext:value-type="float">
            <text:p>30,2</text:p>
          </table:table-cell>
          <table:table-cell table:style-name="ce32" table:formula="of:=RANDBETWEEN(18;38)&amp;&quot;,&quot;&amp;RANDBETWEEN(1;9)" office:value-type="string" office:string-value="33,4" calcext:value-type="string">
            <text:p>33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ophia</text:p>
          </table:table-cell>
          <table:table-cell table:style-name="ce32" office:value-type="string" calcext:value-type="string">
            <text:p>Kramer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SV Cottbus</text:p>
          </table:table-cell>
          <table:table-cell table:style-name="ce32" table:formula="of:=IF([.C98]&gt;=2011;&quot;U9&quot;;IF([.C98]&gt;=2009;&quot;U11&quot;;IF([.C98]&gt;=2007;&quot;U13&quot;;IF([.C98]&gt;=2005;&quot;U15&quot;;&quot;nix da!&quot;))))&amp;&quot; &quot;&amp;[.D98]&amp;&quot; &quot;" office:value-type="string" office:string-value="U9 w " calcext:value-type="string">
            <text:p>U9 w </text:p>
          </table:table-cell>
          <table:table-cell table:style-name="ce4" office:value-type="float" office:value="30.2" calcext:value-type="float">
            <text:p>30,2</text:p>
          </table:table-cell>
          <table:table-cell table:style-name="ce32" table:formula="of:=RANDBETWEEN(18;38)&amp;&quot;,&quot;&amp;RANDBETWEEN(1;9)" office:value-type="string" office:string-value="38,9" calcext:value-type="string">
            <text:p>38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Kurt</text:p>
          </table:table-cell>
          <table:table-cell table:style-name="ce32" office:value-type="string" calcext:value-type="string">
            <text:p>Krämer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Kamenz</text:p>
          </table:table-cell>
          <table:table-cell table:style-name="ce32" table:formula="of:=IF([.C99]&gt;=2011;&quot;U9&quot;;IF([.C99]&gt;=2009;&quot;U11&quot;;IF([.C99]&gt;=2007;&quot;U13&quot;;IF([.C99]&gt;=2005;&quot;U15&quot;;&quot;nix da!&quot;))))&amp;&quot; &quot;&amp;[.D99]&amp;&quot; &quot;" office:value-type="string" office:string-value="U9 m " calcext:value-type="string">
            <text:p>U9 m </text:p>
          </table:table-cell>
          <table:table-cell table:style-name="ce4" office:value-type="float" office:value="34.3" calcext:value-type="float">
            <text:p>34,3</text:p>
          </table:table-cell>
          <table:table-cell table:style-name="ce32" table:formula="of:=RANDBETWEEN(18;38)&amp;&quot;,&quot;&amp;RANDBETWEEN(1;9)" office:value-type="string" office:string-value="31,5" calcext:value-type="string">
            <text:p>31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annah</text:p>
          </table:table-cell>
          <table:table-cell table:style-name="ce32" office:value-type="string" calcext:value-type="string">
            <text:p>Kraus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V Königs Wusterhausen</text:p>
          </table:table-cell>
          <table:table-cell table:style-name="ce32" table:formula="of:=IF([.C100]&gt;=2011;&quot;U9&quot;;IF([.C100]&gt;=2009;&quot;U11&quot;;IF([.C100]&gt;=2007;&quot;U13&quot;;IF([.C100]&gt;=2005;&quot;U15&quot;;&quot;nix da!&quot;))))&amp;&quot; &quot;&amp;[.D100]&amp;&quot; &quot;" office:value-type="string" office:string-value="U11 w " calcext:value-type="string">
            <text:p>U11 w </text:p>
          </table:table-cell>
          <table:table-cell table:style-name="ce32" office:value-type="float" office:value="41.8" calcext:value-type="float">
            <text:p>41,8</text:p>
          </table:table-cell>
          <table:table-cell table:style-name="ce32" table:formula="of:=RANDBETWEEN(24.1;49.9)&amp;&quot;,&quot;&amp;RANDBETWEEN(1;9)" office:value-type="string" office:string-value="46,9" calcext:value-type="string">
            <text:p>46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Kerstin</text:p>
          </table:table-cell>
          <table:table-cell table:style-name="ce32" office:value-type="string" calcext:value-type="string">
            <text:p>Krüger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SV Rammenau</text:p>
          </table:table-cell>
          <table:table-cell table:style-name="ce32" table:formula="of:=IF([.C101]&gt;=2011;&quot;U9&quot;;IF([.C101]&gt;=2009;&quot;U11&quot;;IF([.C101]&gt;=2007;&quot;U13&quot;;IF([.C101]&gt;=2005;&quot;U15&quot;;&quot;nix da!&quot;))))&amp;&quot; &quot;&amp;[.D101]&amp;&quot; &quot;" office:value-type="string" office:string-value="U11 w " calcext:value-type="string">
            <text:p>U11 w </text:p>
          </table:table-cell>
          <table:table-cell table:style-name="ce32" office:value-type="float" office:value="34.6" calcext:value-type="float">
            <text:p>34,6</text:p>
          </table:table-cell>
          <table:table-cell table:style-name="ce32" table:formula="of:=RANDBETWEEN(24.1;49.9)&amp;&quot;,&quot;&amp;RANDBETWEEN(1;9)" office:value-type="string" office:string-value="25,6" calcext:value-type="string">
            <text:p>25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ara</text:p>
          </table:table-cell>
          <table:table-cell table:style-name="ce32" office:value-type="string" calcext:value-type="string">
            <text:p>Kruse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Lotos Berlin</text:p>
          </table:table-cell>
          <table:table-cell table:style-name="ce32" table:formula="of:=IF([.C102]&gt;=2011;&quot;U9&quot;;IF([.C102]&gt;=2009;&quot;U11&quot;;IF([.C102]&gt;=2007;&quot;U13&quot;;IF([.C102]&gt;=2005;&quot;U15&quot;;&quot;nix da!&quot;))))&amp;&quot; &quot;&amp;[.D102]&amp;&quot; &quot;" office:value-type="string" office:string-value="U11 w " calcext:value-type="string">
            <text:p>U11 w </text:p>
          </table:table-cell>
          <table:table-cell table:style-name="ce32" office:value-type="float" office:value="49.7" calcext:value-type="float">
            <text:p>49,7</text:p>
          </table:table-cell>
          <table:table-cell table:style-name="ce32" table:formula="of:=RANDBETWEEN(24.1;49.9)&amp;&quot;,&quot;&amp;RANDBETWEEN(1;9)" office:value-type="string" office:string-value="37,6" calcext:value-type="string">
            <text:p>37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gelika</text:p>
          </table:table-cell>
          <table:table-cell table:style-name="ce32" office:value-type="string" calcext:value-type="string">
            <text:p>Kuhn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SG Dynamo Jüterbog</text:p>
          </table:table-cell>
          <table:table-cell table:style-name="ce32" table:formula="of:=IF([.C103]&gt;=2011;&quot;U9&quot;;IF([.C103]&gt;=2009;&quot;U11&quot;;IF([.C103]&gt;=2007;&quot;U13&quot;;IF([.C103]&gt;=2005;&quot;U15&quot;;&quot;nix da!&quot;))))&amp;&quot; &quot;&amp;[.D103]&amp;&quot; &quot;" office:value-type="string" office:string-value="U9 w " calcext:value-type="string">
            <text:p>U9 w </text:p>
          </table:table-cell>
          <table:table-cell table:style-name="ce4" office:value-type="float" office:value="27.5" calcext:value-type="float">
            <text:p>27,5</text:p>
          </table:table-cell>
          <table:table-cell table:style-name="ce32" table:formula="of:=RANDBETWEEN(18;38)&amp;&quot;,&quot;&amp;RANDBETWEEN(1;9)" office:value-type="string" office:string-value="26,1" calcext:value-type="string">
            <text:p>26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utta</text:p>
          </table:table-cell>
          <table:table-cell table:style-name="ce32" office:value-type="string" calcext:value-type="string">
            <text:p>Kühn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V Motor Babelsberg</text:p>
          </table:table-cell>
          <table:table-cell table:style-name="ce32" table:formula="of:=IF([.C104]&gt;=2011;&quot;U9&quot;;IF([.C104]&gt;=2009;&quot;U11&quot;;IF([.C104]&gt;=2007;&quot;U13&quot;;IF([.C104]&gt;=2005;&quot;U15&quot;;&quot;nix da!&quot;))))&amp;&quot; &quot;&amp;[.D104]&amp;&quot; &quot;" office:value-type="string" office:string-value="U13 w " calcext:value-type="string">
            <text:p>U13 w </text:p>
          </table:table-cell>
          <table:table-cell table:style-name="ce32" office:value-type="float" office:value="56.7" calcext:value-type="float">
            <text:p>56,7</text:p>
          </table:table-cell>
          <table:table-cell table:style-name="ce32" table:formula="of:=RANDBETWEEN(28;56)&amp;&quot;,&quot;&amp;RANDBETWEEN(1;9)" office:value-type="string" office:string-value="44,6" calcext:value-type="string">
            <text:p>44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va</text:p>
          </table:table-cell>
          <table:table-cell table:style-name="ce32" office:value-type="string" calcext:value-type="string">
            <text:p>Kunz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05 Köthen</text:p>
          </table:table-cell>
          <table:table-cell table:style-name="ce32" table:formula="of:=IF([.C105]&gt;=2011;&quot;U9&quot;;IF([.C105]&gt;=2009;&quot;U11&quot;;IF([.C105]&gt;=2007;&quot;U13&quot;;IF([.C105]&gt;=2005;&quot;U15&quot;;&quot;nix da!&quot;))))&amp;&quot; &quot;&amp;[.D105]&amp;&quot; &quot;" office:value-type="string" office:string-value="U13 w " calcext:value-type="string">
            <text:p>U13 w </text:p>
          </table:table-cell>
          <table:table-cell table:style-name="ce32" office:value-type="float" office:value="30.5" calcext:value-type="float">
            <text:p>30,5</text:p>
          </table:table-cell>
          <table:table-cell table:style-name="ce32" table:formula="of:=RANDBETWEEN(28;56)&amp;&quot;,&quot;&amp;RANDBETWEEN(1;9)" office:value-type="string" office:string-value="54,7" calcext:value-type="string">
            <text:p>54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Valentin</text:p>
          </table:table-cell>
          <table:table-cell table:style-name="ce32" office:value-type="string" calcext:value-type="string">
            <text:p>Kurz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ürstenwalde</text:p>
          </table:table-cell>
          <table:table-cell table:style-name="ce32" table:formula="of:=IF([.C106]&gt;=2011;&quot;U9&quot;;IF([.C106]&gt;=2009;&quot;U11&quot;;IF([.C106]&gt;=2007;&quot;U13&quot;;IF([.C106]&gt;=2005;&quot;U15&quot;;&quot;nix da!&quot;))))&amp;&quot; &quot;&amp;[.D106]&amp;&quot; &quot;" office:value-type="string" office:string-value="U9 m " calcext:value-type="string">
            <text:p>U9 m </text:p>
          </table:table-cell>
          <table:table-cell table:style-name="ce4" office:value-type="float" office:value="37.9" calcext:value-type="float">
            <text:p>37,9</text:p>
          </table:table-cell>
          <table:table-cell table:style-name="ce32" table:formula="of:=RANDBETWEEN(18;38)&amp;&quot;,&quot;&amp;RANDBETWEEN(1;9)" office:value-type="string" office:string-value="35,8" calcext:value-type="string">
            <text:p>35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ernhard</text:p>
          </table:table-cell>
          <table:table-cell table:style-name="ce32" office:value-type="string" calcext:value-type="string">
            <text:p>Lang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Ludwigsfelde e.V.</text:p>
          </table:table-cell>
          <table:table-cell table:style-name="ce32" table:formula="of:=IF([.C107]&gt;=2011;&quot;U9&quot;;IF([.C107]&gt;=2009;&quot;U11&quot;;IF([.C107]&gt;=2007;&quot;U13&quot;;IF([.C107]&gt;=2005;&quot;U15&quot;;&quot;nix da!&quot;))))&amp;&quot; &quot;&amp;[.D107]&amp;&quot; &quot;" office:value-type="string" office:string-value="U15 m " calcext:value-type="string">
            <text:p>U15 m </text:p>
          </table:table-cell>
          <table:table-cell table:style-name="ce32" office:value-type="float" office:value="50.2" calcext:value-type="float">
            <text:p>50,2</text:p>
          </table:table-cell>
          <table:table-cell table:style-name="ce32" table:formula="of:=RANDBETWEEN(34;67)&amp;&quot;,&quot;&amp;RANDBETWEEN(1;9)" office:value-type="string" office:string-value="62,4" calcext:value-type="string">
            <text:p>62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tonia</text:p>
          </table:table-cell>
          <table:table-cell table:style-name="ce32" office:value-type="string" calcext:value-type="string">
            <text:p>Lange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Fürstenwalde</text:p>
          </table:table-cell>
          <table:table-cell table:style-name="ce32" table:formula="of:=IF([.C108]&gt;=2011;&quot;U9&quot;;IF([.C108]&gt;=2009;&quot;U11&quot;;IF([.C108]&gt;=2007;&quot;U13&quot;;IF([.C108]&gt;=2005;&quot;U15&quot;;&quot;nix da!&quot;))))&amp;&quot; &quot;&amp;[.D108]&amp;&quot; &quot;" office:value-type="string" office:string-value="U13 w " calcext:value-type="string">
            <text:p>U13 w </text:p>
          </table:table-cell>
          <table:table-cell table:style-name="ce32" office:value-type="float" office:value="31.6" calcext:value-type="float">
            <text:p>31,6</text:p>
          </table:table-cell>
          <table:table-cell table:style-name="ce32" table:formula="of:=RANDBETWEEN(28;56)&amp;&quot;,&quot;&amp;RANDBETWEEN(1;9)" office:value-type="string" office:string-value="56,5" calcext:value-type="string">
            <text:p>56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ebastian</text:p>
          </table:table-cell>
          <table:table-cell table:style-name="ce32" office:value-type="string" calcext:value-type="string">
            <text:p>Langer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ok Zernsdorf</text:p>
          </table:table-cell>
          <table:table-cell table:style-name="ce32" table:formula="of:=IF([.C109]&gt;=2011;&quot;U9&quot;;IF([.C109]&gt;=2009;&quot;U11&quot;;IF([.C109]&gt;=2007;&quot;U13&quot;;IF([.C109]&gt;=2005;&quot;U15&quot;;&quot;nix da!&quot;))))&amp;&quot; &quot;&amp;[.D109]&amp;&quot; &quot;" office:value-type="string" office:string-value="U9 m " calcext:value-type="string">
            <text:p>U9 m </text:p>
          </table:table-cell>
          <table:table-cell table:style-name="ce4" office:value-type="float" office:value="36.6" calcext:value-type="float">
            <text:p>36,6</text:p>
          </table:table-cell>
          <table:table-cell table:style-name="ce32" table:formula="of:=RANDBETWEEN(18;38)&amp;&quot;,&quot;&amp;RANDBETWEEN(1;9)" office:value-type="string" office:string-value="38,6" calcext:value-type="string">
            <text:p>38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ina</text:p>
          </table:table-cell>
          <table:table-cell table:style-name="ce32" office:value-type="string" calcext:value-type="string">
            <text:p>Lee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SV Cottbus</text:p>
          </table:table-cell>
          <table:table-cell table:style-name="ce32" table:formula="of:=IF([.C110]&gt;=2011;&quot;U9&quot;;IF([.C110]&gt;=2009;&quot;U11&quot;;IF([.C110]&gt;=2007;&quot;U13&quot;;IF([.C110]&gt;=2005;&quot;U15&quot;;&quot;nix da!&quot;))))&amp;&quot; &quot;&amp;[.D110]&amp;&quot; &quot;" office:value-type="string" office:string-value="U15 w " calcext:value-type="string">
            <text:p>U15 w </text:p>
          </table:table-cell>
          <table:table-cell table:style-name="ce4" office:value-type="float" office:value="35.7" calcext:value-type="float">
            <text:p>35,7</text:p>
          </table:table-cell>
          <table:table-cell table:style-name="ce32" table:formula="of:=RANDBETWEEN(33;64)&amp;&quot;,&quot;&amp;RANDBETWEEN(1;9)" office:value-type="string" office:string-value="64,2" calcext:value-type="string">
            <text:p>64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drea</text:p>
          </table:table-cell>
          <table:table-cell table:style-name="ce32" office:value-type="string" calcext:value-type="string">
            <text:p>Lehmann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Lotos Berlin</text:p>
          </table:table-cell>
          <table:table-cell table:style-name="ce32" table:formula="of:=IF([.C111]&gt;=2011;&quot;U9&quot;;IF([.C111]&gt;=2009;&quot;U11&quot;;IF([.C111]&gt;=2007;&quot;U13&quot;;IF([.C111]&gt;=2005;&quot;U15&quot;;&quot;nix da!&quot;))))&amp;&quot; &quot;&amp;[.D111]&amp;&quot; &quot;" office:value-type="string" office:string-value="U11 w " calcext:value-type="string">
            <text:p>U11 w </text:p>
          </table:table-cell>
          <table:table-cell table:style-name="ce32" office:value-type="float" office:value="43.1" calcext:value-type="float">
            <text:p>43,1</text:p>
          </table:table-cell>
          <table:table-cell table:style-name="ce32" table:formula="of:=RANDBETWEEN(24.1;49.9)&amp;&quot;,&quot;&amp;RANDBETWEEN(1;9)" office:value-type="string" office:string-value="38,9" calcext:value-type="string">
            <text:p>38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annelore</text:p>
          </table:table-cell>
          <table:table-cell table:style-name="ce32" office:value-type="string" calcext:value-type="string">
            <text:p>Lenz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UJKC Potsdam</text:p>
          </table:table-cell>
          <table:table-cell table:style-name="ce32" table:formula="of:=IF([.C112]&gt;=2011;&quot;U9&quot;;IF([.C112]&gt;=2009;&quot;U11&quot;;IF([.C112]&gt;=2007;&quot;U13&quot;;IF([.C112]&gt;=2005;&quot;U15&quot;;&quot;nix da!&quot;))))&amp;&quot; &quot;&amp;[.D112]&amp;&quot; &quot;" office:value-type="string" office:string-value="U9 w " calcext:value-type="string">
            <text:p>U9 w </text:p>
          </table:table-cell>
          <table:table-cell table:style-name="ce4" office:value-type="float" office:value="32.7" calcext:value-type="float">
            <text:p>32,7</text:p>
          </table:table-cell>
          <table:table-cell table:style-name="ce32" table:formula="of:=RANDBETWEEN(18;38)&amp;&quot;,&quot;&amp;RANDBETWEEN(1;9)" office:value-type="string" office:string-value="33,1" calcext:value-type="string">
            <text:p>33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ea</text:p>
          </table:table-cell>
          <table:table-cell table:style-name="ce32" office:value-type="string" calcext:value-type="string">
            <text:p>Lewis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SG Lübbenau 63. e.V</text:p>
          </table:table-cell>
          <table:table-cell table:style-name="ce32" table:formula="of:=IF([.C113]&gt;=2011;&quot;U9&quot;;IF([.C113]&gt;=2009;&quot;U11&quot;;IF([.C113]&gt;=2007;&quot;U13&quot;;IF([.C113]&gt;=2005;&quot;U15&quot;;&quot;nix da!&quot;))))&amp;&quot; &quot;&amp;[.D113]&amp;&quot; &quot;" office:value-type="string" office:string-value="U9 w " calcext:value-type="string">
            <text:p>U9 w </text:p>
          </table:table-cell>
          <table:table-cell table:style-name="ce4" office:value-type="float" office:value="29.8" calcext:value-type="float">
            <text:p>29,8</text:p>
          </table:table-cell>
          <table:table-cell table:style-name="ce32" table:formula="of:=RANDBETWEEN(18;38)&amp;&quot;,&quot;&amp;RANDBETWEEN(1;9)" office:value-type="string" office:string-value="29,3" calcext:value-type="string">
            <text:p>29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rchie</text:p>
          </table:table-cell>
          <table:table-cell table:style-name="ce32" office:value-type="string" calcext:value-type="string">
            <text:p>Lindner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IPPON Kirchhain/Finsterwalde</text:p>
          </table:table-cell>
          <table:table-cell table:style-name="ce32" table:formula="of:=IF([.C114]&gt;=2011;&quot;U9&quot;;IF([.C114]&gt;=2009;&quot;U11&quot;;IF([.C114]&gt;=2007;&quot;U13&quot;;IF([.C114]&gt;=2005;&quot;U15&quot;;&quot;nix da!&quot;))))&amp;&quot; &quot;&amp;[.D114]&amp;&quot; &quot;" office:value-type="string" office:string-value="U9 m " calcext:value-type="string">
            <text:p>U9 m </text:p>
          </table:table-cell>
          <table:table-cell table:style-name="ce4" office:value-type="float" office:value="34.8" calcext:value-type="float">
            <text:p>34,8</text:p>
          </table:table-cell>
          <table:table-cell table:style-name="ce32" table:formula="of:=RANDBETWEEN(18;38)&amp;&quot;,&quot;&amp;RANDBETWEEN(1;9)" office:value-type="string" office:string-value="29,8" calcext:value-type="string">
            <text:p>29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ira</text:p>
          </table:table-cell>
          <table:table-cell table:style-name="ce32" office:value-type="string" calcext:value-type="string">
            <text:p>Löffler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SG Humboldt Berlin</text:p>
          </table:table-cell>
          <table:table-cell table:style-name="ce32" table:formula="of:=IF([.C115]&gt;=2011;&quot;U9&quot;;IF([.C115]&gt;=2009;&quot;U11&quot;;IF([.C115]&gt;=2007;&quot;U13&quot;;IF([.C115]&gt;=2005;&quot;U15&quot;;&quot;nix da!&quot;))))&amp;&quot; &quot;&amp;[.D115]&amp;&quot; &quot;" office:value-type="string" office:string-value="U9 w " calcext:value-type="string">
            <text:p>U9 w </text:p>
          </table:table-cell>
          <table:table-cell table:style-name="ce4" office:value-type="float" office:value="36.3" calcext:value-type="float">
            <text:p>36,3</text:p>
          </table:table-cell>
          <table:table-cell table:style-name="ce32" table:formula="of:=RANDBETWEEN(18;38)&amp;&quot;,&quot;&amp;RANDBETWEEN(1;9)" office:value-type="string" office:string-value="27,2" calcext:value-type="string">
            <text:p>27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tthias</text:p>
          </table:table-cell>
          <table:table-cell table:style-name="ce32" office:value-type="string" calcext:value-type="string">
            <text:p>Lorenz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Kyoko Jänschwalde</text:p>
          </table:table-cell>
          <table:table-cell table:style-name="ce32" table:formula="of:=IF([.C116]&gt;=2011;&quot;U9&quot;;IF([.C116]&gt;=2009;&quot;U11&quot;;IF([.C116]&gt;=2007;&quot;U13&quot;;IF([.C116]&gt;=2005;&quot;U15&quot;;&quot;nix da!&quot;))))&amp;&quot; &quot;&amp;[.D116]&amp;&quot; &quot;" office:value-type="string" office:string-value="U11 m " calcext:value-type="string">
            <text:p>U11 m </text:p>
          </table:table-cell>
          <table:table-cell table:style-name="ce32" office:value-type="float" office:value="45.9" calcext:value-type="float">
            <text:p>45,9</text:p>
          </table:table-cell>
          <table:table-cell table:style-name="ce32" table:formula="of:=RANDBETWEEN(23.1;47.9)&amp;&quot;,&quot;&amp;RANDBETWEEN(1;9)" office:value-type="string" office:string-value="31,1" calcext:value-type="string">
            <text:p>31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rno</text:p>
          </table:table-cell>
          <table:table-cell table:style-name="ce32" office:value-type="string" calcext:value-type="string">
            <text:p>Lutz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rankfurt/Oder</text:p>
          </table:table-cell>
          <table:table-cell table:style-name="ce32" table:formula="of:=IF([.C117]&gt;=2011;&quot;U9&quot;;IF([.C117]&gt;=2009;&quot;U11&quot;;IF([.C117]&gt;=2007;&quot;U13&quot;;IF([.C117]&gt;=2005;&quot;U15&quot;;&quot;nix da!&quot;))))&amp;&quot; &quot;&amp;[.D117]&amp;&quot; &quot;" office:value-type="string" office:string-value="U11 m " calcext:value-type="string">
            <text:p>U11 m </text:p>
          </table:table-cell>
          <table:table-cell table:style-name="ce32" office:value-type="float" office:value="42.5" calcext:value-type="float">
            <text:p>42,5</text:p>
          </table:table-cell>
          <table:table-cell table:style-name="ce32" table:formula="of:=RANDBETWEEN(23.1;47.9)&amp;&quot;,&quot;&amp;RANDBETWEEN(1;9)" office:value-type="string" office:string-value="46,8" calcext:value-type="string">
            <text:p>46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enate</text:p>
          </table:table-cell>
          <table:table-cell table:style-name="ce32" office:value-type="string" calcext:value-type="string">
            <text:p>Maier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V Königs Wusterhausen</text:p>
          </table:table-cell>
          <table:table-cell table:style-name="ce32" table:formula="of:=IF([.C118]&gt;=2011;&quot;U9&quot;;IF([.C118]&gt;=2009;&quot;U11&quot;;IF([.C118]&gt;=2007;&quot;U13&quot;;IF([.C118]&gt;=2005;&quot;U15&quot;;&quot;nix da!&quot;))))&amp;&quot; &quot;&amp;[.D118]&amp;&quot; &quot;" office:value-type="string" office:string-value="U13 w " calcext:value-type="string">
            <text:p>U13 w </text:p>
          </table:table-cell>
          <table:table-cell table:style-name="ce32" office:value-type="float" office:value="51.8" calcext:value-type="float">
            <text:p>51,8</text:p>
          </table:table-cell>
          <table:table-cell table:style-name="ce32" table:formula="of:=RANDBETWEEN(28;56)&amp;&quot;,&quot;&amp;RANDBETWEEN(1;9)" office:value-type="string" office:string-value="32,3" calcext:value-type="string">
            <text:p>32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elina</text:p>
          </table:table-cell>
          <table:table-cell table:style-name="ce32" office:value-type="string" calcext:value-type="string">
            <text:p>Martin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Fürstenwalde</text:p>
          </table:table-cell>
          <table:table-cell table:style-name="ce32" table:formula="of:=IF([.C119]&gt;=2011;&quot;U9&quot;;IF([.C119]&gt;=2009;&quot;U11&quot;;IF([.C119]&gt;=2007;&quot;U13&quot;;IF([.C119]&gt;=2005;&quot;U15&quot;;&quot;nix da!&quot;))))&amp;&quot; &quot;&amp;[.D119]&amp;&quot; &quot;" office:value-type="string" office:string-value="U9 w " calcext:value-type="string">
            <text:p>U9 w </text:p>
          </table:table-cell>
          <table:table-cell table:style-name="ce4" office:value-type="float" office:value="30.7" calcext:value-type="float">
            <text:p>30,7</text:p>
          </table:table-cell>
          <table:table-cell table:style-name="ce32" table:formula="of:=RANDBETWEEN(18;38)&amp;&quot;,&quot;&amp;RANDBETWEEN(1;9)" office:value-type="string" office:string-value="30,7" calcext:value-type="string">
            <text:p>30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Petra</text:p>
          </table:table-cell>
          <table:table-cell table:style-name="ce32" office:value-type="string" calcext:value-type="string">
            <text:p>Martin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RSV Eintracht</text:p>
          </table:table-cell>
          <table:table-cell table:style-name="ce32" table:formula="of:=IF([.C120]&gt;=2011;&quot;U9&quot;;IF([.C120]&gt;=2009;&quot;U11&quot;;IF([.C120]&gt;=2007;&quot;U13&quot;;IF([.C120]&gt;=2005;&quot;U15&quot;;&quot;nix da!&quot;))))&amp;&quot; &quot;&amp;[.D120]&amp;&quot; &quot;" office:value-type="string" office:string-value="U15 w " calcext:value-type="string">
            <text:p>U15 w </text:p>
          </table:table-cell>
          <table:table-cell table:style-name="ce4" office:value-type="float" office:value="57.3" calcext:value-type="float">
            <text:p>57,3</text:p>
          </table:table-cell>
          <table:table-cell table:style-name="ce32" table:formula="of:=RANDBETWEEN(33;64)&amp;&quot;,&quot;&amp;RANDBETWEEN(1;9)" office:value-type="string" office:string-value="40,3" calcext:value-type="string">
            <text:p>40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Dieter</text:p>
          </table:table-cell>
          <table:table-cell table:style-name="ce32" office:value-type="string" calcext:value-type="string">
            <text:p>Maurer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udoverein Lauchhammer</text:p>
          </table:table-cell>
          <table:table-cell table:style-name="ce32" table:formula="of:=IF([.C121]&gt;=2011;&quot;U9&quot;;IF([.C121]&gt;=2009;&quot;U11&quot;;IF([.C121]&gt;=2007;&quot;U13&quot;;IF([.C121]&gt;=2005;&quot;U15&quot;;&quot;nix da!&quot;))))&amp;&quot; &quot;&amp;[.D121]&amp;&quot; &quot;" office:value-type="string" office:string-value="U9 m " calcext:value-type="string">
            <text:p>U9 m </text:p>
          </table:table-cell>
          <table:table-cell table:style-name="ce4" office:value-type="float" office:value="24.4" calcext:value-type="float">
            <text:p>24,4</text:p>
          </table:table-cell>
          <table:table-cell table:style-name="ce32" table:formula="of:=RANDBETWEEN(18;38)&amp;&quot;,&quot;&amp;RANDBETWEEN(1;9)" office:value-type="string" office:string-value="27,4" calcext:value-type="string">
            <text:p>27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ouk</text:p>
          </table:table-cell>
          <table:table-cell table:style-name="ce32" office:value-type="string" calcext:value-type="string">
            <text:p>Mayer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Königs Wusterhausen</text:p>
          </table:table-cell>
          <table:table-cell table:style-name="ce32" table:formula="of:=IF([.C122]&gt;=2011;&quot;U9&quot;;IF([.C122]&gt;=2009;&quot;U11&quot;;IF([.C122]&gt;=2007;&quot;U13&quot;;IF([.C122]&gt;=2005;&quot;U15&quot;;&quot;nix da!&quot;))))&amp;&quot; &quot;&amp;[.D122]&amp;&quot; &quot;" office:value-type="string" office:string-value="U9 m " calcext:value-type="string">
            <text:p>U9 m </text:p>
          </table:table-cell>
          <table:table-cell table:style-name="ce4" office:value-type="float" office:value="26.5" calcext:value-type="float">
            <text:p>26,5</text:p>
          </table:table-cell>
          <table:table-cell table:style-name="ce32" table:formula="of:=RANDBETWEEN(18;38)&amp;&quot;,&quot;&amp;RANDBETWEEN(1;9)" office:value-type="string" office:string-value="22,3" calcext:value-type="string">
            <text:p>22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David</text:p>
          </table:table-cell>
          <table:table-cell table:style-name="ce32" office:value-type="string" calcext:value-type="string">
            <text:p>Meier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TJ Sokol Praha Vršovice</text:p>
          </table:table-cell>
          <table:table-cell table:style-name="ce32" table:formula="of:=IF([.C123]&gt;=2011;&quot;U9&quot;;IF([.C123]&gt;=2009;&quot;U11&quot;;IF([.C123]&gt;=2007;&quot;U13&quot;;IF([.C123]&gt;=2005;&quot;U15&quot;;&quot;nix da!&quot;))))&amp;&quot; &quot;&amp;[.D123]&amp;&quot; &quot;" office:value-type="string" office:string-value="U15 m " calcext:value-type="string">
            <text:p>U15 m </text:p>
          </table:table-cell>
          <table:table-cell table:style-name="ce4" office:value-type="float" office:value="48.8" calcext:value-type="float">
            <text:p>48,8</text:p>
          </table:table-cell>
          <table:table-cell table:style-name="ce32" table:formula="of:=RANDBETWEEN(34;67)&amp;&quot;,&quot;&amp;RANDBETWEEN(1;9)" office:value-type="string" office:string-value="46,4" calcext:value-type="string">
            <text:p>46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ina</text:p>
          </table:table-cell>
          <table:table-cell table:style-name="ce32" office:value-type="string" calcext:value-type="string">
            <text:p>Meyer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Fürstenwalde</text:p>
          </table:table-cell>
          <table:table-cell table:style-name="ce32" table:formula="of:=IF([.C124]&gt;=2011;&quot;U9&quot;;IF([.C124]&gt;=2009;&quot;U11&quot;;IF([.C124]&gt;=2007;&quot;U13&quot;;IF([.C124]&gt;=2005;&quot;U15&quot;;&quot;nix da!&quot;))))&amp;&quot; &quot;&amp;[.D124]&amp;&quot; &quot;" office:value-type="string" office:string-value="U11 w " calcext:value-type="string">
            <text:p>U11 w </text:p>
          </table:table-cell>
          <table:table-cell table:style-name="ce32" office:value-type="float" office:value="34.9" calcext:value-type="float">
            <text:p>34,9</text:p>
          </table:table-cell>
          <table:table-cell table:style-name="ce32" table:formula="of:=RANDBETWEEN(24.1;49.9)&amp;&quot;,&quot;&amp;RANDBETWEEN(1;9)" office:value-type="string" office:string-value="50,6" calcext:value-type="string">
            <text:p>50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elanie</text:p>
          </table:table-cell>
          <table:table-cell table:style-name="ce32" office:value-type="string" calcext:value-type="string">
            <text:p>Michel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UJKC Potsdam</text:p>
          </table:table-cell>
          <table:table-cell table:style-name="ce32" table:formula="of:=IF([.C125]&gt;=2011;&quot;U9&quot;;IF([.C125]&gt;=2009;&quot;U11&quot;;IF([.C125]&gt;=2007;&quot;U13&quot;;IF([.C125]&gt;=2005;&quot;U15&quot;;&quot;nix da!&quot;))))&amp;&quot; &quot;&amp;[.D125]&amp;&quot; &quot;" office:value-type="string" office:string-value="U9 w " calcext:value-type="string">
            <text:p>U9 w </text:p>
          </table:table-cell>
          <table:table-cell table:style-name="ce4" office:value-type="float" office:value="30.6" calcext:value-type="float">
            <text:p>30,6</text:p>
          </table:table-cell>
          <table:table-cell table:style-name="ce32" table:formula="of:=RANDBETWEEN(18;38)&amp;&quot;,&quot;&amp;RANDBETWEEN(1;9)" office:value-type="string" office:string-value="22,8" calcext:value-type="string">
            <text:p>22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Volker</text:p>
          </table:table-cell>
          <table:table-cell table:style-name="ce32" office:value-type="string" calcext:value-type="string">
            <text:p>Mitchell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rankfurt/Oder</text:p>
          </table:table-cell>
          <table:table-cell table:style-name="ce32" table:formula="of:=IF([.C126]&gt;=2011;&quot;U9&quot;;IF([.C126]&gt;=2009;&quot;U11&quot;;IF([.C126]&gt;=2007;&quot;U13&quot;;IF([.C126]&gt;=2005;&quot;U15&quot;;&quot;nix da!&quot;))))&amp;&quot; &quot;&amp;[.D126]&amp;&quot; &quot;" office:value-type="string" office:string-value="U13 m " calcext:value-type="string">
            <text:p>U13 m </text:p>
          </table:table-cell>
          <table:table-cell table:style-name="ce32" office:value-type="float" office:value="47.7" calcext:value-type="float">
            <text:p>47,7</text:p>
          </table:table-cell>
          <table:table-cell table:style-name="ce32" table:formula="of:=RANDBETWEEN(28;56)&amp;&quot;,&quot;&amp;RANDBETWEEN(1;9)" office:value-type="string" office:string-value="55,6" calcext:value-type="string">
            <text:p>55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a</text:p>
          </table:table-cell>
          <table:table-cell table:style-name="ce32" office:value-type="string" calcext:value-type="string">
            <text:p>Mohr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V Ludwigsfelde e.V.</text:p>
          </table:table-cell>
          <table:table-cell table:style-name="ce32" table:formula="of:=IF([.C127]&gt;=2011;&quot;U9&quot;;IF([.C127]&gt;=2009;&quot;U11&quot;;IF([.C127]&gt;=2007;&quot;U13&quot;;IF([.C127]&gt;=2005;&quot;U15&quot;;&quot;nix da!&quot;))))&amp;&quot; &quot;&amp;[.D127]&amp;&quot; &quot;" office:value-type="string" office:string-value="U9 w " calcext:value-type="string">
            <text:p>U9 w </text:p>
          </table:table-cell>
          <table:table-cell table:style-name="ce4" office:value-type="float" office:value="31.9" calcext:value-type="float">
            <text:p>31,9</text:p>
          </table:table-cell>
          <table:table-cell table:style-name="ce32" table:formula="of:=RANDBETWEEN(18;38)&amp;&quot;,&quot;&amp;RANDBETWEEN(1;9)" office:value-type="string" office:string-value="30,1" calcext:value-type="string">
            <text:p>30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Walter</text:p>
          </table:table-cell>
          <table:table-cell table:style-name="ce32" office:value-type="string" calcext:value-type="string">
            <text:p>Möller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Senftenberg</text:p>
          </table:table-cell>
          <table:table-cell table:style-name="ce32" table:formula="of:=IF([.C128]&gt;=2011;&quot;U9&quot;;IF([.C128]&gt;=2009;&quot;U11&quot;;IF([.C128]&gt;=2007;&quot;U13&quot;;IF([.C128]&gt;=2005;&quot;U15&quot;;&quot;nix da!&quot;))))&amp;&quot; &quot;&amp;[.D128]&amp;&quot; &quot;" office:value-type="string" office:string-value="U11 m " calcext:value-type="string">
            <text:p>U11 m </text:p>
          </table:table-cell>
          <table:table-cell table:style-name="ce32" office:value-type="float" office:value="32.5" calcext:value-type="float">
            <text:p>32,5</text:p>
          </table:table-cell>
          <table:table-cell table:style-name="ce32" table:formula="of:=RANDBETWEEN(23.1;47.9)&amp;&quot;,&quot;&amp;RANDBETWEEN(1;9)" office:value-type="string" office:string-value="25,1" calcext:value-type="string">
            <text:p>25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Thomas</text:p>
          </table:table-cell>
          <table:table-cell table:style-name="ce32" office:value-type="string" calcext:value-type="string">
            <text:p>Moore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TSG Lübbenau 63. e.V</text:p>
          </table:table-cell>
          <table:table-cell table:style-name="ce32" table:formula="of:=IF([.C129]&gt;=2011;&quot;U9&quot;;IF([.C129]&gt;=2009;&quot;U11&quot;;IF([.C129]&gt;=2007;&quot;U13&quot;;IF([.C129]&gt;=2005;&quot;U15&quot;;&quot;nix da!&quot;))))&amp;&quot; &quot;&amp;[.D129]&amp;&quot; &quot;" office:value-type="string" office:string-value="U15 m " calcext:value-type="string">
            <text:p>U15 m </text:p>
          </table:table-cell>
          <table:table-cell table:style-name="ce4" office:value-type="float" office:value="59.1" calcext:value-type="float">
            <text:p>59,1</text:p>
          </table:table-cell>
          <table:table-cell table:style-name="ce32" table:formula="of:=RANDBETWEEN(34;67)&amp;&quot;,&quot;&amp;RANDBETWEEN(1;9)" office:value-type="string" office:string-value="35,9" calcext:value-type="string">
            <text:p>35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nning</text:p>
          </table:table-cell>
          <table:table-cell table:style-name="ce32" office:value-type="string" calcext:value-type="string">
            <text:p>Morgan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05 Köthen</text:p>
          </table:table-cell>
          <table:table-cell table:style-name="ce32" table:formula="of:=IF([.C130]&gt;=2011;&quot;U9&quot;;IF([.C130]&gt;=2009;&quot;U11&quot;;IF([.C130]&gt;=2007;&quot;U13&quot;;IF([.C130]&gt;=2005;&quot;U15&quot;;&quot;nix da!&quot;))))&amp;&quot; &quot;&amp;[.D130]&amp;&quot; &quot;" office:value-type="string" office:string-value="U15 m " calcext:value-type="string">
            <text:p>U15 m </text:p>
          </table:table-cell>
          <table:table-cell table:style-name="ce4" office:value-type="float" office:value="50.4" calcext:value-type="float">
            <text:p>50,4</text:p>
          </table:table-cell>
          <table:table-cell table:style-name="ce32" table:formula="of:=RANDBETWEEN(34;67)&amp;&quot;,&quot;&amp;RANDBETWEEN(1;9)" office:value-type="string" office:string-value="58,5" calcext:value-type="string">
            <text:p>58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Christian</text:p>
          </table:table-cell>
          <table:table-cell table:style-name="ce32" office:value-type="string" calcext:value-type="string">
            <text:p>Morris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C Lotos Berlin</text:p>
          </table:table-cell>
          <table:table-cell table:style-name="ce32" table:formula="of:=IF([.C131]&gt;=2011;&quot;U9&quot;;IF([.C131]&gt;=2009;&quot;U11&quot;;IF([.C131]&gt;=2007;&quot;U13&quot;;IF([.C131]&gt;=2005;&quot;U15&quot;;&quot;nix da!&quot;))))&amp;&quot; &quot;&amp;[.D131]&amp;&quot; &quot;" office:value-type="string" office:string-value="U9 m " calcext:value-type="string">
            <text:p>U9 m </text:p>
          </table:table-cell>
          <table:table-cell table:style-name="ce4" office:value-type="float" office:value="31.9" calcext:value-type="float">
            <text:p>31,9</text:p>
          </table:table-cell>
          <table:table-cell table:style-name="ce32" table:formula="of:=RANDBETWEEN(18;38)&amp;&quot;,&quot;&amp;RANDBETWEEN(1;9)" office:value-type="string" office:string-value="29,8" calcext:value-type="string">
            <text:p>29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Ute</text:p>
          </table:table-cell>
          <table:table-cell table:style-name="ce32" office:value-type="string" calcext:value-type="string">
            <text:p>Möser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V Königs Wusterhausen</text:p>
          </table:table-cell>
          <table:table-cell table:style-name="ce32" table:formula="of:=IF([.C132]&gt;=2011;&quot;U9&quot;;IF([.C132]&gt;=2009;&quot;U11&quot;;IF([.C132]&gt;=2007;&quot;U13&quot;;IF([.C132]&gt;=2005;&quot;U15&quot;;&quot;nix da!&quot;))))&amp;&quot; &quot;&amp;[.D132]&amp;&quot; &quot;" office:value-type="string" office:string-value="U11 w " calcext:value-type="string">
            <text:p>U11 w </text:p>
          </table:table-cell>
          <table:table-cell table:style-name="ce32" office:value-type="float" office:value="40.5" calcext:value-type="float">
            <text:p>40,5</text:p>
          </table:table-cell>
          <table:table-cell table:style-name="ce32" table:formula="of:=RANDBETWEEN(24.1;49.9)&amp;&quot;,&quot;&amp;RANDBETWEEN(1;9)" office:value-type="string" office:string-value="26,9" calcext:value-type="string">
            <text:p>26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abine</text:p>
          </table:table-cell>
          <table:table-cell table:style-name="ce32" office:value-type="string" calcext:value-type="string">
            <text:p>Nagel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SG Stahl Eisenhüttenstadt</text:p>
          </table:table-cell>
          <table:table-cell table:style-name="ce32" table:formula="of:=IF([.C133]&gt;=2011;&quot;U9&quot;;IF([.C133]&gt;=2009;&quot;U11&quot;;IF([.C133]&gt;=2007;&quot;U13&quot;;IF([.C133]&gt;=2005;&quot;U15&quot;;&quot;nix da!&quot;))))&amp;&quot; &quot;&amp;[.D133]&amp;&quot; &quot;" office:value-type="string" office:string-value="U15 w " calcext:value-type="string">
            <text:p>U15 w </text:p>
          </table:table-cell>
          <table:table-cell table:style-name="ce4" office:value-type="float" office:value="55.4" calcext:value-type="float">
            <text:p>55,4</text:p>
          </table:table-cell>
          <table:table-cell table:style-name="ce32" table:formula="of:=RANDBETWEEN(33;64)&amp;&quot;,&quot;&amp;RANDBETWEEN(1;9)" office:value-type="string" office:string-value="50,1" calcext:value-type="string">
            <text:p>50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Vera</text:p>
          </table:table-cell>
          <table:table-cell table:style-name="ce32" office:value-type="string" calcext:value-type="string">
            <text:p>Neumann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IPPON Kirchhain/Finsterwalde</text:p>
          </table:table-cell>
          <table:table-cell table:style-name="ce32" table:formula="of:=IF([.C134]&gt;=2011;&quot;U9&quot;;IF([.C134]&gt;=2009;&quot;U11&quot;;IF([.C134]&gt;=2007;&quot;U13&quot;;IF([.C134]&gt;=2005;&quot;U15&quot;;&quot;nix da!&quot;))))&amp;&quot; &quot;&amp;[.D134]&amp;&quot; &quot;" office:value-type="string" office:string-value="U11 w " calcext:value-type="string">
            <text:p>U11 w </text:p>
          </table:table-cell>
          <table:table-cell table:style-name="ce32" office:value-type="float" office:value="31.2" calcext:value-type="float">
            <text:p>31,2</text:p>
          </table:table-cell>
          <table:table-cell table:style-name="ce32" table:formula="of:=RANDBETWEEN(24.1;49.9)&amp;&quot;,&quot;&amp;RANDBETWEEN(1;9)" office:value-type="string" office:string-value="30,1" calcext:value-type="string">
            <text:p>30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Frank</text:p>
          </table:table-cell>
          <table:table-cell table:style-name="ce32" office:value-type="string" calcext:value-type="string">
            <text:p>Nowak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C Charis 02 Berlin</text:p>
          </table:table-cell>
          <table:table-cell table:style-name="ce32" table:formula="of:=IF([.C135]&gt;=2011;&quot;U9&quot;;IF([.C135]&gt;=2009;&quot;U11&quot;;IF([.C135]&gt;=2007;&quot;U13&quot;;IF([.C135]&gt;=2005;&quot;U15&quot;;&quot;nix da!&quot;))))&amp;&quot; &quot;&amp;[.D135]&amp;&quot; &quot;" office:value-type="string" office:string-value="U15 m " calcext:value-type="string">
            <text:p>U15 m </text:p>
          </table:table-cell>
          <table:table-cell table:style-name="ce4" office:value-type="float" office:value="34.4" calcext:value-type="float">
            <text:p>34,4</text:p>
          </table:table-cell>
          <table:table-cell table:style-name="ce32" table:formula="of:=RANDBETWEEN(34;67)&amp;&quot;,&quot;&amp;RANDBETWEEN(1;9)" office:value-type="string" office:string-value="37,8" calcext:value-type="string">
            <text:p>37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tin</text:p>
          </table:table-cell>
          <table:table-cell table:style-name="ce32" office:value-type="string" calcext:value-type="string">
            <text:p>Ott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SG Dynamo Jüterbog</text:p>
          </table:table-cell>
          <table:table-cell table:style-name="ce32" table:formula="of:=IF([.C136]&gt;=2011;&quot;U9&quot;;IF([.C136]&gt;=2009;&quot;U11&quot;;IF([.C136]&gt;=2007;&quot;U13&quot;;IF([.C136]&gt;=2005;&quot;U15&quot;;&quot;nix da!&quot;))))&amp;&quot; &quot;&amp;[.D136]&amp;&quot; &quot;" office:value-type="string" office:string-value="U11 m " calcext:value-type="string">
            <text:p>U11 m </text:p>
          </table:table-cell>
          <table:table-cell table:style-name="ce32" office:value-type="float" office:value="34.6" calcext:value-type="float">
            <text:p>34,6</text:p>
          </table:table-cell>
          <table:table-cell table:style-name="ce32" table:formula="of:=RANDBETWEEN(23.1;47.9)&amp;&quot;,&quot;&amp;RANDBETWEEN(1;9)" office:value-type="string" office:string-value="36,8" calcext:value-type="string">
            <text:p>36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rigitte</text:p>
          </table:table-cell>
          <table:table-cell table:style-name="ce32" office:value-type="string" calcext:value-type="string">
            <text:p>Otto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SV Rammenau</text:p>
          </table:table-cell>
          <table:table-cell table:style-name="ce32" table:formula="of:=IF([.C137]&gt;=2011;&quot;U9&quot;;IF([.C137]&gt;=2009;&quot;U11&quot;;IF([.C137]&gt;=2007;&quot;U13&quot;;IF([.C137]&gt;=2005;&quot;U15&quot;;&quot;nix da!&quot;))))&amp;&quot; &quot;&amp;[.D137]&amp;&quot; &quot;" office:value-type="string" office:string-value="U13 w " calcext:value-type="string">
            <text:p>U13 w </text:p>
          </table:table-cell>
          <table:table-cell table:style-name="ce32" office:value-type="float" office:value="36.2" calcext:value-type="float">
            <text:p>36,2</text:p>
          </table:table-cell>
          <table:table-cell table:style-name="ce32" table:formula="of:=RANDBETWEEN(28;56)&amp;&quot;,&quot;&amp;RANDBETWEEN(1;9)" office:value-type="string" office:string-value="28,4" calcext:value-type="string">
            <text:p>28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na</text:p>
          </table:table-cell>
          <table:table-cell table:style-name="ce32" office:value-type="string" calcext:value-type="string">
            <text:p>Patel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C Kyoko Jänschwalde</text:p>
          </table:table-cell>
          <table:table-cell table:style-name="ce32" table:formula="of:=IF([.C138]&gt;=2011;&quot;U9&quot;;IF([.C138]&gt;=2009;&quot;U11&quot;;IF([.C138]&gt;=2007;&quot;U13&quot;;IF([.C138]&gt;=2005;&quot;U15&quot;;&quot;nix da!&quot;))))&amp;&quot; &quot;&amp;[.D138]&amp;&quot; &quot;" office:value-type="string" office:string-value="U13 w " calcext:value-type="string">
            <text:p>U13 w </text:p>
          </table:table-cell>
          <table:table-cell table:style-name="ce32" office:value-type="float" office:value="52.5" calcext:value-type="float">
            <text:p>52,5</text:p>
          </table:table-cell>
          <table:table-cell table:style-name="ce32" table:formula="of:=RANDBETWEEN(28;56)&amp;&quot;,&quot;&amp;RANDBETWEEN(1;9)" office:value-type="string" office:string-value="40,3" calcext:value-type="string">
            <text:p>40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ximilian</text:p>
          </table:table-cell>
          <table:table-cell table:style-name="ce32" office:value-type="string" calcext:value-type="string">
            <text:p>Paul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udoverein Lauchhammer</text:p>
          </table:table-cell>
          <table:table-cell table:style-name="ce32" table:formula="of:=IF([.C139]&gt;=2011;&quot;U9&quot;;IF([.C139]&gt;=2009;&quot;U11&quot;;IF([.C139]&gt;=2007;&quot;U13&quot;;IF([.C139]&gt;=2005;&quot;U15&quot;;&quot;nix da!&quot;))))&amp;&quot; &quot;&amp;[.D139]&amp;&quot; &quot;" office:value-type="string" office:string-value="U13 m " calcext:value-type="string">
            <text:p>U13 m </text:p>
          </table:table-cell>
          <table:table-cell table:style-name="ce32" office:value-type="float" office:value="51.8" calcext:value-type="float">
            <text:p>51,8</text:p>
          </table:table-cell>
          <table:table-cell table:style-name="ce32" table:formula="of:=RANDBETWEEN(28;56)&amp;&quot;,&quot;&amp;RANDBETWEEN(1;9)" office:value-type="string" office:string-value="54,8" calcext:value-type="string">
            <text:p>54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Udo</text:p>
          </table:table-cell>
          <table:table-cell table:style-name="ce32" office:value-type="string" calcext:value-type="string">
            <text:p>Pet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SG Dynamo Jüterbog</text:p>
          </table:table-cell>
          <table:table-cell table:style-name="ce32" table:formula="of:=IF([.C140]&gt;=2011;&quot;U9&quot;;IF([.C140]&gt;=2009;&quot;U11&quot;;IF([.C140]&gt;=2007;&quot;U13&quot;;IF([.C140]&gt;=2005;&quot;U15&quot;;&quot;nix da!&quot;))))&amp;&quot; &quot;&amp;[.D140]&amp;&quot; &quot;" office:value-type="string" office:string-value="U15 m " calcext:value-type="string">
            <text:p>U15 m </text:p>
          </table:table-cell>
          <table:table-cell table:style-name="ce4" office:value-type="float" office:value="51.3" calcext:value-type="float">
            <text:p>51,3</text:p>
          </table:table-cell>
          <table:table-cell table:style-name="ce32" table:formula="of:=RANDBETWEEN(34;67)&amp;&quot;,&quot;&amp;RANDBETWEEN(1;9)" office:value-type="string" office:string-value="49,9" calcext:value-type="string">
            <text:p>49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ette</text:p>
          </table:table-cell>
          <table:table-cell table:style-name="ce32" office:value-type="string" calcext:value-type="string">
            <text:p>Peters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SG Lübbenau 63. e.V</text:p>
          </table:table-cell>
          <table:table-cell table:style-name="ce32" table:formula="of:=IF([.C141]&gt;=2011;&quot;U9&quot;;IF([.C141]&gt;=2009;&quot;U11&quot;;IF([.C141]&gt;=2007;&quot;U13&quot;;IF([.C141]&gt;=2005;&quot;U15&quot;;&quot;nix da!&quot;))))&amp;&quot; &quot;&amp;[.D141]&amp;&quot; &quot;" office:value-type="string" office:string-value="U11 w " calcext:value-type="string">
            <text:p>U11 w </text:p>
          </table:table-cell>
          <table:table-cell table:style-name="ce32" office:value-type="float" office:value="40.4" calcext:value-type="float">
            <text:p>40,4</text:p>
          </table:table-cell>
          <table:table-cell table:style-name="ce32" table:formula="of:=RANDBETWEEN(24.1;49.9)&amp;&quot;,&quot;&amp;RANDBETWEEN(1;9)" office:value-type="string" office:string-value="30,9" calcext:value-type="string">
            <text:p>30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eo</text:p>
          </table:table-cell>
          <table:table-cell table:style-name="ce32" office:value-type="string" calcext:value-type="string">
            <text:p>Petersen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SG Dynamo Jüterbog</text:p>
          </table:table-cell>
          <table:table-cell table:style-name="ce32" table:formula="of:=IF([.C142]&gt;=2011;&quot;U9&quot;;IF([.C142]&gt;=2009;&quot;U11&quot;;IF([.C142]&gt;=2007;&quot;U13&quot;;IF([.C142]&gt;=2005;&quot;U15&quot;;&quot;nix da!&quot;))))&amp;&quot; &quot;&amp;[.D142]&amp;&quot; &quot;" office:value-type="string" office:string-value="U15 m " calcext:value-type="string">
            <text:p>U15 m </text:p>
          </table:table-cell>
          <table:table-cell table:style-name="ce4" office:value-type="float" office:value="64.5" calcext:value-type="float">
            <text:p>64,5</text:p>
          </table:table-cell>
          <table:table-cell table:style-name="ce32" table:formula="of:=RANDBETWEEN(34;67)&amp;&quot;,&quot;&amp;RANDBETWEEN(1;9)" office:value-type="string" office:string-value="63,1" calcext:value-type="string">
            <text:p>63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Ulrich</text:p>
          </table:table-cell>
          <table:table-cell table:style-name="ce32" office:value-type="string" calcext:value-type="string">
            <text:p>Pfeffer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SC Asahi Spremberg</text:p>
          </table:table-cell>
          <table:table-cell table:style-name="ce32" table:formula="of:=IF([.C143]&gt;=2011;&quot;U9&quot;;IF([.C143]&gt;=2009;&quot;U11&quot;;IF([.C143]&gt;=2007;&quot;U13&quot;;IF([.C143]&gt;=2005;&quot;U15&quot;;&quot;nix da!&quot;))))&amp;&quot; &quot;&amp;[.D143]&amp;&quot; &quot;" office:value-type="string" office:string-value="U13 m " calcext:value-type="string">
            <text:p>U13 m </text:p>
          </table:table-cell>
          <table:table-cell table:style-name="ce32" office:value-type="float" office:value="43.5" calcext:value-type="float">
            <text:p>43,5</text:p>
          </table:table-cell>
          <table:table-cell table:style-name="ce32" table:formula="of:=RANDBETWEEN(28;56)&amp;&quot;,&quot;&amp;RANDBETWEEN(1;9)" office:value-type="string" office:string-value="53,5" calcext:value-type="string">
            <text:p>53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ochen</text:p>
          </table:table-cell>
          <table:table-cell table:style-name="ce32" office:value-type="string" calcext:value-type="string">
            <text:p>Pohl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Königs Wusterhausen</text:p>
          </table:table-cell>
          <table:table-cell table:style-name="ce32" table:formula="of:=IF([.C144]&gt;=2011;&quot;U9&quot;;IF([.C144]&gt;=2009;&quot;U11&quot;;IF([.C144]&gt;=2007;&quot;U13&quot;;IF([.C144]&gt;=2005;&quot;U15&quot;;&quot;nix da!&quot;))))&amp;&quot; &quot;&amp;[.D144]&amp;&quot; &quot;" office:value-type="string" office:string-value="U15 m " calcext:value-type="string">
            <text:p>U15 m </text:p>
          </table:table-cell>
          <table:table-cell table:style-name="ce4" office:value-type="float" office:value="46.7" calcext:value-type="float">
            <text:p>46,7</text:p>
          </table:table-cell>
          <table:table-cell table:style-name="ce32" table:formula="of:=RANDBETWEEN(34;67)&amp;&quot;,&quot;&amp;RANDBETWEEN(1;9)" office:value-type="string" office:string-value="37,8" calcext:value-type="string">
            <text:p>37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Dirk</text:p>
          </table:table-cell>
          <table:table-cell table:style-name="ce32" office:value-type="string" calcext:value-type="string">
            <text:p>Reichert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Königs Wusterhausen</text:p>
          </table:table-cell>
          <table:table-cell table:style-name="ce32" table:formula="of:=IF([.C145]&gt;=2011;&quot;U9&quot;;IF([.C145]&gt;=2009;&quot;U11&quot;;IF([.C145]&gt;=2007;&quot;U13&quot;;IF([.C145]&gt;=2005;&quot;U15&quot;;&quot;nix da!&quot;))))&amp;&quot; &quot;&amp;[.D145]&amp;&quot; &quot;" office:value-type="string" office:string-value="U15 m " calcext:value-type="string">
            <text:p>U15 m </text:p>
          </table:table-cell>
          <table:table-cell table:style-name="ce4" office:value-type="float" office:value="36.9" calcext:value-type="float">
            <text:p>36,9</text:p>
          </table:table-cell>
          <table:table-cell table:style-name="ce32" table:formula="of:=RANDBETWEEN(34;67)&amp;&quot;,&quot;&amp;RANDBETWEEN(1;9)" office:value-type="string" office:string-value="53,4" calcext:value-type="string">
            <text:p>53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iklas</text:p>
          </table:table-cell>
          <table:table-cell table:style-name="ce32" office:value-type="string" calcext:value-type="string">
            <text:p>Reut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Ludwigsfelde e.V.</text:p>
          </table:table-cell>
          <table:table-cell table:style-name="ce32" table:formula="of:=IF([.C146]&gt;=2011;&quot;U9&quot;;IF([.C146]&gt;=2009;&quot;U11&quot;;IF([.C146]&gt;=2007;&quot;U13&quot;;IF([.C146]&gt;=2005;&quot;U15&quot;;&quot;nix da!&quot;))))&amp;&quot; &quot;&amp;[.D146]&amp;&quot; &quot;" office:value-type="string" office:string-value="U15 m " calcext:value-type="string">
            <text:p>U15 m </text:p>
          </table:table-cell>
          <table:table-cell table:style-name="ce4" office:value-type="float" office:value="61.7" calcext:value-type="float">
            <text:p>61,7</text:p>
          </table:table-cell>
          <table:table-cell table:style-name="ce32" table:formula="of:=RANDBETWEEN(34;67)&amp;&quot;,&quot;&amp;RANDBETWEEN(1;9)" office:value-type="string" office:string-value="59,2" calcext:value-type="string">
            <text:p>59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tephanie</text:p>
          </table:table-cell>
          <table:table-cell table:style-name="ce32" office:value-type="string" calcext:value-type="string">
            <text:p>Riedel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Charis 02 Berlin</text:p>
          </table:table-cell>
          <table:table-cell table:style-name="ce32" table:formula="of:=IF([.C147]&gt;=2011;&quot;U9&quot;;IF([.C147]&gt;=2009;&quot;U11&quot;;IF([.C147]&gt;=2007;&quot;U13&quot;;IF([.C147]&gt;=2005;&quot;U15&quot;;&quot;nix da!&quot;))))&amp;&quot; &quot;&amp;[.D147]&amp;&quot; &quot;" office:value-type="string" office:string-value="U9 w " calcext:value-type="string">
            <text:p>U9 w </text:p>
          </table:table-cell>
          <table:table-cell table:style-name="ce4" office:value-type="float" office:value="35.9" calcext:value-type="float">
            <text:p>35,9</text:p>
          </table:table-cell>
          <table:table-cell table:style-name="ce32" table:formula="of:=RANDBETWEEN(18;38)&amp;&quot;,&quot;&amp;RANDBETWEEN(1;9)" office:value-type="string" office:string-value="36,8" calcext:value-type="string">
            <text:p>36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oritz</text:p>
          </table:table-cell>
          <table:table-cell table:style-name="ce32" office:value-type="string" calcext:value-type="string">
            <text:p>Ritter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lau-Weiß Vetschau</text:p>
          </table:table-cell>
          <table:table-cell table:style-name="ce32" table:formula="of:=IF([.C148]&gt;=2011;&quot;U9&quot;;IF([.C148]&gt;=2009;&quot;U11&quot;;IF([.C148]&gt;=2007;&quot;U13&quot;;IF([.C148]&gt;=2005;&quot;U15&quot;;&quot;nix da!&quot;))))&amp;&quot; &quot;&amp;[.D148]&amp;&quot; &quot;" office:value-type="string" office:string-value="U13 m " calcext:value-type="string">
            <text:p>U13 m </text:p>
          </table:table-cell>
          <table:table-cell table:style-name="ce32" office:value-type="float" office:value="41.5" calcext:value-type="float">
            <text:p>41,5</text:p>
          </table:table-cell>
          <table:table-cell table:style-name="ce32" table:formula="of:=RANDBETWEEN(28;56)&amp;&quot;,&quot;&amp;RANDBETWEEN(1;9)" office:value-type="string" office:string-value="47,9" calcext:value-type="string">
            <text:p>47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eon</text:p>
          </table:table-cell>
          <table:table-cell table:style-name="ce32" office:value-type="string" calcext:value-type="string">
            <text:p>Roberts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SC Asahi Spremberg</text:p>
          </table:table-cell>
          <table:table-cell table:style-name="ce32" table:formula="of:=IF([.C149]&gt;=2011;&quot;U9&quot;;IF([.C149]&gt;=2009;&quot;U11&quot;;IF([.C149]&gt;=2007;&quot;U13&quot;;IF([.C149]&gt;=2005;&quot;U15&quot;;&quot;nix da!&quot;))))&amp;&quot; &quot;&amp;[.D149]&amp;&quot; &quot;" office:value-type="string" office:string-value="U15 m " calcext:value-type="string">
            <text:p>U15 m </text:p>
          </table:table-cell>
          <table:table-cell table:style-name="ce4" office:value-type="float" office:value="41.1" calcext:value-type="float">
            <text:p>41,1</text:p>
          </table:table-cell>
          <table:table-cell table:style-name="ce32" table:formula="of:=RANDBETWEEN(34;67)&amp;&quot;,&quot;&amp;RANDBETWEEN(1;9)" office:value-type="string" office:string-value="45,6" calcext:value-type="string">
            <text:p>45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dmund</text:p>
          </table:table-cell>
          <table:table-cell table:style-name="ce32" office:value-type="string" calcext:value-type="string">
            <text:p>Robinson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ürstenwalde</text:p>
          </table:table-cell>
          <table:table-cell table:style-name="ce32" table:formula="of:=IF([.C150]&gt;=2011;&quot;U9&quot;;IF([.C150]&gt;=2009;&quot;U11&quot;;IF([.C150]&gt;=2007;&quot;U13&quot;;IF([.C150]&gt;=2005;&quot;U15&quot;;&quot;nix da!&quot;))))&amp;&quot; &quot;&amp;[.D150]&amp;&quot; &quot;" office:value-type="string" office:string-value="U15 m " calcext:value-type="string">
            <text:p>U15 m </text:p>
          </table:table-cell>
          <table:table-cell table:style-name="ce4" office:value-type="float" office:value="36.1" calcext:value-type="float">
            <text:p>36,1</text:p>
          </table:table-cell>
          <table:table-cell table:style-name="ce32" table:formula="of:=RANDBETWEEN(34;67)&amp;&quot;,&quot;&amp;RANDBETWEEN(1;9)" office:value-type="string" office:string-value="43,4" calcext:value-type="string">
            <text:p>43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Felix</text:p>
          </table:table-cell>
          <table:table-cell table:style-name="ce32" office:value-type="string" calcext:value-type="string">
            <text:p>Roth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HSV Cottbus</text:p>
          </table:table-cell>
          <table:table-cell table:style-name="ce32" table:formula="of:=IF([.C151]&gt;=2011;&quot;U9&quot;;IF([.C151]&gt;=2009;&quot;U11&quot;;IF([.C151]&gt;=2007;&quot;U13&quot;;IF([.C151]&gt;=2005;&quot;U15&quot;;&quot;nix da!&quot;))))&amp;&quot; &quot;&amp;[.D151]&amp;&quot; &quot;" office:value-type="string" office:string-value="U13 m " calcext:value-type="string">
            <text:p>U13 m </text:p>
          </table:table-cell>
          <table:table-cell table:style-name="ce32" office:value-type="float" office:value="49.1" calcext:value-type="float">
            <text:p>49,1</text:p>
          </table:table-cell>
          <table:table-cell table:style-name="ce32" table:formula="of:=RANDBETWEEN(28;56)&amp;&quot;,&quot;&amp;RANDBETWEEN(1;9)" office:value-type="string" office:string-value="45,2" calcext:value-type="string">
            <text:p>45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Cataleya</text:p>
          </table:table-cell>
          <table:table-cell table:style-name="ce32" office:value-type="string" calcext:value-type="string">
            <text:p>Rudolph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Kamenz</text:p>
          </table:table-cell>
          <table:table-cell table:style-name="ce32" table:formula="of:=IF([.C152]&gt;=2011;&quot;U9&quot;;IF([.C152]&gt;=2009;&quot;U11&quot;;IF([.C152]&gt;=2007;&quot;U13&quot;;IF([.C152]&gt;=2005;&quot;U15&quot;;&quot;nix da!&quot;))))&amp;&quot; &quot;&amp;[.D152]&amp;&quot; &quot;" office:value-type="string" office:string-value="U13 w " calcext:value-type="string">
            <text:p>U13 w </text:p>
          </table:table-cell>
          <table:table-cell table:style-name="ce32" office:value-type="float" office:value="37.8" calcext:value-type="float">
            <text:p>37,8</text:p>
          </table:table-cell>
          <table:table-cell table:style-name="ce32" table:formula="of:=RANDBETWEEN(28;56)&amp;&quot;,&quot;&amp;RANDBETWEEN(1;9)" office:value-type="string" office:string-value="53,1" calcext:value-type="string">
            <text:p>53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melie</text:p>
          </table:table-cell>
          <table:table-cell table:style-name="ce32" office:value-type="string" calcext:value-type="string">
            <text:p>Sand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Kamenz</text:p>
          </table:table-cell>
          <table:table-cell table:style-name="ce32" table:formula="of:=IF([.C153]&gt;=2011;&quot;U9&quot;;IF([.C153]&gt;=2009;&quot;U11&quot;;IF([.C153]&gt;=2007;&quot;U13&quot;;IF([.C153]&gt;=2005;&quot;U15&quot;;&quot;nix da!&quot;))))&amp;&quot; &quot;&amp;[.D153]&amp;&quot; &quot;" office:value-type="string" office:string-value="U15 w " calcext:value-type="string">
            <text:p>U15 w </text:p>
          </table:table-cell>
          <table:table-cell table:style-name="ce4" office:value-type="float" office:value="62.7" calcext:value-type="float">
            <text:p>62,7</text:p>
          </table:table-cell>
          <table:table-cell table:style-name="ce32" table:formula="of:=RANDBETWEEN(33;64)&amp;&quot;,&quot;&amp;RANDBETWEEN(1;9)" office:value-type="string" office:string-value="55,8" calcext:value-type="string">
            <text:p>55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Ina</text:p>
          </table:table-cell>
          <table:table-cell table:style-name="ce32" office:value-type="string" calcext:value-type="string">
            <text:p>Sauer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Lotos Berlin</text:p>
          </table:table-cell>
          <table:table-cell table:style-name="ce32" table:formula="of:=IF([.C154]&gt;=2011;&quot;U9&quot;;IF([.C154]&gt;=2009;&quot;U11&quot;;IF([.C154]&gt;=2007;&quot;U13&quot;;IF([.C154]&gt;=2005;&quot;U15&quot;;&quot;nix da!&quot;))))&amp;&quot; &quot;&amp;[.D154]&amp;&quot; &quot;" office:value-type="string" office:string-value="U11 w " calcext:value-type="string">
            <text:p>U11 w </text:p>
          </table:table-cell>
          <table:table-cell table:style-name="ce32" office:value-type="float" office:value="29.4" calcext:value-type="float">
            <text:p>29,4</text:p>
          </table:table-cell>
          <table:table-cell table:style-name="ce32" table:formula="of:=RANDBETWEEN(24.1;49.9)&amp;&quot;,&quot;&amp;RANDBETWEEN(1;9)" office:value-type="string" office:string-value="47,8" calcext:value-type="string">
            <text:p>47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Klaus</text:p>
          </table:table-cell>
          <table:table-cell table:style-name="ce32" office:value-type="string" calcext:value-type="string">
            <text:p>Schäfer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C Charis 02 Berlin</text:p>
          </table:table-cell>
          <table:table-cell table:style-name="ce32" table:formula="of:=IF([.C155]&gt;=2011;&quot;U9&quot;;IF([.C155]&gt;=2009;&quot;U11&quot;;IF([.C155]&gt;=2007;&quot;U13&quot;;IF([.C155]&gt;=2005;&quot;U15&quot;;&quot;nix da!&quot;))))&amp;&quot; &quot;&amp;[.D155]&amp;&quot; &quot;" office:value-type="string" office:string-value="U15 m " calcext:value-type="string">
            <text:p>U15 m </text:p>
          </table:table-cell>
          <table:table-cell table:style-name="ce4" office:value-type="float" office:value="46.3" calcext:value-type="float">
            <text:p>46,3</text:p>
          </table:table-cell>
          <table:table-cell table:style-name="ce32" table:formula="of:=RANDBETWEEN(34;67)&amp;&quot;,&quot;&amp;RANDBETWEEN(1;9)" office:value-type="string" office:string-value="47,8" calcext:value-type="string">
            <text:p>47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iels</text:p>
          </table:table-cell>
          <table:table-cell table:style-name="ce32" office:value-type="string" calcext:value-type="string">
            <text:p>Scherer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05 Köthen</text:p>
          </table:table-cell>
          <table:table-cell table:style-name="ce32" table:formula="of:=IF([.C156]&gt;=2011;&quot;U9&quot;;IF([.C156]&gt;=2009;&quot;U11&quot;;IF([.C156]&gt;=2007;&quot;U13&quot;;IF([.C156]&gt;=2005;&quot;U15&quot;;&quot;nix da!&quot;))))&amp;&quot; &quot;&amp;[.D156]&amp;&quot; &quot;" office:value-type="string" office:string-value="U13 m " calcext:value-type="string">
            <text:p>U13 m </text:p>
          </table:table-cell>
          <table:table-cell table:style-name="ce32" office:value-type="float" office:value="54.4" calcext:value-type="float">
            <text:p>54,4</text:p>
          </table:table-cell>
          <table:table-cell table:style-name="ce32" table:formula="of:=RANDBETWEEN(28;56)&amp;&quot;,&quot;&amp;RANDBETWEEN(1;9)" office:value-type="string" office:string-value="45,2" calcext:value-type="string">
            <text:p>45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en</text:p>
          </table:table-cell>
          <table:table-cell table:style-name="ce32" office:value-type="string" calcext:value-type="string">
            <text:p>Schilling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ok Zernsdorf</text:p>
          </table:table-cell>
          <table:table-cell table:style-name="ce32" table:formula="of:=IF([.C157]&gt;=2011;&quot;U9&quot;;IF([.C157]&gt;=2009;&quot;U11&quot;;IF([.C157]&gt;=2007;&quot;U13&quot;;IF([.C157]&gt;=2005;&quot;U15&quot;;&quot;nix da!&quot;))))&amp;&quot; &quot;&amp;[.D157]&amp;&quot; &quot;" office:value-type="string" office:string-value="U13 m " calcext:value-type="string">
            <text:p>U13 m </text:p>
          </table:table-cell>
          <table:table-cell table:style-name="ce32" office:value-type="float" office:value="53.9" calcext:value-type="float">
            <text:p>53,9</text:p>
          </table:table-cell>
          <table:table-cell table:style-name="ce32" table:formula="of:=RANDBETWEEN(28;56)&amp;&quot;,&quot;&amp;RANDBETWEEN(1;9)" office:value-type="string" office:string-value="46,9" calcext:value-type="string">
            <text:p>46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ens</text:p>
          </table:table-cell>
          <table:table-cell table:style-name="ce32" office:value-type="string" calcext:value-type="string">
            <text:p>Schmid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Kyoko Jänschwalde</text:p>
          </table:table-cell>
          <table:table-cell table:style-name="ce32" table:formula="of:=IF([.C158]&gt;=2011;&quot;U9&quot;;IF([.C158]&gt;=2009;&quot;U11&quot;;IF([.C158]&gt;=2007;&quot;U13&quot;;IF([.C158]&gt;=2005;&quot;U15&quot;;&quot;nix da!&quot;))))&amp;&quot; &quot;&amp;[.D158]&amp;&quot; &quot;" office:value-type="string" office:string-value="U9 m " calcext:value-type="string">
            <text:p>U9 m </text:p>
          </table:table-cell>
          <table:table-cell table:style-name="ce4" office:value-type="float" office:value="22.4" calcext:value-type="float">
            <text:p>22,4</text:p>
          </table:table-cell>
          <table:table-cell table:style-name="ce32" table:formula="of:=RANDBETWEEN(18;38)&amp;&quot;,&quot;&amp;RANDBETWEEN(1;9)" office:value-type="string" office:string-value="22,9" calcext:value-type="string">
            <text:p>22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eorg</text:p>
          </table:table-cell>
          <table:table-cell table:style-name="ce32" office:value-type="string" calcext:value-type="string">
            <text:p>Schmidt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Großräschen</text:p>
          </table:table-cell>
          <table:table-cell table:style-name="ce32" table:formula="of:=IF([.C159]&gt;=2011;&quot;U9&quot;;IF([.C159]&gt;=2009;&quot;U11&quot;;IF([.C159]&gt;=2007;&quot;U13&quot;;IF([.C159]&gt;=2005;&quot;U15&quot;;&quot;nix da!&quot;))))&amp;&quot; &quot;&amp;[.D159]&amp;&quot; &quot;" office:value-type="string" office:string-value="U13 m " calcext:value-type="string">
            <text:p>U13 m </text:p>
          </table:table-cell>
          <table:table-cell table:style-name="ce32" office:value-type="float" office:value="43.8" calcext:value-type="float">
            <text:p>43,8</text:p>
          </table:table-cell>
          <table:table-cell table:style-name="ce32" table:formula="of:=RANDBETWEEN(28;56)&amp;&quot;,&quot;&amp;RANDBETWEEN(1;9)" office:value-type="string" office:string-value="31,5" calcext:value-type="string">
            <text:p>31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ubert</text:p>
          </table:table-cell>
          <table:table-cell table:style-name="ce32" office:value-type="string" calcext:value-type="string">
            <text:p>Schmitt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C Charis 02 Berlin</text:p>
          </table:table-cell>
          <table:table-cell table:style-name="ce32" table:formula="of:=IF([.C160]&gt;=2011;&quot;U9&quot;;IF([.C160]&gt;=2009;&quot;U11&quot;;IF([.C160]&gt;=2007;&quot;U13&quot;;IF([.C160]&gt;=2005;&quot;U15&quot;;&quot;nix da!&quot;))))&amp;&quot; &quot;&amp;[.D160]&amp;&quot; &quot;" office:value-type="string" office:string-value="U11 m " calcext:value-type="string">
            <text:p>U11 m </text:p>
          </table:table-cell>
          <table:table-cell table:style-name="ce32" office:value-type="float" office:value="48.5" calcext:value-type="float">
            <text:p>48,5</text:p>
          </table:table-cell>
          <table:table-cell table:style-name="ce32" table:formula="of:=RANDBETWEEN(23.1;47.9)&amp;&quot;,&quot;&amp;RANDBETWEEN(1;9)" office:value-type="string" office:string-value="25,5" calcext:value-type="string">
            <text:p>25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eonie</text:p>
          </table:table-cell>
          <table:table-cell table:style-name="ce32" office:value-type="string" calcext:value-type="string">
            <text:p>Schmitz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J Sokol Praha Vršovice</text:p>
          </table:table-cell>
          <table:table-cell table:style-name="ce32" table:formula="of:=IF([.C161]&gt;=2011;&quot;U9&quot;;IF([.C161]&gt;=2009;&quot;U11&quot;;IF([.C161]&gt;=2007;&quot;U13&quot;;IF([.C161]&gt;=2005;&quot;U15&quot;;&quot;nix da!&quot;))))&amp;&quot; &quot;&amp;[.D161]&amp;&quot; &quot;" office:value-type="string" office:string-value="U11 w " calcext:value-type="string">
            <text:p>U11 w </text:p>
          </table:table-cell>
          <table:table-cell table:style-name="ce32" office:value-type="float" office:value="40.6" calcext:value-type="float">
            <text:p>40,6</text:p>
          </table:table-cell>
          <table:table-cell table:style-name="ce32" table:formula="of:=RANDBETWEEN(24.1;49.9)&amp;&quot;,&quot;&amp;RANDBETWEEN(1;9)" office:value-type="string" office:string-value="44,9" calcext:value-type="string">
            <text:p>44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ion</text:p>
          </table:table-cell>
          <table:table-cell table:style-name="ce32" office:value-type="string" calcext:value-type="string">
            <text:p>Schneider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C Großräschen</text:p>
          </table:table-cell>
          <table:table-cell table:style-name="ce32" table:formula="of:=IF([.C162]&gt;=2011;&quot;U9&quot;;IF([.C162]&gt;=2009;&quot;U11&quot;;IF([.C162]&gt;=2007;&quot;U13&quot;;IF([.C162]&gt;=2005;&quot;U15&quot;;&quot;nix da!&quot;))))&amp;&quot; &quot;&amp;[.D162]&amp;&quot; &quot;" office:value-type="string" office:string-value="U13 w " calcext:value-type="string">
            <text:p>U13 w </text:p>
          </table:table-cell>
          <table:table-cell table:style-name="ce32" office:value-type="float" office:value="37.8" calcext:value-type="float">
            <text:p>37,8</text:p>
          </table:table-cell>
          <table:table-cell table:style-name="ce32" table:formula="of:=RANDBETWEEN(28;56)&amp;&quot;,&quot;&amp;RANDBETWEEN(1;9)" office:value-type="string" office:string-value="31,7" calcext:value-type="string">
            <text:p>31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milia</text:p>
          </table:table-cell>
          <table:table-cell table:style-name="ce32" office:value-type="string" calcext:value-type="string">
            <text:p>Schreibe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lau-Weiß Vetschau</text:p>
          </table:table-cell>
          <table:table-cell table:style-name="ce32" table:formula="of:=IF([.C163]&gt;=2011;&quot;U9&quot;;IF([.C163]&gt;=2009;&quot;U11&quot;;IF([.C163]&gt;=2007;&quot;U13&quot;;IF([.C163]&gt;=2005;&quot;U15&quot;;&quot;nix da!&quot;))))&amp;&quot; &quot;&amp;[.D163]&amp;&quot; &quot;" office:value-type="string" office:string-value="U9 w " calcext:value-type="string">
            <text:p>U9 w </text:p>
          </table:table-cell>
          <table:table-cell table:style-name="ce4" office:value-type="float" office:value="18.6" calcext:value-type="float">
            <text:p>18,6</text:p>
          </table:table-cell>
          <table:table-cell table:style-name="ce32" table:formula="of:=RANDBETWEEN(18;38)&amp;&quot;,&quot;&amp;RANDBETWEEN(1;9)" office:value-type="string" office:string-value="26,9" calcext:value-type="string">
            <text:p>26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oah</text:p>
          </table:table-cell>
          <table:table-cell table:style-name="ce32" office:value-type="string" calcext:value-type="string">
            <text:p>Schröder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SV Rammenau</text:p>
          </table:table-cell>
          <table:table-cell table:style-name="ce32" table:formula="of:=IF([.C164]&gt;=2011;&quot;U9&quot;;IF([.C164]&gt;=2009;&quot;U11&quot;;IF([.C164]&gt;=2007;&quot;U13&quot;;IF([.C164]&gt;=2005;&quot;U15&quot;;&quot;nix da!&quot;))))&amp;&quot; &quot;&amp;[.D164]&amp;&quot; &quot;" office:value-type="string" office:string-value="U13 m " calcext:value-type="string">
            <text:p>U13 m </text:p>
          </table:table-cell>
          <table:table-cell table:style-name="ce32" office:value-type="float" office:value="28.1" calcext:value-type="float">
            <text:p>28,1</text:p>
          </table:table-cell>
          <table:table-cell table:style-name="ce32" table:formula="of:=RANDBETWEEN(28;56)&amp;&quot;,&quot;&amp;RANDBETWEEN(1;9)" office:value-type="string" office:string-value="28,7" calcext:value-type="string">
            <text:p>28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Wolfgang</text:p>
          </table:table-cell>
          <table:table-cell table:style-name="ce32" office:value-type="string" calcext:value-type="string">
            <text:p>Schubert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udo Team Dahme</text:p>
          </table:table-cell>
          <table:table-cell table:style-name="ce32" table:formula="of:=IF([.C165]&gt;=2011;&quot;U9&quot;;IF([.C165]&gt;=2009;&quot;U11&quot;;IF([.C165]&gt;=2007;&quot;U13&quot;;IF([.C165]&gt;=2005;&quot;U15&quot;;&quot;nix da!&quot;))))&amp;&quot; &quot;&amp;[.D165]&amp;&quot; &quot;" office:value-type="string" office:string-value="U13 m " calcext:value-type="string">
            <text:p>U13 m </text:p>
          </table:table-cell>
          <table:table-cell table:style-name="ce32" office:value-type="float" office:value="36.6" calcext:value-type="float">
            <text:p>36,6</text:p>
          </table:table-cell>
          <table:table-cell table:style-name="ce32" table:formula="of:=RANDBETWEEN(28;56)&amp;&quot;,&quot;&amp;RANDBETWEEN(1;9)" office:value-type="string" office:string-value="37,8" calcext:value-type="string">
            <text:p>37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Karl</text:p>
          </table:table-cell>
          <table:table-cell table:style-name="ce32" office:value-type="string" calcext:value-type="string">
            <text:p>Schuhmacher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Ludwigsfelde e.V.</text:p>
          </table:table-cell>
          <table:table-cell table:style-name="ce32" table:formula="of:=IF([.C166]&gt;=2011;&quot;U9&quot;;IF([.C166]&gt;=2009;&quot;U11&quot;;IF([.C166]&gt;=2007;&quot;U13&quot;;IF([.C166]&gt;=2005;&quot;U15&quot;;&quot;nix da!&quot;))))&amp;&quot; &quot;&amp;[.D166]&amp;&quot; &quot;" office:value-type="string" office:string-value="U11 m " calcext:value-type="string">
            <text:p>U11 m </text:p>
          </table:table-cell>
          <table:table-cell table:style-name="ce32" office:value-type="float" office:value="46.4" calcext:value-type="float">
            <text:p>46,4</text:p>
          </table:table-cell>
          <table:table-cell table:style-name="ce32" table:formula="of:=RANDBETWEEN(23.1;47.9)&amp;&quot;,&quot;&amp;RANDBETWEEN(1;9)" office:value-type="string" office:string-value="30,2" calcext:value-type="string">
            <text:p>30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lias</text:p>
          </table:table-cell>
          <table:table-cell table:style-name="ce32" office:value-type="string" calcext:value-type="string">
            <text:p>Schuhmann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rankfurt/Oder</text:p>
          </table:table-cell>
          <table:table-cell table:style-name="ce32" table:formula="of:=IF([.C167]&gt;=2011;&quot;U9&quot;;IF([.C167]&gt;=2009;&quot;U11&quot;;IF([.C167]&gt;=2007;&quot;U13&quot;;IF([.C167]&gt;=2005;&quot;U15&quot;;&quot;nix da!&quot;))))&amp;&quot; &quot;&amp;[.D167]&amp;&quot; &quot;" office:value-type="string" office:string-value="U9 m " calcext:value-type="string">
            <text:p>U9 m </text:p>
          </table:table-cell>
          <table:table-cell table:style-name="ce4" office:value-type="float" office:value="25.6" calcext:value-type="float">
            <text:p>25,6</text:p>
          </table:table-cell>
          <table:table-cell table:style-name="ce32" table:formula="of:=RANDBETWEEN(18;38)&amp;&quot;,&quot;&amp;RANDBETWEEN(1;9)" office:value-type="string" office:string-value="37,4" calcext:value-type="string">
            <text:p>37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ans</text:p>
          </table:table-cell>
          <table:table-cell table:style-name="ce32" office:value-type="string" calcext:value-type="string">
            <text:p>Schulte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Fürstenwalde</text:p>
          </table:table-cell>
          <table:table-cell table:style-name="ce32" table:formula="of:=IF([.C168]&gt;=2011;&quot;U9&quot;;IF([.C168]&gt;=2009;&quot;U11&quot;;IF([.C168]&gt;=2007;&quot;U13&quot;;IF([.C168]&gt;=2005;&quot;U15&quot;;&quot;nix da!&quot;))))&amp;&quot; &quot;&amp;[.D168]&amp;&quot; &quot;" office:value-type="string" office:string-value="U9 m " calcext:value-type="string">
            <text:p>U9 m </text:p>
          </table:table-cell>
          <table:table-cell table:style-name="ce4" office:value-type="float" office:value="20.3" calcext:value-type="float">
            <text:p>20,3</text:p>
          </table:table-cell>
          <table:table-cell table:style-name="ce32" table:formula="of:=RANDBETWEEN(18;38)&amp;&quot;,&quot;&amp;RANDBETWEEN(1;9)" office:value-type="string" office:string-value="28,9" calcext:value-type="string">
            <text:p>28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ia</text:p>
          </table:table-cell>
          <table:table-cell table:style-name="ce32" office:value-type="string" calcext:value-type="string">
            <text:p>Schultz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Charis 02 Berlin</text:p>
          </table:table-cell>
          <table:table-cell table:style-name="ce32" table:formula="of:=IF([.C169]&gt;=2011;&quot;U9&quot;;IF([.C169]&gt;=2009;&quot;U11&quot;;IF([.C169]&gt;=2007;&quot;U13&quot;;IF([.C169]&gt;=2005;&quot;U15&quot;;&quot;nix da!&quot;))))&amp;&quot; &quot;&amp;[.D169]&amp;&quot; &quot;" office:value-type="string" office:string-value="U15 w " calcext:value-type="string">
            <text:p>U15 w </text:p>
          </table:table-cell>
          <table:table-cell table:style-name="ce4" office:value-type="float" office:value="44.5" calcext:value-type="float">
            <text:p>44,5</text:p>
          </table:table-cell>
          <table:table-cell table:style-name="ce32" table:formula="of:=RANDBETWEEN(33;64)&amp;&quot;,&quot;&amp;RANDBETWEEN(1;9)" office:value-type="string" office:string-value="54,9" calcext:value-type="string">
            <text:p>54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evi</text:p>
          </table:table-cell>
          <table:table-cell table:style-name="ce32" office:value-type="string" calcext:value-type="string">
            <text:p>Schulz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Kyoko Jänschwalde</text:p>
          </table:table-cell>
          <table:table-cell table:style-name="ce32" table:formula="of:=IF([.C170]&gt;=2011;&quot;U9&quot;;IF([.C170]&gt;=2009;&quot;U11&quot;;IF([.C170]&gt;=2007;&quot;U13&quot;;IF([.C170]&gt;=2005;&quot;U15&quot;;&quot;nix da!&quot;))))&amp;&quot; &quot;&amp;[.D170]&amp;&quot; &quot;" office:value-type="string" office:string-value="U15 m " calcext:value-type="string">
            <text:p>U15 m </text:p>
          </table:table-cell>
          <table:table-cell table:style-name="ce4" office:value-type="float" office:value="57.3" calcext:value-type="float">
            <text:p>57,3</text:p>
          </table:table-cell>
          <table:table-cell table:style-name="ce32" table:formula="of:=RANDBETWEEN(34;67)&amp;&quot;,&quot;&amp;RANDBETWEEN(1;9)" office:value-type="string" office:string-value="49,9" calcext:value-type="string">
            <text:p>49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lla</text:p>
          </table:table-cell>
          <table:table-cell table:style-name="ce32" office:value-type="string" calcext:value-type="string">
            <text:p>Schulze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SG Humboldt Berlin</text:p>
          </table:table-cell>
          <table:table-cell table:style-name="ce32" table:formula="of:=IF([.C171]&gt;=2011;&quot;U9&quot;;IF([.C171]&gt;=2009;&quot;U11&quot;;IF([.C171]&gt;=2007;&quot;U13&quot;;IF([.C171]&gt;=2005;&quot;U15&quot;;&quot;nix da!&quot;))))&amp;&quot; &quot;&amp;[.D171]&amp;&quot; &quot;" office:value-type="string" office:string-value="U9 w " calcext:value-type="string">
            <text:p>U9 w </text:p>
          </table:table-cell>
          <table:table-cell table:style-name="ce4" office:value-type="float" office:value="37.9" calcext:value-type="float">
            <text:p>37,9</text:p>
          </table:table-cell>
          <table:table-cell table:style-name="ce32" table:formula="of:=RANDBETWEEN(18;38)&amp;&quot;,&quot;&amp;RANDBETWEEN(1;9)" office:value-type="string" office:string-value="29,8" calcext:value-type="string">
            <text:p>29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aron</text:p>
          </table:table-cell>
          <table:table-cell table:style-name="ce32" office:value-type="string" calcext:value-type="string">
            <text:p>Schuster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HSV Cottbus</text:p>
          </table:table-cell>
          <table:table-cell table:style-name="ce32" table:formula="of:=IF([.C172]&gt;=2011;&quot;U9&quot;;IF([.C172]&gt;=2009;&quot;U11&quot;;IF([.C172]&gt;=2007;&quot;U13&quot;;IF([.C172]&gt;=2005;&quot;U15&quot;;&quot;nix da!&quot;))))&amp;&quot; &quot;&amp;[.D172]&amp;&quot; &quot;" office:value-type="string" office:string-value="U13 m " calcext:value-type="string">
            <text:p>U13 m </text:p>
          </table:table-cell>
          <table:table-cell table:style-name="ce32" office:value-type="float" office:value="48.6" calcext:value-type="float">
            <text:p>48,6</text:p>
          </table:table-cell>
          <table:table-cell table:style-name="ce32" table:formula="of:=RANDBETWEEN(28;56)&amp;&quot;,&quot;&amp;RANDBETWEEN(1;9)" office:value-type="string" office:string-value="39,8" calcext:value-type="string">
            <text:p>39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xel</text:p>
          </table:table-cell>
          <table:table-cell table:style-name="ce32" office:value-type="string" calcext:value-type="string">
            <text:p>Schütz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BSG Stahl Eisenhüttenstadt</text:p>
          </table:table-cell>
          <table:table-cell table:style-name="ce32" table:formula="of:=IF([.C173]&gt;=2011;&quot;U9&quot;;IF([.C173]&gt;=2009;&quot;U11&quot;;IF([.C173]&gt;=2007;&quot;U13&quot;;IF([.C173]&gt;=2005;&quot;U15&quot;;&quot;nix da!&quot;))))&amp;&quot; &quot;&amp;[.D173]&amp;&quot; &quot;" office:value-type="string" office:string-value="U9 m " calcext:value-type="string">
            <text:p>U9 m </text:p>
          </table:table-cell>
          <table:table-cell table:style-name="ce4" office:value-type="float" office:value="18.3" calcext:value-type="float">
            <text:p>18,3</text:p>
          </table:table-cell>
          <table:table-cell table:style-name="ce32" table:formula="of:=RANDBETWEEN(18;38)&amp;&quot;,&quot;&amp;RANDBETWEEN(1;9)" office:value-type="string" office:string-value="34,4" calcext:value-type="string">
            <text:p>34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uana</text:p>
          </table:table-cell>
          <table:table-cell table:style-name="ce32" office:value-type="string" calcext:value-type="string">
            <text:p>Schwarz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SG Stahl Eisenhüttenstadt</text:p>
          </table:table-cell>
          <table:table-cell table:style-name="ce32" table:formula="of:=IF([.C174]&gt;=2011;&quot;U9&quot;;IF([.C174]&gt;=2009;&quot;U11&quot;;IF([.C174]&gt;=2007;&quot;U13&quot;;IF([.C174]&gt;=2005;&quot;U15&quot;;&quot;nix da!&quot;))))&amp;&quot; &quot;&amp;[.D174]&amp;&quot; &quot;" office:value-type="string" office:string-value="U13 w " calcext:value-type="string">
            <text:p>U13 w </text:p>
          </table:table-cell>
          <table:table-cell table:style-name="ce32" office:value-type="float" office:value="39.7" calcext:value-type="float">
            <text:p>39,7</text:p>
          </table:table-cell>
          <table:table-cell table:style-name="ce32" table:formula="of:=RANDBETWEEN(28;56)&amp;&quot;,&quot;&amp;RANDBETWEEN(1;9)" office:value-type="string" office:string-value="45,7" calcext:value-type="string">
            <text:p>45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iane</text:p>
          </table:table-cell>
          <table:table-cell table:style-name="ce32" office:value-type="string" calcext:value-type="string">
            <text:p>Seidel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UJKC Potsdam</text:p>
          </table:table-cell>
          <table:table-cell table:style-name="ce32" table:formula="of:=IF([.C175]&gt;=2011;&quot;U9&quot;;IF([.C175]&gt;=2009;&quot;U11&quot;;IF([.C175]&gt;=2007;&quot;U13&quot;;IF([.C175]&gt;=2005;&quot;U15&quot;;&quot;nix da!&quot;))))&amp;&quot; &quot;&amp;[.D175]&amp;&quot; &quot;" office:value-type="string" office:string-value="U9 w " calcext:value-type="string">
            <text:p>U9 w </text:p>
          </table:table-cell>
          <table:table-cell table:style-name="ce4" office:value-type="float" office:value="30.8" calcext:value-type="float">
            <text:p>30,8</text:p>
          </table:table-cell>
          <table:table-cell table:style-name="ce32" table:formula="of:=RANDBETWEEN(18;38)&amp;&quot;,&quot;&amp;RANDBETWEEN(1;9)" office:value-type="string" office:string-value="29,3" calcext:value-type="string">
            <text:p>29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ianne</text:p>
          </table:table-cell>
          <table:table-cell table:style-name="ce32" office:value-type="string" calcext:value-type="string">
            <text:p>Seifert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Kamenz</text:p>
          </table:table-cell>
          <table:table-cell table:style-name="ce32" table:formula="of:=IF([.C176]&gt;=2011;&quot;U9&quot;;IF([.C176]&gt;=2009;&quot;U11&quot;;IF([.C176]&gt;=2007;&quot;U13&quot;;IF([.C176]&gt;=2005;&quot;U15&quot;;&quot;nix da!&quot;))))&amp;&quot; &quot;&amp;[.D176]&amp;&quot; &quot;" office:value-type="string" office:string-value="U9 w " calcext:value-type="string">
            <text:p>U9 w </text:p>
          </table:table-cell>
          <table:table-cell table:style-name="ce4" office:value-type="float" office:value="36.3" calcext:value-type="float">
            <text:p>36,3</text:p>
          </table:table-cell>
          <table:table-cell table:style-name="ce32" table:formula="of:=RANDBETWEEN(18;38)&amp;&quot;,&quot;&amp;RANDBETWEEN(1;9)" office:value-type="string" office:string-value="24,4" calcext:value-type="string">
            <text:p>24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an</text:p>
          </table:table-cell>
          <table:table-cell table:style-name="ce32" office:value-type="string" calcext:value-type="string">
            <text:p>Seitz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TJ Sokol Praha Vršovice</text:p>
          </table:table-cell>
          <table:table-cell table:style-name="ce32" table:formula="of:=IF([.C177]&gt;=2011;&quot;U9&quot;;IF([.C177]&gt;=2009;&quot;U11&quot;;IF([.C177]&gt;=2007;&quot;U13&quot;;IF([.C177]&gt;=2005;&quot;U15&quot;;&quot;nix da!&quot;))))&amp;&quot; &quot;&amp;[.D177]&amp;&quot; &quot;" office:value-type="string" office:string-value="U11 m " calcext:value-type="string">
            <text:p>U11 m </text:p>
          </table:table-cell>
          <table:table-cell table:style-name="ce32" office:value-type="float" office:value="38.7" calcext:value-type="float">
            <text:p>38,7</text:p>
          </table:table-cell>
          <table:table-cell table:style-name="ce32" table:formula="of:=RANDBETWEEN(23.1;47.9)&amp;&quot;,&quot;&amp;RANDBETWEEN(1;9)" office:value-type="string" office:string-value="36,3" calcext:value-type="string">
            <text:p>36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Rüdiger</text:p>
          </table:table-cell>
          <table:table-cell table:style-name="ce32" office:value-type="string" calcext:value-type="string">
            <text:p>Simon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Senftenberg</text:p>
          </table:table-cell>
          <table:table-cell table:style-name="ce32" table:formula="of:=IF([.C178]&gt;=2011;&quot;U9&quot;;IF([.C178]&gt;=2009;&quot;U11&quot;;IF([.C178]&gt;=2007;&quot;U13&quot;;IF([.C178]&gt;=2005;&quot;U15&quot;;&quot;nix da!&quot;))))&amp;&quot; &quot;&amp;[.D178]&amp;&quot; &quot;" office:value-type="string" office:string-value="U9 m " calcext:value-type="string">
            <text:p>U9 m </text:p>
          </table:table-cell>
          <table:table-cell table:style-name="ce4" office:value-type="float" office:value="28.9" calcext:value-type="float">
            <text:p>28,9</text:p>
          </table:table-cell>
          <table:table-cell table:style-name="ce32" table:formula="of:=RANDBETWEEN(18;38)&amp;&quot;,&quot;&amp;RANDBETWEEN(1;9)" office:value-type="string" office:string-value="37,7" calcext:value-type="string">
            <text:p>37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lexander</text:p>
          </table:table-cell>
          <table:table-cell table:style-name="ce32" office:value-type="string" calcext:value-type="string">
            <text:p>Smith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SV Rammenau</text:p>
          </table:table-cell>
          <table:table-cell table:style-name="ce32" table:formula="of:=IF([.C179]&gt;=2011;&quot;U9&quot;;IF([.C179]&gt;=2009;&quot;U11&quot;;IF([.C179]&gt;=2007;&quot;U13&quot;;IF([.C179]&gt;=2005;&quot;U15&quot;;&quot;nix da!&quot;))))&amp;&quot; &quot;&amp;[.D179]&amp;&quot; &quot;" office:value-type="string" office:string-value="U15 m " calcext:value-type="string">
            <text:p>U15 m </text:p>
          </table:table-cell>
          <table:table-cell table:style-name="ce4" office:value-type="float" office:value="40.7" calcext:value-type="float">
            <text:p>40,7</text:p>
          </table:table-cell>
          <table:table-cell table:style-name="ce32" table:formula="of:=RANDBETWEEN(34;67)&amp;&quot;,&quot;&amp;RANDBETWEEN(1;9)" office:value-type="string" office:string-value="36,8" calcext:value-type="string">
            <text:p>36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Tamara</text:p>
          </table:table-cell>
          <table:table-cell table:style-name="ce32" office:value-type="string" calcext:value-type="string">
            <text:p>Sommer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Lotos Berlin</text:p>
          </table:table-cell>
          <table:table-cell table:style-name="ce32" table:formula="of:=IF([.C180]&gt;=2011;&quot;U9&quot;;IF([.C180]&gt;=2009;&quot;U11&quot;;IF([.C180]&gt;=2007;&quot;U13&quot;;IF([.C180]&gt;=2005;&quot;U15&quot;;&quot;nix da!&quot;))))&amp;&quot; &quot;&amp;[.D180]&amp;&quot; &quot;" office:value-type="string" office:string-value="U11 w " calcext:value-type="string">
            <text:p>U11 w </text:p>
          </table:table-cell>
          <table:table-cell table:style-name="ce32" office:value-type="float" office:value="43.3" calcext:value-type="float">
            <text:p>43,3</text:p>
          </table:table-cell>
          <table:table-cell table:style-name="ce32" table:formula="of:=RANDBETWEEN(24.1;49.9)&amp;&quot;,&quot;&amp;RANDBETWEEN(1;9)" office:value-type="string" office:string-value="35,9" calcext:value-type="string">
            <text:p>35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vin</text:p>
          </table:table-cell>
          <table:table-cell table:style-name="ce32" office:value-type="string" calcext:value-type="string">
            <text:p>Stahl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SC Asahi Spremberg</text:p>
          </table:table-cell>
          <table:table-cell table:style-name="ce32" table:formula="of:=IF([.C181]&gt;=2011;&quot;U9&quot;;IF([.C181]&gt;=2009;&quot;U11&quot;;IF([.C181]&gt;=2007;&quot;U13&quot;;IF([.C181]&gt;=2005;&quot;U15&quot;;&quot;nix da!&quot;))))&amp;&quot; &quot;&amp;[.D181]&amp;&quot; &quot;" office:value-type="string" office:string-value="U9 m " calcext:value-type="string">
            <text:p>U9 m </text:p>
          </table:table-cell>
          <table:table-cell table:style-name="ce4" office:value-type="float" office:value="32.7" calcext:value-type="float">
            <text:p>32,7</text:p>
          </table:table-cell>
          <table:table-cell table:style-name="ce32" table:formula="of:=RANDBETWEEN(18;38)&amp;&quot;,&quot;&amp;RANDBETWEEN(1;9)" office:value-type="string" office:string-value="21,7" calcext:value-type="string">
            <text:p>21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Ulrike</text:p>
          </table:table-cell>
          <table:table-cell table:style-name="ce32" office:value-type="string" calcext:value-type="string">
            <text:p>Stein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J Sokol Praha Vršovice</text:p>
          </table:table-cell>
          <table:table-cell table:style-name="ce32" table:formula="of:=IF([.C182]&gt;=2011;&quot;U9&quot;;IF([.C182]&gt;=2009;&quot;U11&quot;;IF([.C182]&gt;=2007;&quot;U13&quot;;IF([.C182]&gt;=2005;&quot;U15&quot;;&quot;nix da!&quot;))))&amp;&quot; &quot;&amp;[.D182]&amp;&quot; &quot;" office:value-type="string" office:string-value="U13 w " calcext:value-type="string">
            <text:p>U13 w </text:p>
          </table:table-cell>
          <table:table-cell table:style-name="ce32" office:value-type="float" office:value="53.1" calcext:value-type="float">
            <text:p>53,1</text:p>
          </table:table-cell>
          <table:table-cell table:style-name="ce32" table:formula="of:=RANDBETWEEN(28;56)&amp;&quot;,&quot;&amp;RANDBETWEEN(1;9)" office:value-type="string" office:string-value="44,4" calcext:value-type="string">
            <text:p>44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Detlef</text:p>
          </table:table-cell>
          <table:table-cell table:style-name="ce32" office:value-type="string" calcext:value-type="string">
            <text:p>Steine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C Kyoko Jänschwalde</text:p>
          </table:table-cell>
          <table:table-cell table:style-name="ce32" table:formula="of:=IF([.C183]&gt;=2011;&quot;U9&quot;;IF([.C183]&gt;=2009;&quot;U11&quot;;IF([.C183]&gt;=2007;&quot;U13&quot;;IF([.C183]&gt;=2005;&quot;U15&quot;;&quot;nix da!&quot;))))&amp;&quot; &quot;&amp;[.D183]&amp;&quot; &quot;" office:value-type="string" office:string-value="U9 m " calcext:value-type="string">
            <text:p>U9 m </text:p>
          </table:table-cell>
          <table:table-cell table:style-name="ce4" office:value-type="float" office:value="33.9" calcext:value-type="float">
            <text:p>33,9</text:p>
          </table:table-cell>
          <table:table-cell table:style-name="ce32" table:formula="of:=RANDBETWEEN(18;38)&amp;&quot;,&quot;&amp;RANDBETWEEN(1;9)" office:value-type="string" office:string-value="25,8" calcext:value-type="string">
            <text:p>25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Wilhelm</text:p>
          </table:table-cell>
          <table:table-cell table:style-name="ce32" office:value-type="string" calcext:value-type="string">
            <text:p>Stephan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SG Humboldt Berlin</text:p>
          </table:table-cell>
          <table:table-cell table:style-name="ce32" table:formula="of:=IF([.C184]&gt;=2011;&quot;U9&quot;;IF([.C184]&gt;=2009;&quot;U11&quot;;IF([.C184]&gt;=2007;&quot;U13&quot;;IF([.C184]&gt;=2005;&quot;U15&quot;;&quot;nix da!&quot;))))&amp;&quot; &quot;&amp;[.D184]&amp;&quot; &quot;" office:value-type="string" office:string-value="U9 m " calcext:value-type="string">
            <text:p>U9 m </text:p>
          </table:table-cell>
          <table:table-cell table:style-name="ce4" office:value-type="float" office:value="31.2" calcext:value-type="float">
            <text:p>31,2</text:p>
          </table:table-cell>
          <table:table-cell table:style-name="ce32" table:formula="of:=RANDBETWEEN(18;38)&amp;&quot;,&quot;&amp;RANDBETWEEN(1;9)" office:value-type="string" office:string-value="19,7" calcext:value-type="string">
            <text:p>19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Frauke</text:p>
          </table:table-cell>
          <table:table-cell table:style-name="ce32" office:value-type="string" calcext:value-type="string">
            <text:p>Taylo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Kamenz</text:p>
          </table:table-cell>
          <table:table-cell table:style-name="ce32" table:formula="of:=IF([.C185]&gt;=2011;&quot;U9&quot;;IF([.C185]&gt;=2009;&quot;U11&quot;;IF([.C185]&gt;=2007;&quot;U13&quot;;IF([.C185]&gt;=2005;&quot;U15&quot;;&quot;nix da!&quot;))))&amp;&quot; &quot;&amp;[.D185]&amp;&quot; &quot;" office:value-type="string" office:string-value="U9 w " calcext:value-type="string">
            <text:p>U9 w </text:p>
          </table:table-cell>
          <table:table-cell table:style-name="ce4" office:value-type="float" office:value="21.7" calcext:value-type="float">
            <text:p>21,7</text:p>
          </table:table-cell>
          <table:table-cell table:style-name="ce32" table:formula="of:=RANDBETWEEN(18;38)&amp;&quot;,&quot;&amp;RANDBETWEEN(1;9)" office:value-type="string" office:string-value="24,9" calcext:value-type="string">
            <text:p>24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uisa</text:p>
          </table:table-cell>
          <table:table-cell table:style-name="ce32" office:value-type="string" calcext:value-type="string">
            <text:p>Thiel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lau-Weiß Vetschau</text:p>
          </table:table-cell>
          <table:table-cell table:style-name="ce32" table:formula="of:=IF([.C186]&gt;=2011;&quot;U9&quot;;IF([.C186]&gt;=2009;&quot;U11&quot;;IF([.C186]&gt;=2007;&quot;U13&quot;;IF([.C186]&gt;=2005;&quot;U15&quot;;&quot;nix da!&quot;))))&amp;&quot; &quot;&amp;[.D186]&amp;&quot; &quot;" office:value-type="string" office:string-value="U9 w " calcext:value-type="string">
            <text:p>U9 w </text:p>
          </table:table-cell>
          <table:table-cell table:style-name="ce4" office:value-type="float" office:value="31.1" calcext:value-type="float">
            <text:p>31,1</text:p>
          </table:table-cell>
          <table:table-cell table:style-name="ce32" table:formula="of:=RANDBETWEEN(18;38)&amp;&quot;,&quot;&amp;RANDBETWEEN(1;9)" office:value-type="string" office:string-value="27,3" calcext:value-type="string">
            <text:p>27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rrmann</text:p>
          </table:table-cell>
          <table:table-cell table:style-name="ce32" office:value-type="string" calcext:value-type="string">
            <text:p>Thiele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HSV Cottbus</text:p>
          </table:table-cell>
          <table:table-cell table:style-name="ce32" table:formula="of:=IF([.C187]&gt;=2011;&quot;U9&quot;;IF([.C187]&gt;=2009;&quot;U11&quot;;IF([.C187]&gt;=2007;&quot;U13&quot;;IF([.C187]&gt;=2005;&quot;U15&quot;;&quot;nix da!&quot;))))&amp;&quot; &quot;&amp;[.D187]&amp;&quot; &quot;" office:value-type="string" office:string-value="U15 m " calcext:value-type="string">
            <text:p>U15 m </text:p>
          </table:table-cell>
          <table:table-cell table:style-name="ce4" office:value-type="float" office:value="47.6" calcext:value-type="float">
            <text:p>47,6</text:p>
          </table:table-cell>
          <table:table-cell table:style-name="ce32" table:formula="of:=RANDBETWEEN(34;67)&amp;&quot;,&quot;&amp;RANDBETWEEN(1;9)" office:value-type="string" office:string-value="56,4" calcext:value-type="string">
            <text:p>56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Ingrid</text:p>
          </table:table-cell>
          <table:table-cell table:style-name="ce32" office:value-type="string" calcext:value-type="string">
            <text:p>Thomas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SG Lübbenau 63. e.V</text:p>
          </table:table-cell>
          <table:table-cell table:style-name="ce32" table:formula="of:=IF([.C188]&gt;=2011;&quot;U9&quot;;IF([.C188]&gt;=2009;&quot;U11&quot;;IF([.C188]&gt;=2007;&quot;U13&quot;;IF([.C188]&gt;=2005;&quot;U15&quot;;&quot;nix da!&quot;))))&amp;&quot; &quot;&amp;[.D188]&amp;&quot; &quot;" office:value-type="string" office:string-value="U9 w " calcext:value-type="string">
            <text:p>U9 w </text:p>
          </table:table-cell>
          <table:table-cell table:style-name="ce4" office:value-type="float" office:value="22.5" calcext:value-type="float">
            <text:p>22,5</text:p>
          </table:table-cell>
          <table:table-cell table:style-name="ce32" table:formula="of:=RANDBETWEEN(18;38)&amp;&quot;,&quot;&amp;RANDBETWEEN(1;9)" office:value-type="string" office:string-value="25,1" calcext:value-type="string">
            <text:p>25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grit</text:p>
          </table:table-cell>
          <table:table-cell table:style-name="ce32" office:value-type="string" calcext:value-type="string">
            <text:p>Thomas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Kuzushi Lübben</text:p>
          </table:table-cell>
          <table:table-cell table:style-name="ce32" table:formula="of:=IF([.C189]&gt;=2011;&quot;U9&quot;;IF([.C189]&gt;=2009;&quot;U11&quot;;IF([.C189]&gt;=2007;&quot;U13&quot;;IF([.C189]&gt;=2005;&quot;U15&quot;;&quot;nix da!&quot;))))&amp;&quot; &quot;&amp;[.D189]&amp;&quot; &quot;" office:value-type="string" office:string-value="U15 w " calcext:value-type="string">
            <text:p>U15 w </text:p>
          </table:table-cell>
          <table:table-cell table:style-name="ce4" office:value-type="float" office:value="63.9" calcext:value-type="float">
            <text:p>63,9</text:p>
          </table:table-cell>
          <table:table-cell table:style-name="ce32" table:formula="of:=RANDBETWEEN(33;64)&amp;&quot;,&quot;&amp;RANDBETWEEN(1;9)" office:value-type="string" office:string-value="49,7" calcext:value-type="string">
            <text:p>49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Norbert</text:p>
          </table:table-cell>
          <table:table-cell table:style-name="ce32" office:value-type="string" calcext:value-type="string">
            <text:p>Thompson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SV Kamenz</text:p>
          </table:table-cell>
          <table:table-cell table:style-name="ce32" table:formula="of:=IF([.C190]&gt;=2011;&quot;U9&quot;;IF([.C190]&gt;=2009;&quot;U11&quot;;IF([.C190]&gt;=2007;&quot;U13&quot;;IF([.C190]&gt;=2005;&quot;U15&quot;;&quot;nix da!&quot;))))&amp;&quot; &quot;&amp;[.D190]&amp;&quot; &quot;" office:value-type="string" office:string-value="U9 m " calcext:value-type="string">
            <text:p>U9 m </text:p>
          </table:table-cell>
          <table:table-cell table:style-name="ce4" office:value-type="float" office:value="24.4" calcext:value-type="float">
            <text:p>24,4</text:p>
          </table:table-cell>
          <table:table-cell table:style-name="ce32" table:formula="of:=RANDBETWEEN(18;38)&amp;&quot;,&quot;&amp;RANDBETWEEN(1;9)" office:value-type="string" office:string-value="34,1" calcext:value-type="string">
            <text:p>34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ohanna</text:p>
          </table:table-cell>
          <table:table-cell table:style-name="ce32" office:value-type="string" calcext:value-type="string">
            <text:p>Turner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UJKC Potsdam</text:p>
          </table:table-cell>
          <table:table-cell table:style-name="ce32" table:formula="of:=IF([.C191]&gt;=2011;&quot;U9&quot;;IF([.C191]&gt;=2009;&quot;U11&quot;;IF([.C191]&gt;=2007;&quot;U13&quot;;IF([.C191]&gt;=2005;&quot;U15&quot;;&quot;nix da!&quot;))))&amp;&quot; &quot;&amp;[.D191]&amp;&quot; &quot;" office:value-type="string" office:string-value="U9 w " calcext:value-type="string">
            <text:p>U9 w </text:p>
          </table:table-cell>
          <table:table-cell table:style-name="ce4" office:value-type="float" office:value="23.6" calcext:value-type="float">
            <text:p>23,6</text:p>
          </table:table-cell>
          <table:table-cell table:style-name="ce32" table:formula="of:=RANDBETWEEN(18;38)&amp;&quot;,&quot;&amp;RANDBETWEEN(1;9)" office:value-type="string" office:string-value="22,8" calcext:value-type="string">
            <text:p>22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lina</text:p>
          </table:table-cell>
          <table:table-cell table:style-name="ce32" office:value-type="string" calcext:value-type="string">
            <text:p>Ullrich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Kuzushi Lübben</text:p>
          </table:table-cell>
          <table:table-cell table:style-name="ce32" table:formula="of:=IF([.C192]&gt;=2011;&quot;U9&quot;;IF([.C192]&gt;=2009;&quot;U11&quot;;IF([.C192]&gt;=2007;&quot;U13&quot;;IF([.C192]&gt;=2005;&quot;U15&quot;;&quot;nix da!&quot;))))&amp;&quot; &quot;&amp;[.D192]&amp;&quot; &quot;" office:value-type="string" office:string-value="U15 w " calcext:value-type="string">
            <text:p>U15 w </text:p>
          </table:table-cell>
          <table:table-cell table:style-name="ce4" office:value-type="float" office:value="58.7" calcext:value-type="float">
            <text:p>58,7</text:p>
          </table:table-cell>
          <table:table-cell table:style-name="ce32" table:formula="of:=RANDBETWEEN(33;64)&amp;&quot;,&quot;&amp;RANDBETWEEN(1;9)" office:value-type="string" office:string-value="34,7" calcext:value-type="string">
            <text:p>34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ilvia</text:p>
          </table:table-cell>
          <table:table-cell table:style-name="ce32" office:value-type="string" calcext:value-type="string">
            <text:p>Ulrich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05 Köthen</text:p>
          </table:table-cell>
          <table:table-cell table:style-name="ce32" table:formula="of:=IF([.C193]&gt;=2011;&quot;U9&quot;;IF([.C193]&gt;=2009;&quot;U11&quot;;IF([.C193]&gt;=2007;&quot;U13&quot;;IF([.C193]&gt;=2005;&quot;U15&quot;;&quot;nix da!&quot;))))&amp;&quot; &quot;&amp;[.D193]&amp;&quot; &quot;" office:value-type="string" office:string-value="U11 w " calcext:value-type="string">
            <text:p>U11 w </text:p>
          </table:table-cell>
          <table:table-cell table:style-name="ce32" office:value-type="float" office:value="43.9" calcext:value-type="float">
            <text:p>43,9</text:p>
          </table:table-cell>
          <table:table-cell table:style-name="ce32" table:formula="of:=RANDBETWEEN(24.1;49.9)&amp;&quot;,&quot;&amp;RANDBETWEEN(1;9)" office:value-type="string" office:string-value="36,8" calcext:value-type="string">
            <text:p>36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uca</text:p>
          </table:table-cell>
          <table:table-cell table:style-name="ce32" office:value-type="string" calcext:value-type="string">
            <text:p>Vogel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SG Humboldt Berlin</text:p>
          </table:table-cell>
          <table:table-cell table:style-name="ce32" table:formula="of:=IF([.C194]&gt;=2011;&quot;U9&quot;;IF([.C194]&gt;=2009;&quot;U11&quot;;IF([.C194]&gt;=2007;&quot;U13&quot;;IF([.C194]&gt;=2005;&quot;U15&quot;;&quot;nix da!&quot;))))&amp;&quot; &quot;&amp;[.D194]&amp;&quot; &quot;" office:value-type="string" office:string-value="U13 m " calcext:value-type="string">
            <text:p>U13 m </text:p>
          </table:table-cell>
          <table:table-cell table:style-name="ce32" office:value-type="float" office:value="40.1" calcext:value-type="float">
            <text:p>40,1</text:p>
          </table:table-cell>
          <table:table-cell table:style-name="ce32" table:formula="of:=RANDBETWEEN(28;56)&amp;&quot;,&quot;&amp;RANDBETWEEN(1;9)" office:value-type="string" office:string-value="55,5" calcext:value-type="string">
            <text:p>55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ukas</text:p>
          </table:table-cell>
          <table:table-cell table:style-name="ce32" office:value-type="string" calcext:value-type="string">
            <text:p>Vogt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Lok Zernsdorf</text:p>
          </table:table-cell>
          <table:table-cell table:style-name="ce32" table:formula="of:=IF([.C195]&gt;=2011;&quot;U9&quot;;IF([.C195]&gt;=2009;&quot;U11&quot;;IF([.C195]&gt;=2007;&quot;U13&quot;;IF([.C195]&gt;=2005;&quot;U15&quot;;&quot;nix da!&quot;))))&amp;&quot; &quot;&amp;[.D195]&amp;&quot; &quot;" office:value-type="string" office:string-value="U13 m " calcext:value-type="string">
            <text:p>U13 m </text:p>
          </table:table-cell>
          <table:table-cell table:style-name="ce32" office:value-type="float" office:value="46.6" calcext:value-type="float">
            <text:p>46,6</text:p>
          </table:table-cell>
          <table:table-cell table:style-name="ce32" table:formula="of:=RANDBETWEEN(28;56)&amp;&quot;,&quot;&amp;RANDBETWEEN(1;9)" office:value-type="string" office:string-value="38,9" calcext:value-type="string">
            <text:p>38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lene</text:p>
          </table:table-cell>
          <table:table-cell table:style-name="ce32" office:value-type="string" calcext:value-type="string">
            <text:p>Voigt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TSG Lübbenau 63. e.V</text:p>
          </table:table-cell>
          <table:table-cell table:style-name="ce32" table:formula="of:=IF([.C196]&gt;=2011;&quot;U9&quot;;IF([.C196]&gt;=2009;&quot;U11&quot;;IF([.C196]&gt;=2007;&quot;U13&quot;;IF([.C196]&gt;=2005;&quot;U15&quot;;&quot;nix da!&quot;))))&amp;&quot; &quot;&amp;[.D196]&amp;&quot; &quot;" office:value-type="string" office:string-value="U11 w " calcext:value-type="string">
            <text:p>U11 w </text:p>
          </table:table-cell>
          <table:table-cell table:style-name="ce32" office:value-type="float" office:value="36.7" calcext:value-type="float">
            <text:p>36,7</text:p>
          </table:table-cell>
          <table:table-cell table:style-name="ce32" table:formula="of:=RANDBETWEEN(24.1;49.9)&amp;&quot;,&quot;&amp;RANDBETWEEN(1;9)" office:value-type="string" office:string-value="32,4" calcext:value-type="string">
            <text:p>32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Cornelia</text:p>
          </table:table-cell>
          <table:table-cell table:style-name="ce32" office:value-type="string" calcext:value-type="string">
            <text:p>Voß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RSV Eintracht</text:p>
          </table:table-cell>
          <table:table-cell table:style-name="ce32" table:formula="of:=IF([.C197]&gt;=2011;&quot;U9&quot;;IF([.C197]&gt;=2009;&quot;U11&quot;;IF([.C197]&gt;=2007;&quot;U13&quot;;IF([.C197]&gt;=2005;&quot;U15&quot;;&quot;nix da!&quot;))))&amp;&quot; &quot;&amp;[.D197]&amp;&quot; &quot;" office:value-type="string" office:string-value="U9 w " calcext:value-type="string">
            <text:p>U9 w </text:p>
          </table:table-cell>
          <table:table-cell table:style-name="ce4" office:value-type="float" office:value="27.6" calcext:value-type="float">
            <text:p>27,6</text:p>
          </table:table-cell>
          <table:table-cell table:style-name="ce32" table:formula="of:=RANDBETWEEN(18;38)&amp;&quot;,&quot;&amp;RANDBETWEEN(1;9)" office:value-type="string" office:string-value="19,8" calcext:value-type="string">
            <text:p>19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Katharina</text:p>
          </table:table-cell>
          <table:table-cell table:style-name="ce32" office:value-type="string" calcext:value-type="string">
            <text:p>Wagner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SV Cottbus</text:p>
          </table:table-cell>
          <table:table-cell table:style-name="ce32" table:formula="of:=IF([.C198]&gt;=2011;&quot;U9&quot;;IF([.C198]&gt;=2009;&quot;U11&quot;;IF([.C198]&gt;=2007;&quot;U13&quot;;IF([.C198]&gt;=2005;&quot;U15&quot;;&quot;nix da!&quot;))))&amp;&quot; &quot;&amp;[.D198]&amp;&quot; &quot;" office:value-type="string" office:string-value="U11 w " calcext:value-type="string">
            <text:p>U11 w </text:p>
          </table:table-cell>
          <table:table-cell table:style-name="ce32" office:value-type="float" office:value="37.6" calcext:value-type="float">
            <text:p>37,6</text:p>
          </table:table-cell>
          <table:table-cell table:style-name="ce32" table:formula="of:=RANDBETWEEN(24.1;49.9)&amp;&quot;,&quot;&amp;RANDBETWEEN(1;9)" office:value-type="string" office:string-value="35,3" calcext:value-type="string">
            <text:p>35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Siegfried</text:p>
          </table:table-cell>
          <table:table-cell table:style-name="ce32" office:value-type="string" calcext:value-type="string">
            <text:p>Walker</text:p>
          </table:table-cell>
          <table:table-cell table:style-name="ce32" office:value-type="float" office:value="2006" calcext:value-type="float">
            <text:p>2006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V Motor Babelsberg</text:p>
          </table:table-cell>
          <table:table-cell table:style-name="ce32" table:formula="of:=IF([.C199]&gt;=2011;&quot;U9&quot;;IF([.C199]&gt;=2009;&quot;U11&quot;;IF([.C199]&gt;=2007;&quot;U13&quot;;IF([.C199]&gt;=2005;&quot;U15&quot;;&quot;nix da!&quot;))))&amp;&quot; &quot;&amp;[.D199]&amp;&quot; &quot;" office:value-type="string" office:string-value="U15 m " calcext:value-type="string">
            <text:p>U15 m </text:p>
          </table:table-cell>
          <table:table-cell table:style-name="ce4" office:value-type="float" office:value="35.7" calcext:value-type="float">
            <text:p>35,7</text:p>
          </table:table-cell>
          <table:table-cell table:style-name="ce32" table:formula="of:=RANDBETWEEN(34;67)&amp;&quot;,&quot;&amp;RANDBETWEEN(1;9)" office:value-type="string" office:string-value="44,8" calcext:value-type="string">
            <text:p>44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lis</text:p>
          </table:table-cell>
          <table:table-cell table:style-name="ce32" office:value-type="string" calcext:value-type="string">
            <text:p>Walt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RSV Eintracht</text:p>
          </table:table-cell>
          <table:table-cell table:style-name="ce32" table:formula="of:=IF([.C200]&gt;=2011;&quot;U9&quot;;IF([.C200]&gt;=2009;&quot;U11&quot;;IF([.C200]&gt;=2007;&quot;U13&quot;;IF([.C200]&gt;=2005;&quot;U15&quot;;&quot;nix da!&quot;))))&amp;&quot; &quot;&amp;[.D200]&amp;&quot; &quot;" office:value-type="string" office:string-value="U15 w " calcext:value-type="string">
            <text:p>U15 w </text:p>
          </table:table-cell>
          <table:table-cell table:style-name="ce4" office:value-type="float" office:value="42.6" calcext:value-type="float">
            <text:p>42,6</text:p>
          </table:table-cell>
          <table:table-cell table:style-name="ce32" table:formula="of:=RANDBETWEEN(33;64)&amp;&quot;,&quot;&amp;RANDBETWEEN(1;9)" office:value-type="string" office:string-value="44,2" calcext:value-type="string">
            <text:p>44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Carmen</text:p>
          </table:table-cell>
          <table:table-cell table:style-name="ce32" office:value-type="string" calcext:value-type="string">
            <text:p>Walth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Kuzushi Lübben</text:p>
          </table:table-cell>
          <table:table-cell table:style-name="ce32" table:formula="of:=IF([.C201]&gt;=2011;&quot;U9&quot;;IF([.C201]&gt;=2009;&quot;U11&quot;;IF([.C201]&gt;=2007;&quot;U13&quot;;IF([.C201]&gt;=2005;&quot;U15&quot;;&quot;nix da!&quot;))))&amp;&quot; &quot;&amp;[.D201]&amp;&quot; &quot;" office:value-type="string" office:string-value="U15 w " calcext:value-type="string">
            <text:p>U15 w </text:p>
          </table:table-cell>
          <table:table-cell table:style-name="ce4" office:value-type="float" office:value="62.5" calcext:value-type="float">
            <text:p>62,5</text:p>
          </table:table-cell>
          <table:table-cell table:style-name="ce32" table:formula="of:=RANDBETWEEN(33;64)&amp;&quot;,&quot;&amp;RANDBETWEEN(1;9)" office:value-type="string" office:string-value="64,3" calcext:value-type="string">
            <text:p>64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Fabian</text:p>
          </table:table-cell>
          <table:table-cell table:style-name="ce32" office:value-type="string" calcext:value-type="string">
            <text:p>Ward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V Ludwigsfelde e.V.</text:p>
          </table:table-cell>
          <table:table-cell table:style-name="ce32" table:formula="of:=IF([.C202]&gt;=2011;&quot;U9&quot;;IF([.C202]&gt;=2009;&quot;U11&quot;;IF([.C202]&gt;=2007;&quot;U13&quot;;IF([.C202]&gt;=2005;&quot;U15&quot;;&quot;nix da!&quot;))))&amp;&quot; &quot;&amp;[.D202]&amp;&quot; &quot;" office:value-type="string" office:string-value="U9 m " calcext:value-type="string">
            <text:p>U9 m </text:p>
          </table:table-cell>
          <table:table-cell table:style-name="ce4" office:value-type="float" office:value="18.8" calcext:value-type="float">
            <text:p>18,8</text:p>
          </table:table-cell>
          <table:table-cell table:style-name="ce32" table:formula="of:=RANDBETWEEN(18;38)&amp;&quot;,&quot;&amp;RANDBETWEEN(1;9)" office:value-type="string" office:string-value="20,5" calcext:value-type="string">
            <text:p>20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ia</text:p>
          </table:table-cell>
          <table:table-cell table:style-name="ce32" office:value-type="string" calcext:value-type="string">
            <text:p>Weber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IPPON Kirchhain/Finsterwalde</text:p>
          </table:table-cell>
          <table:table-cell table:style-name="ce32" table:formula="of:=IF([.C203]&gt;=2011;&quot;U9&quot;;IF([.C203]&gt;=2009;&quot;U11&quot;;IF([.C203]&gt;=2007;&quot;U13&quot;;IF([.C203]&gt;=2005;&quot;U15&quot;;&quot;nix da!&quot;))))&amp;&quot; &quot;&amp;[.D203]&amp;&quot; &quot;" office:value-type="string" office:string-value="U11 w " calcext:value-type="string">
            <text:p>U11 w </text:p>
          </table:table-cell>
          <table:table-cell table:style-name="ce32" office:value-type="float" office:value="36.9" calcext:value-type="float">
            <text:p>36,9</text:p>
          </table:table-cell>
          <table:table-cell table:style-name="ce32" table:formula="of:=RANDBETWEEN(24.1;49.9)&amp;&quot;,&quot;&amp;RANDBETWEEN(1;9)" office:value-type="string" office:string-value="50,4" calcext:value-type="string">
            <text:p>50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ike</text:p>
          </table:table-cell>
          <table:table-cell table:style-name="ce32" office:value-type="string" calcext:value-type="string">
            <text:p>Weiss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SG Stahl Eisenhüttenstadt</text:p>
          </table:table-cell>
          <table:table-cell table:style-name="ce32" table:formula="of:=IF([.C204]&gt;=2011;&quot;U9&quot;;IF([.C204]&gt;=2009;&quot;U11&quot;;IF([.C204]&gt;=2007;&quot;U13&quot;;IF([.C204]&gt;=2005;&quot;U15&quot;;&quot;nix da!&quot;))))&amp;&quot; &quot;&amp;[.D204]&amp;&quot; &quot;" office:value-type="string" office:string-value="U11 w " calcext:value-type="string">
            <text:p>U11 w </text:p>
          </table:table-cell>
          <table:table-cell table:style-name="ce32" office:value-type="float" office:value="49.1" calcext:value-type="float">
            <text:p>49,1</text:p>
          </table:table-cell>
          <table:table-cell table:style-name="ce32" table:formula="of:=RANDBETWEEN(24.1;49.9)&amp;&quot;,&quot;&amp;RANDBETWEEN(1;9)" office:value-type="string" office:string-value="47,5" calcext:value-type="string">
            <text:p>47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Emily</text:p>
          </table:table-cell>
          <table:table-cell table:style-name="ce32" office:value-type="string" calcext:value-type="string">
            <text:p>Wenzel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Lok Zernsdorf</text:p>
          </table:table-cell>
          <table:table-cell table:style-name="ce32" table:formula="of:=IF([.C205]&gt;=2011;&quot;U9&quot;;IF([.C205]&gt;=2009;&quot;U11&quot;;IF([.C205]&gt;=2007;&quot;U13&quot;;IF([.C205]&gt;=2005;&quot;U15&quot;;&quot;nix da!&quot;))))&amp;&quot; &quot;&amp;[.D205]&amp;&quot; &quot;" office:value-type="string" office:string-value="U11 w " calcext:value-type="string">
            <text:p>U11 w </text:p>
          </table:table-cell>
          <table:table-cell table:style-name="ce32" office:value-type="float" office:value="42.7" calcext:value-type="float">
            <text:p>42,7</text:p>
          </table:table-cell>
          <table:table-cell table:style-name="ce32" table:formula="of:=RANDBETWEEN(24.1;49.9)&amp;&quot;,&quot;&amp;RANDBETWEEN(1;9)" office:value-type="string" office:string-value="41,5" calcext:value-type="string">
            <text:p>41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Ursel</text:p>
          </table:table-cell>
          <table:table-cell table:style-name="ce32" office:value-type="string" calcext:value-type="string">
            <text:p>Werner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C Kyoko Jänschwalde</text:p>
          </table:table-cell>
          <table:table-cell table:style-name="ce32" table:formula="of:=IF([.C206]&gt;=2011;&quot;U9&quot;;IF([.C206]&gt;=2009;&quot;U11&quot;;IF([.C206]&gt;=2007;&quot;U13&quot;;IF([.C206]&gt;=2005;&quot;U15&quot;;&quot;nix da!&quot;))))&amp;&quot; &quot;&amp;[.D206]&amp;&quot; &quot;" office:value-type="string" office:string-value="U9 w " calcext:value-type="string">
            <text:p>U9 w </text:p>
          </table:table-cell>
          <table:table-cell table:style-name="ce4" office:value-type="float" office:value="30.8" calcext:value-type="float">
            <text:p>30,8</text:p>
          </table:table-cell>
          <table:table-cell table:style-name="ce32" table:formula="of:=RANDBETWEEN(18;38)&amp;&quot;,&quot;&amp;RANDBETWEEN(1;9)" office:value-type="string" office:string-value="29,7" calcext:value-type="string">
            <text:p>29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olger</text:p>
          </table:table-cell>
          <table:table-cell table:style-name="ce32" office:value-type="string" calcext:value-type="string">
            <text:p>Wilhelm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SV Rammenau</text:p>
          </table:table-cell>
          <table:table-cell table:style-name="ce32" table:formula="of:=IF([.C207]&gt;=2011;&quot;U9&quot;;IF([.C207]&gt;=2009;&quot;U11&quot;;IF([.C207]&gt;=2007;&quot;U13&quot;;IF([.C207]&gt;=2005;&quot;U15&quot;;&quot;nix da!&quot;))))&amp;&quot; &quot;&amp;[.D207]&amp;&quot; &quot;" office:value-type="string" office:string-value="U9 m " calcext:value-type="string">
            <text:p>U9 m </text:p>
          </table:table-cell>
          <table:table-cell table:style-name="ce4" office:value-type="float" office:value="27.7" calcext:value-type="float">
            <text:p>27,7</text:p>
          </table:table-cell>
          <table:table-cell table:style-name="ce32" table:formula="of:=RANDBETWEEN(18;38)&amp;&quot;,&quot;&amp;RANDBETWEEN(1;9)" office:value-type="string" office:string-value="24,1" calcext:value-type="string">
            <text:p>24,1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tteo</text:p>
          </table:table-cell>
          <table:table-cell table:style-name="ce32" office:value-type="string" calcext:value-type="string">
            <text:p>Williams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TJ Sokol Praha Vršovice</text:p>
          </table:table-cell>
          <table:table-cell table:style-name="ce32" table:formula="of:=IF([.C208]&gt;=2011;&quot;U9&quot;;IF([.C208]&gt;=2009;&quot;U11&quot;;IF([.C208]&gt;=2007;&quot;U13&quot;;IF([.C208]&gt;=2005;&quot;U15&quot;;&quot;nix da!&quot;))))&amp;&quot; &quot;&amp;[.D208]&amp;&quot; &quot;" office:value-type="string" office:string-value="U9 m " calcext:value-type="string">
            <text:p>U9 m </text:p>
          </table:table-cell>
          <table:table-cell table:style-name="ce4" office:value-type="float" office:value="20.6" calcext:value-type="float">
            <text:p>20,6</text:p>
          </table:table-cell>
          <table:table-cell table:style-name="ce32" table:formula="of:=RANDBETWEEN(18;38)&amp;&quot;,&quot;&amp;RANDBETWEEN(1;9)" office:value-type="string" office:string-value="28,5" calcext:value-type="string">
            <text:p>28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Heidi</text:p>
          </table:table-cell>
          <table:table-cell table:style-name="ce32" office:value-type="string" calcext:value-type="string">
            <text:p>Wilson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Senftenberg</text:p>
          </table:table-cell>
          <table:table-cell table:style-name="ce32" table:formula="of:=IF([.C209]&gt;=2011;&quot;U9&quot;;IF([.C209]&gt;=2009;&quot;U11&quot;;IF([.C209]&gt;=2007;&quot;U13&quot;;IF([.C209]&gt;=2005;&quot;U15&quot;;&quot;nix da!&quot;))))&amp;&quot; &quot;&amp;[.D209]&amp;&quot; &quot;" office:value-type="string" office:string-value="U11 w " calcext:value-type="string">
            <text:p>U11 w </text:p>
          </table:table-cell>
          <table:table-cell table:style-name="ce32" office:value-type="float" office:value="39.1" calcext:value-type="float">
            <text:p>39,1</text:p>
          </table:table-cell>
          <table:table-cell table:style-name="ce32" table:formula="of:=RANDBETWEEN(24.1;49.9)&amp;&quot;,&quot;&amp;RANDBETWEEN(1;9)" office:value-type="string" office:string-value="32,2" calcext:value-type="string">
            <text:p>32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ngela</text:p>
          </table:table-cell>
          <table:table-cell table:style-name="ce32" office:value-type="string" calcext:value-type="string">
            <text:p>Winkler</text:p>
          </table:table-cell>
          <table:table-cell table:style-name="ce32" office:value-type="float" office:value="2009" calcext:value-type="float">
            <text:p>2009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RSV Eintracht</text:p>
          </table:table-cell>
          <table:table-cell table:style-name="ce32" table:formula="of:=IF([.C210]&gt;=2011;&quot;U9&quot;;IF([.C210]&gt;=2009;&quot;U11&quot;;IF([.C210]&gt;=2007;&quot;U13&quot;;IF([.C210]&gt;=2005;&quot;U15&quot;;&quot;nix da!&quot;))))&amp;&quot; &quot;&amp;[.D210]&amp;&quot; &quot;" office:value-type="string" office:string-value="U11 w " calcext:value-type="string">
            <text:p>U11 w </text:p>
          </table:table-cell>
          <table:table-cell table:style-name="ce32" office:value-type="float" office:value="42.9" calcext:value-type="float">
            <text:p>42,9</text:p>
          </table:table-cell>
          <table:table-cell table:style-name="ce32" table:formula="of:=RANDBETWEEN(24.1;49.9)&amp;&quot;,&quot;&amp;RANDBETWEEN(1;9)" office:value-type="string" office:string-value="31,8" calcext:value-type="string">
            <text:p>31,8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Beate</text:p>
          </table:table-cell>
          <table:table-cell table:style-name="ce32" office:value-type="string" calcext:value-type="string">
            <text:p>Winter</text:p>
          </table:table-cell>
          <table:table-cell table:style-name="ce32" office:value-type="float" office:value="2007" calcext:value-type="float">
            <text:p>2007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lau-Weiß Vetschau</text:p>
          </table:table-cell>
          <table:table-cell table:style-name="ce32" table:formula="of:=IF([.C211]&gt;=2011;&quot;U9&quot;;IF([.C211]&gt;=2009;&quot;U11&quot;;IF([.C211]&gt;=2007;&quot;U13&quot;;IF([.C211]&gt;=2005;&quot;U15&quot;;&quot;nix da!&quot;))))&amp;&quot; &quot;&amp;[.D211]&amp;&quot; &quot;" office:value-type="string" office:string-value="U13 w " calcext:value-type="string">
            <text:p>U13 w </text:p>
          </table:table-cell>
          <table:table-cell table:style-name="ce32" office:value-type="float" office:value="34.1" calcext:value-type="float">
            <text:p>34,1</text:p>
          </table:table-cell>
          <table:table-cell table:style-name="ce32" table:formula="of:=RANDBETWEEN(28;56)&amp;&quot;,&quot;&amp;RANDBETWEEN(1;9)" office:value-type="string" office:string-value="32,9" calcext:value-type="string">
            <text:p>32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Ida</text:p>
          </table:table-cell>
          <table:table-cell table:style-name="ce32" office:value-type="string" calcext:value-type="string">
            <text:p>Witt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PSV Kamenz</text:p>
          </table:table-cell>
          <table:table-cell table:style-name="ce32" table:formula="of:=IF([.C212]&gt;=2011;&quot;U9&quot;;IF([.C212]&gt;=2009;&quot;U11&quot;;IF([.C212]&gt;=2007;&quot;U13&quot;;IF([.C212]&gt;=2005;&quot;U15&quot;;&quot;nix da!&quot;))))&amp;&quot; &quot;&amp;[.D212]&amp;&quot; &quot;" office:value-type="string" office:string-value="U15 w " calcext:value-type="string">
            <text:p>U15 w </text:p>
          </table:table-cell>
          <table:table-cell table:style-name="ce4" office:value-type="float" office:value="40.2" calcext:value-type="float">
            <text:p>40,2</text:p>
          </table:table-cell>
          <table:table-cell table:style-name="ce32" table:formula="of:=RANDBETWEEN(33;64)&amp;&quot;,&quot;&amp;RANDBETWEEN(1;9)" office:value-type="string" office:string-value="47,7" calcext:value-type="string">
            <text:p>47,7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Amalia</text:p>
          </table:table-cell>
          <table:table-cell table:style-name="ce32" office:value-type="string" calcext:value-type="string">
            <text:p>Wolf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Charis 02 Berlin</text:p>
          </table:table-cell>
          <table:table-cell table:style-name="ce32" table:formula="of:=IF([.C213]&gt;=2011;&quot;U9&quot;;IF([.C213]&gt;=2009;&quot;U11&quot;;IF([.C213]&gt;=2007;&quot;U13&quot;;IF([.C213]&gt;=2005;&quot;U15&quot;;&quot;nix da!&quot;))))&amp;&quot; &quot;&amp;[.D213]&amp;&quot; &quot;" office:value-type="string" office:string-value="U15 w " calcext:value-type="string">
            <text:p>U15 w </text:p>
          </table:table-cell>
          <table:table-cell table:style-name="ce4" office:value-type="float" office:value="63.3" calcext:value-type="float">
            <text:p>63,3</text:p>
          </table:table-cell>
          <table:table-cell table:style-name="ce32" table:formula="of:=RANDBETWEEN(33;64)&amp;&quot;,&quot;&amp;RANDBETWEEN(1;9)" office:value-type="string" office:string-value="56,9" calcext:value-type="string">
            <text:p>56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Marie</text:p>
          </table:table-cell>
          <table:table-cell table:style-name="ce32" office:value-type="string" calcext:value-type="string">
            <text:p>Wolff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C Lotos Berlin</text:p>
          </table:table-cell>
          <table:table-cell table:style-name="ce32" table:formula="of:=IF([.C214]&gt;=2011;&quot;U9&quot;;IF([.C214]&gt;=2009;&quot;U11&quot;;IF([.C214]&gt;=2007;&quot;U13&quot;;IF([.C214]&gt;=2005;&quot;U15&quot;;&quot;nix da!&quot;))))&amp;&quot; &quot;&amp;[.D214]&amp;&quot; &quot;" office:value-type="string" office:string-value="U9 w " calcext:value-type="string">
            <text:p>U9 w </text:p>
          </table:table-cell>
          <table:table-cell table:style-name="ce4" office:value-type="float" office:value="23.9" calcext:value-type="float">
            <text:p>23,9</text:p>
          </table:table-cell>
          <table:table-cell table:style-name="ce32" table:formula="of:=RANDBETWEEN(18;38)&amp;&quot;,&quot;&amp;RANDBETWEEN(1;9)" office:value-type="string" office:string-value="21,5" calcext:value-type="string">
            <text:p>21,5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utz</text:p>
          </table:table-cell>
          <table:table-cell table:style-name="ce32" office:value-type="string" calcext:value-type="string">
            <text:p>Wood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SV Motor Babelsberg</text:p>
          </table:table-cell>
          <table:table-cell table:style-name="ce32" table:formula="of:=IF([.C215]&gt;=2011;&quot;U9&quot;;IF([.C215]&gt;=2009;&quot;U11&quot;;IF([.C215]&gt;=2007;&quot;U13&quot;;IF([.C215]&gt;=2005;&quot;U15&quot;;&quot;nix da!&quot;))))&amp;&quot; &quot;&amp;[.D215]&amp;&quot; &quot;" office:value-type="string" office:string-value="U9 m " calcext:value-type="string">
            <text:p>U9 m </text:p>
          </table:table-cell>
          <table:table-cell table:style-name="ce4" office:value-type="float" office:value="37.8" calcext:value-type="float">
            <text:p>37,8</text:p>
          </table:table-cell>
          <table:table-cell table:style-name="ce32" table:formula="of:=RANDBETWEEN(18;38)&amp;&quot;,&quot;&amp;RANDBETWEEN(1;9)" office:value-type="string" office:string-value="33,4" calcext:value-type="string">
            <text:p>33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Julia</text:p>
          </table:table-cell>
          <table:table-cell table:style-name="ce32" office:value-type="string" calcext:value-type="string">
            <text:p>Wright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SG Humboldt Berlin</text:p>
          </table:table-cell>
          <table:table-cell table:style-name="ce32" table:formula="of:=IF([.C216]&gt;=2011;&quot;U9&quot;;IF([.C216]&gt;=2009;&quot;U11&quot;;IF([.C216]&gt;=2007;&quot;U13&quot;;IF([.C216]&gt;=2005;&quot;U15&quot;;&quot;nix da!&quot;))))&amp;&quot; &quot;&amp;[.D216]&amp;&quot; &quot;" office:value-type="string" office:string-value="U9 w " calcext:value-type="string">
            <text:p>U9 w </text:p>
          </table:table-cell>
          <table:table-cell table:style-name="ce4" office:value-type="float" office:value="31.5" calcext:value-type="float">
            <text:p>31,5</text:p>
          </table:table-cell>
          <table:table-cell table:style-name="ce32" table:formula="of:=RANDBETWEEN(18;38)&amp;&quot;,&quot;&amp;RANDBETWEEN(1;9)" office:value-type="string" office:string-value="27,3" calcext:value-type="string">
            <text:p>27,3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Finn</text:p>
          </table:table-cell>
          <table:table-cell table:style-name="ce32" office:value-type="string" calcext:value-type="string">
            <text:p>Young</text:p>
          </table:table-cell>
          <table:table-cell table:style-name="ce32" office:value-type="float" office:value="2008" calcext:value-type="float">
            <text:p>2008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JSV Rammenau</text:p>
          </table:table-cell>
          <table:table-cell table:style-name="ce32" table:formula="of:=IF([.C217]&gt;=2011;&quot;U9&quot;;IF([.C217]&gt;=2009;&quot;U11&quot;;IF([.C217]&gt;=2007;&quot;U13&quot;;IF([.C217]&gt;=2005;&quot;U15&quot;;&quot;nix da!&quot;))))&amp;&quot; &quot;&amp;[.D217]&amp;&quot; &quot;" office:value-type="string" office:string-value="U13 m " calcext:value-type="string">
            <text:p>U13 m </text:p>
          </table:table-cell>
          <table:table-cell table:style-name="ce32" office:value-type="float" office:value="32.3" calcext:value-type="float">
            <text:p>32,3</text:p>
          </table:table-cell>
          <table:table-cell table:style-name="ce32" table:formula="of:=RANDBETWEEN(28;56)&amp;&quot;,&quot;&amp;RANDBETWEEN(1;9)" office:value-type="string" office:string-value="40,2" calcext:value-type="string">
            <text:p>40,2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Lia</text:p>
          </table:table-cell>
          <table:table-cell table:style-name="ce32" office:value-type="string" calcext:value-type="string">
            <text:p>Ziegl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udoverein Lauchhammer</text:p>
          </table:table-cell>
          <table:table-cell table:style-name="ce32" table:formula="of:=IF([.C218]&gt;=2011;&quot;U9&quot;;IF([.C218]&gt;=2009;&quot;U11&quot;;IF([.C218]&gt;=2007;&quot;U13&quot;;IF([.C218]&gt;=2005;&quot;U15&quot;;&quot;nix da!&quot;))))&amp;&quot; &quot;&amp;[.D218]&amp;&quot; &quot;" office:value-type="string" office:string-value="U15 w " calcext:value-type="string">
            <text:p>U15 w </text:p>
          </table:table-cell>
          <table:table-cell table:style-name="ce4" office:value-type="float" office:value="38.9" calcext:value-type="float">
            <text:p>38,9</text:p>
          </table:table-cell>
          <table:table-cell table:style-name="ce32" table:formula="of:=RANDBETWEEN(33;64)&amp;&quot;,&quot;&amp;RANDBETWEEN(1;9)" office:value-type="string" office:string-value="35,6" calcext:value-type="string">
            <text:p>35,6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Christine</text:p>
          </table:table-cell>
          <table:table-cell table:style-name="ce32" office:value-type="string" calcext:value-type="string">
            <text:p>Zimmer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JC Großräschen</text:p>
          </table:table-cell>
          <table:table-cell table:style-name="ce32" table:formula="of:=IF([.C219]&gt;=2011;&quot;U9&quot;;IF([.C219]&gt;=2009;&quot;U11&quot;;IF([.C219]&gt;=2007;&quot;U13&quot;;IF([.C219]&gt;=2005;&quot;U15&quot;;&quot;nix da!&quot;))))&amp;&quot; &quot;&amp;[.D219]&amp;&quot; &quot;" office:value-type="string" office:string-value="U11 w " calcext:value-type="string">
            <text:p>U11 w </text:p>
          </table:table-cell>
          <table:table-cell table:style-name="ce32" office:value-type="float" office:value="36.1" calcext:value-type="float">
            <text:p>36,1</text:p>
          </table:table-cell>
          <table:table-cell table:style-name="ce32" table:formula="of:=RANDBETWEEN(24.1;49.9)&amp;&quot;,&quot;&amp;RANDBETWEEN(1;9)" office:value-type="string" office:string-value="41,4" calcext:value-type="string">
            <text:p>41,4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>
          <table:table-cell table:style-name="ce32" office:value-type="string" calcext:value-type="string">
            <text:p>Gerlinde</text:p>
          </table:table-cell>
          <table:table-cell table:style-name="ce32" office:value-type="string" calcext:value-type="string">
            <text:p>Zimmermann</text:p>
          </table:table-cell>
          <table:table-cell table:style-name="ce32" office:value-type="float" office:value="2010" calcext:value-type="float">
            <text:p>2010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RSV Eintracht</text:p>
          </table:table-cell>
          <table:table-cell table:style-name="ce32" table:formula="of:=IF([.C220]&gt;=2011;&quot;U9&quot;;IF([.C220]&gt;=2009;&quot;U11&quot;;IF([.C220]&gt;=2007;&quot;U13&quot;;IF([.C220]&gt;=2005;&quot;U15&quot;;&quot;nix da!&quot;))))&amp;&quot; &quot;&amp;[.D220]&amp;&quot; &quot;" office:value-type="string" office:string-value="U11 w " calcext:value-type="string">
            <text:p>U11 w </text:p>
          </table:table-cell>
          <table:table-cell table:style-name="ce32" office:value-type="float" office:value="38.6" calcext:value-type="float">
            <text:p>38,6</text:p>
          </table:table-cell>
          <table:table-cell table:style-name="ce32" table:formula="of:=RANDBETWEEN(24.1;49.9)&amp;&quot;,&quot;&amp;RANDBETWEEN(1;9)" office:value-type="string" office:string-value="29,9" calcext:value-type="string">
            <text:p>29,9</text:p>
          </table:table-cell>
          <table:table-cell table:style-name="ce8"/>
          <table:table-cell table:style-name="ce40"/>
          <table:table-cell table:number-columns-repeated="54"/>
        </table:table-row>
        <table:table-row table:style-name="ro2" table:number-rows-repeated="10483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elle2" table:style-name="ta1">
        <table:table-column table:style-name="co11" table:default-cell-style-name="ce33"/>
        <table:table-column table:style-name="co12" table:default-cell-style-name="ce40"/>
        <table:table-column table:style-name="co13" table:default-cell-style-name="ce40"/>
        <table:table-column table:style-name="co10" table:number-columns-repeated="61" table:default-cell-style-name="Default"/>
        <table:table-row table:style-name="ro3">
          <table:table-cell table:style-name="ce71" office:value-type="string" calcext:value-type="string">
            <text:p>Geb.Jahr</text:p>
          </table:table-cell>
          <table:table-cell table:style-name="ce73" office:value-type="string" calcext:value-type="string">
            <text:p>Alter</text:p>
          </table:table-cell>
          <table:table-cell table:style-name="ce73" office:value-type="string" calcext:value-type="string">
            <text:p>Altersklasse</text:p>
          </table:table-cell>
          <table:table-cell table:style-name="ce76" table:number-columns-repeated="61"/>
        </table:table-row>
        <table:table-row table:style-name="ro4">
          <table:table-cell table:style-name="ce72" office:value-type="float" office:value="2005" calcext:value-type="float">
            <text:p>2005</text:p>
          </table:table-cell>
          <table:table-cell table:style-name="ce74" table:formula="of:=YEAR(TODAY())-[.A2]" office:value-type="float" office:value="14" calcext:value-type="float">
            <text:p>14</text:p>
          </table:table-cell>
          <table:table-cell table:style-name="ce74" office:value-type="string" calcext:value-type="string">
            <text:p>U15</text:p>
          </table:table-cell>
          <table:table-cell table:style-name="ce77" table:number-columns-repeated="61"/>
        </table:table-row>
        <table:table-row table:style-name="ro4">
          <table:table-cell table:style-name="ce72" office:value-type="float" office:value="2006" calcext:value-type="float">
            <text:p>2006</text:p>
          </table:table-cell>
          <table:table-cell table:style-name="ce74" table:formula="of:=YEAR(TODAY())-[.A3]" office:value-type="float" office:value="13" calcext:value-type="float">
            <text:p>13</text:p>
          </table:table-cell>
          <table:table-cell table:style-name="ce74" office:value-type="string" calcext:value-type="string">
            <text:p>U15</text:p>
          </table:table-cell>
          <table:table-cell table:style-name="ce77" table:number-columns-repeated="61"/>
        </table:table-row>
        <table:table-row table:style-name="ro4">
          <table:table-cell table:style-name="ce72"/>
          <table:table-cell table:style-name="ce74" table:number-columns-repeated="2"/>
          <table:table-cell table:style-name="ce77" table:number-columns-repeated="61"/>
        </table:table-row>
        <table:table-row table:style-name="ro4">
          <table:table-cell table:style-name="ce72" office:value-type="float" office:value="2007" calcext:value-type="float">
            <text:p>2007</text:p>
          </table:table-cell>
          <table:table-cell table:style-name="ce74" table:formula="of:=YEAR(TODAY())-[.A5]" office:value-type="float" office:value="12" calcext:value-type="float">
            <text:p>12</text:p>
          </table:table-cell>
          <table:table-cell table:style-name="ce74" office:value-type="string" calcext:value-type="string">
            <text:p>U13</text:p>
          </table:table-cell>
          <table:table-cell table:style-name="ce77" table:number-columns-repeated="61"/>
        </table:table-row>
        <table:table-row table:style-name="ro4">
          <table:table-cell table:style-name="ce72" office:value-type="float" office:value="2008" calcext:value-type="float">
            <text:p>2008</text:p>
          </table:table-cell>
          <table:table-cell table:style-name="ce74" table:formula="of:=YEAR(TODAY())-[.A6]" office:value-type="float" office:value="11" calcext:value-type="float">
            <text:p>11</text:p>
          </table:table-cell>
          <table:table-cell table:style-name="ce74" office:value-type="string" calcext:value-type="string">
            <text:p>U13</text:p>
          </table:table-cell>
          <table:table-cell table:style-name="ce77" table:number-columns-repeated="61"/>
        </table:table-row>
        <table:table-row table:style-name="ro4">
          <table:table-cell table:style-name="ce72"/>
          <table:table-cell table:style-name="ce74" table:number-columns-repeated="2"/>
          <table:table-cell table:style-name="ce77" table:number-columns-repeated="61"/>
        </table:table-row>
        <table:table-row table:style-name="ro4">
          <table:table-cell table:style-name="ce72" office:value-type="float" office:value="2009" calcext:value-type="float">
            <text:p>2009</text:p>
          </table:table-cell>
          <table:table-cell table:style-name="ce74" table:formula="of:=YEAR(TODAY())-[.A8]" office:value-type="float" office:value="10" calcext:value-type="float">
            <text:p>10</text:p>
          </table:table-cell>
          <table:table-cell table:style-name="ce74" office:value-type="string" calcext:value-type="string">
            <text:p>U11</text:p>
          </table:table-cell>
          <table:table-cell table:style-name="ce77" table:number-columns-repeated="61"/>
        </table:table-row>
        <table:table-row table:style-name="ro4">
          <table:table-cell table:style-name="ce72" office:value-type="float" office:value="2010" calcext:value-type="float">
            <text:p>2010</text:p>
          </table:table-cell>
          <table:table-cell table:style-name="ce74" table:formula="of:=YEAR(TODAY())-[.A9]" office:value-type="float" office:value="9" calcext:value-type="float">
            <text:p>9</text:p>
          </table:table-cell>
          <table:table-cell table:style-name="ce74" office:value-type="string" calcext:value-type="string">
            <text:p>U11</text:p>
          </table:table-cell>
          <table:table-cell table:style-name="ce77" table:number-columns-repeated="61"/>
        </table:table-row>
        <table:table-row table:style-name="ro4">
          <table:table-cell table:style-name="ce72"/>
          <table:table-cell table:style-name="ce74" table:number-columns-repeated="2"/>
          <table:table-cell table:style-name="ce77" table:number-columns-repeated="61"/>
        </table:table-row>
        <table:table-row table:style-name="ro4">
          <table:table-cell table:style-name="ce72" office:value-type="float" office:value="2011" calcext:value-type="float">
            <text:p>2011</text:p>
          </table:table-cell>
          <table:table-cell table:style-name="ce74" table:formula="of:=YEAR(TODAY())-[.A11]" office:value-type="float" office:value="8" calcext:value-type="float">
            <text:p>8</text:p>
          </table:table-cell>
          <table:table-cell table:style-name="ce74" office:value-type="string" calcext:value-type="string">
            <text:p>U9</text:p>
          </table:table-cell>
          <table:table-cell table:style-name="ce77" table:number-columns-repeated="61"/>
        </table:table-row>
        <table:table-row table:style-name="ro4">
          <table:table-cell table:style-name="ce72" office:value-type="float" office:value="2012" calcext:value-type="float">
            <text:p>2012</text:p>
          </table:table-cell>
          <table:table-cell table:style-name="ce74" table:formula="of:=YEAR(TODAY())-[.A12]" office:value-type="float" office:value="7" calcext:value-type="float">
            <text:p>7</text:p>
          </table:table-cell>
          <table:table-cell table:style-name="ce74" office:value-type="string" calcext:value-type="string">
            <text:p>U9</text:p>
          </table:table-cell>
          <table:table-cell table:style-name="ce77" table:number-columns-repeated="61"/>
        </table:table-row>
        <table:table-row table:style-name="ro4">
          <table:table-cell table:style-name="ce72" office:value-type="float" office:value="2013" calcext:value-type="float">
            <text:p>2013</text:p>
          </table:table-cell>
          <table:table-cell table:style-name="ce74" table:formula="of:=YEAR(TODAY())-[.A13]" office:value-type="float" office:value="6" calcext:value-type="float">
            <text:p>6</text:p>
          </table:table-cell>
          <table:table-cell table:style-name="ce74" office:value-type="string" calcext:value-type="string">
            <text:p>U9</text:p>
          </table:table-cell>
          <table:table-cell table:style-name="ce77" table:number-columns-repeated="61"/>
        </table:table-row>
        <table:table-row table:style-name="ro2">
          <table:table-cell table:style-name="ce32"/>
          <table:table-cell table:style-name="ce75" table:number-columns-repeated="2"/>
          <table:table-cell table:number-columns-repeated="61"/>
        </table:table-row>
        <table:table-row table:style-name="ro2" table:number-rows-repeated="8">
          <table:table-cell table:number-columns-repeated="64"/>
        </table:table-row>
        <table:table-row table:style-name="ro2" table:number-rows-repeated="10">
          <table:table-cell table:style-name="Default" table:number-columns-repeated="3"/>
          <table:table-cell table:number-columns-repeated="61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Tabelle1.A1:Tabelle1.H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</number:date-style>
    <number:number-style style:name="N113P0" style:volatile="true">
      <number:number number:decimal-places="0" loext:min-decimal-places="0" number:min-integer-digits="1" number:grouping="true"/>
      <number:text> zł</number:text>
    </number:number-style>
    <number:number-style style:name="N113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zł</number:text>
    </number:number-style>
    <number:number-style style:name="N116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 number:title="User-defined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.00.0000</text:date>, <text:time style:data-style-name="N2" text:time-value="00:22:59.123866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5T22:43:12.831992692</meta:creation-date>
    <dc:date>2019-11-15T00:25:59.945415972</dc:date>
    <meta:editing-duration>PT2H25M1S</meta:editing-duration>
    <meta:editing-cycles>33</meta:editing-cycles>
    <meta:generator>LibreOffice/6.3.3.2.0$Linux_X86_64 LibreOffice_project/30$Build-2</meta:generator>
    <meta:document-statistic meta:table-count="2" meta:cell-count="1793" meta:object-count="0"/>
  </office:meta>
</office:document-meta>
</file>